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17" style:family="table">
      <style:table-properties style:width="4.5in" table:align="margins"/>
    </style:style>
    <style:style style:name="Table117.A" style:family="table-column">
      <style:table-column-properties style:column-width="4.5in" style:rel-column-width="65535*"/>
    </style:style>
    <style:style style:name="Table11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2.9167in" fo:margin-left="0.816in" fo:margin-right="0.7674in" table:align="margins"/>
    </style:style>
    <style:style style:name="Table5.A" style:family="table-column">
      <style:table-column-properties style:column-width="1.4382in" style:rel-column-width="32314*"/>
    </style:style>
    <style:style style:name="Table5.B" style:family="table-column">
      <style:table-column-properties style:column-width="1.4785in" style:rel-column-width="3322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2.9167in" fo:margin-left="0.816in" fo:margin-right="0.7674in" table:align="margins"/>
    </style:style>
    <style:style style:name="Table7.A" style:family="table-column">
      <style:table-column-properties style:column-width="1.4382in" style:rel-column-width="32314*"/>
    </style:style>
    <style:style style:name="Table7.B" style:family="table-column">
      <style:table-column-properties style:column-width="1.4785in" style:rel-column-width="332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4" style:family="table">
      <style:table-properties style:width="2.9167in" fo:margin-left="0.816in" fo:margin-right="0.7674in" table:align="margins"/>
    </style:style>
    <style:style style:name="Table114.A" style:family="table-column">
      <style:table-column-properties style:column-width="1.4382in" style:rel-column-width="32314*"/>
    </style:style>
    <style:style style:name="Table114.B" style:family="table-column">
      <style:table-column-properties style:column-width="1.4785in" style:rel-column-width="33221*"/>
    </style:style>
    <style:style style:name="Table114.A1" style:family="table-cell">
      <style:table-cell-properties fo:padding="0.0382in" fo:border-left="0.05pt solid #000000" fo:border-right="none" fo:border-top="0.05pt solid #000000" fo:border-bottom="0.05pt solid #000000"/>
    </style:style>
    <style:style style:name="Table114.B1" style:family="table-cell">
      <style:table-cell-properties fo:padding="0.0382in" fo:border="0.05pt solid #000000"/>
    </style:style>
    <style:style style:name="Table114.A2" style:family="table-cell">
      <style:table-cell-properties fo:padding="0.0382in" fo:border-left="0.05pt solid #000000" fo:border-right="none" fo:border-top="none" fo:border-bottom="0.05pt solid #000000"/>
    </style:style>
    <style:style style:name="Table114.B2" style:family="table-cell">
      <style:table-cell-properties fo:padding="0.0382in" fo:border-left="0.05pt solid #000000" fo:border-right="0.05pt solid #000000" fo:border-top="none" fo:border-bottom="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1" style:family="table-row">
      <style:table-row-properties style:min-row-height="1.5417in"/>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5" style:family="table">
      <style:table-properties style:width="4.5in" table:align="margins"/>
    </style:style>
    <style:style style:name="Table115.A" style:family="table-column">
      <style:table-column-properties style:column-width="4.5in" style:rel-column-width="65535*"/>
    </style:style>
    <style:style style:name="Table115.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116" style:family="table">
      <style:table-properties style:width="4.5in" table:align="margins"/>
    </style:style>
    <style:style style:name="Table116.A" style:family="table-column">
      <style:table-column-properties style:column-width="4.5in" style:rel-column-width="65535*"/>
    </style:style>
    <style:style style:name="Table116.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118" style:family="table">
      <style:table-properties style:width="4.9688in" fo:margin-left="0in" fo:margin-right="-0.4688in" table:align="margins"/>
    </style:style>
    <style:style style:name="Table118.A" style:family="table-column">
      <style:table-column-properties style:column-width="4.9688in" style:rel-column-width="65535*"/>
    </style:style>
    <style:style style:name="Table118.1" style:family="table-row">
      <style:table-row-properties style:min-row-height="0.7292in"/>
    </style:style>
    <style:style style:name="Table118.A1" style:family="table-cell">
      <style:table-cell-properties fo:padding="0.0382in" fo:border="0.05pt solid #000000"/>
    </style:style>
    <style:style style:name="Table119" style:family="table">
      <style:table-properties style:width="4.5in" table:align="margins"/>
    </style:style>
    <style:style style:name="Table119.A" style:family="table-column">
      <style:table-column-properties style:column-width="4.5in" style:rel-column-width="65535*"/>
    </style:style>
    <style:style style:name="Table1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69" style:family="table">
      <style:table-properties style:width="2.9167in" fo:margin-left="0.816in" fo:margin-right="0.7674in" table:align="margins"/>
    </style:style>
    <style:style style:name="Table69.A" style:family="table-column">
      <style:table-column-properties style:column-width="1.4382in" style:rel-column-width="32314*"/>
    </style:style>
    <style:style style:name="Table69.B" style:family="table-column">
      <style:table-column-properties style:column-width="1.4785in" style:rel-column-width="33221*"/>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1" style:family="table">
      <style:table-properties style:width="2.9167in" fo:margin-left="0.816in" fo:margin-right="0.7674in" table:align="margins"/>
    </style:style>
    <style:style style:name="Table71.A" style:family="table-column">
      <style:table-column-properties style:column-width="1.4382in" style:rel-column-width="32314*"/>
    </style:style>
    <style:style style:name="Table71.B" style:family="table-column">
      <style:table-column-properties style:column-width="1.4785in" style:rel-column-width="33221*"/>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B2" style:family="table-cell">
      <style:table-cell-properties fo:padding="0.0382in" fo:border-left="0.05pt solid #000000" fo:border-right="0.05pt solid #000000" fo:border-top="none" fo:border-bottom="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7.0417in" fo:margin-left="0in" fo:margin-right="-2.5417in" table:align="margins"/>
    </style:style>
    <style:style style:name="Table17.A" style:family="table-column">
      <style:table-column-properties style:column-width="7.0417in" style:rel-column-width="65535*"/>
    </style:style>
    <style:style style:name="Table17.A1" style:family="table-cell">
      <style:table-cell-properties fo:padding="0.0382in" fo:border="0.05pt solid #000000"/>
    </style:style>
    <style:style style:name="Table33" style:family="table">
      <style:table-properties style:width="6.8646in" fo:margin-left="0in" fo:margin-right="-2.3646in" table:align="margins"/>
    </style:style>
    <style:style style:name="Table33.A" style:family="table-column">
      <style:table-column-properties style:column-width="6.8646in" style:rel-column-width="65535*"/>
    </style:style>
    <style:style style:name="Table33.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120" style:family="table">
      <style:table-properties style:width="4.5in" table:align="margins"/>
    </style:style>
    <style:style style:name="Table120.A" style:family="table-column">
      <style:table-column-properties style:column-width="4.5in" style:rel-column-width="65535*"/>
    </style:style>
    <style:style style:name="Table120.A1" style:family="table-cell">
      <style:table-cell-properties fo:padding="0.0382in" fo:border="0.05pt solid #000000"/>
    </style:style>
    <style:style style:name="Table121" style:family="table">
      <style:table-properties style:width="4.5in" table:align="margins"/>
    </style:style>
    <style:style style:name="Table121.A" style:family="table-column">
      <style:table-column-properties style:column-width="4.5in" style:rel-column-width="65535*"/>
    </style:style>
    <style:style style:name="Table121.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122" style:family="table">
      <style:table-properties style:width="4.5in" table:align="margins"/>
    </style:style>
    <style:style style:name="Table122.A" style:family="table-column">
      <style:table-column-properties style:column-width="4.5in" style:rel-column-width="65535*"/>
    </style:style>
    <style:style style:name="Table122.A1" style:family="table-cell">
      <style:table-cell-properties fo:padding="0.0382in" fo:border="0.05pt solid #000000"/>
    </style:style>
    <style:style style:name="Table123" style:family="table">
      <style:table-properties style:width="4.5in" table:align="margins"/>
    </style:style>
    <style:style style:name="Table123.A" style:family="table-column">
      <style:table-column-properties style:column-width="4.5in" style:rel-column-width="65535*"/>
    </style:style>
    <style:style style:name="Table123.A1" style:family="table-cell">
      <style:table-cell-properties fo:padding="0.0382in" fo:border="0.05pt solid #000000"/>
    </style:style>
    <style:style style:name="Table74" style:family="table">
      <style:table-properties style:width="6.4063in" fo:margin-left="0in" fo:margin-right="-1.9063in" table:align="margins"/>
    </style:style>
    <style:style style:name="Table74.A" style:family="table-column">
      <style:table-column-properties style:column-width="6.4063in" style:rel-column-width="65535*"/>
    </style:style>
    <style:style style:name="Table74.A1" style:family="table-cell">
      <style:table-cell-properties fo:padding="0.0382in" fo:border="0.05pt solid #000000"/>
    </style:style>
    <style:style style:name="Table75" style:family="table">
      <style:table-properties style:width="6.4167in" fo:margin-left="0in" fo:margin-right="-1.9167in" table:align="margins"/>
    </style:style>
    <style:style style:name="Table75.A" style:family="table-column">
      <style:table-column-properties style:column-width="6.4167in" style:rel-column-width="65535*"/>
    </style:style>
    <style:style style:name="Table75.A1" style:family="table-cell">
      <style:table-cell-properties fo:padding="0.0382in" fo:border="0.05pt solid #000000"/>
    </style:style>
    <style:style style:name="Table76" style:family="table">
      <style:table-properties style:width="6.4063in" fo:margin-left="0in" fo:margin-right="-1.9063in" table:align="margins"/>
    </style:style>
    <style:style style:name="Table76.A" style:family="table-column">
      <style:table-column-properties style:column-width="6.4063in" style:rel-column-width="65535*"/>
    </style:style>
    <style:style style:name="Table76.A1" style:family="table-cell">
      <style:table-cell-properties fo:padding="0.0382in" fo:border="0.05pt solid #000000"/>
    </style:style>
    <style:style style:name="Table77" style:family="table">
      <style:table-properties style:width="6.3958in" fo:margin-left="0in" fo:margin-right="-1.8958in" table:align="margins"/>
    </style:style>
    <style:style style:name="Table77.A" style:family="table-column">
      <style:table-column-properties style:column-width="6.3958in" style:rel-column-width="65535*"/>
    </style:style>
    <style:style style:name="Table77.A1" style:family="table-cell">
      <style:table-cell-properties fo:padding="0.0382in" fo:border="0.05pt solid #000000"/>
    </style:style>
    <style:style style:name="Table78" style:family="table">
      <style:table-properties style:width="6.3854in" fo:margin-left="0in" fo:margin-right="-1.8854in" table:align="margins"/>
    </style:style>
    <style:style style:name="Table78.A" style:family="table-column">
      <style:table-column-properties style:column-width="6.3854in" style:rel-column-width="65535*"/>
    </style:style>
    <style:style style:name="Table78.A1" style:family="table-cell">
      <style:table-cell-properties fo:padding="0.0382in" fo:border="0.05pt solid #000000"/>
    </style:style>
    <style:style style:name="Table79" style:family="table">
      <style:table-properties style:width="6.4896in" fo:margin-left="0in" fo:margin-right="-1.9896in" table:align="margins"/>
    </style:style>
    <style:style style:name="Table79.A" style:family="table-column">
      <style:table-column-properties style:column-width="6.4896in" style:rel-column-width="65535*"/>
    </style:style>
    <style:style style:name="Table79.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Table81" style:family="table">
      <style:table-properties style:width="6.4896in" fo:margin-left="0in" fo:margin-right="-1.9896in" table:align="margins"/>
    </style:style>
    <style:style style:name="Table81.A" style:family="table-column">
      <style:table-column-properties style:column-width="6.4896in" style:rel-column-width="65535*"/>
    </style:style>
    <style:style style:name="Table81.A1" style:family="table-cell">
      <style:table-cell-properties fo:padding="0.0382in" fo:border="0.05pt solid #000000"/>
    </style:style>
    <style:style style:name="Table82" style:family="table">
      <style:table-properties style:width="6.4896in" fo:margin-left="0in" fo:margin-right="-1.9896in" table:align="margins"/>
    </style:style>
    <style:style style:name="Table82.A" style:family="table-column">
      <style:table-column-properties style:column-width="6.4896in" style:rel-column-width="65535*"/>
    </style:style>
    <style:style style:name="Table82.A1" style:family="table-cell">
      <style:table-cell-properties fo:padding="0.0382in" fo:border="0.05pt solid #000000"/>
    </style:style>
    <style:style style:name="Table83" style:family="table">
      <style:table-properties style:width="6.4896in" fo:margin-left="0in" fo:margin-right="-1.9896in" table:align="margins"/>
    </style:style>
    <style:style style:name="Table83.A" style:family="table-column">
      <style:table-column-properties style:column-width="6.4896in" style:rel-column-width="65535*"/>
    </style:style>
    <style:style style:name="Table83.A1" style:family="table-cell">
      <style:table-cell-properties fo:padding="0.0382in" fo:border="0.05pt solid #000000"/>
    </style:style>
    <style:style style:name="Table84" style:family="table">
      <style:table-properties style:width="6.5in" fo:margin-left="0in" fo:margin-right="-2in" table:align="margins"/>
    </style:style>
    <style:style style:name="Table84.A" style:family="table-column">
      <style:table-column-properties style:column-width="6.5in" style:rel-column-width="65535*"/>
    </style:style>
    <style:style style:name="Table84.A1" style:family="table-cell">
      <style:table-cell-properties fo:padding="0.0382in" fo:border="0.05pt solid #000000"/>
    </style:style>
    <style:style style:name="Table85" style:family="table">
      <style:table-properties style:width="6.9688in" fo:margin-left="0in" fo:margin-right="-2.4688in" table:align="margins"/>
    </style:style>
    <style:style style:name="Table85.A" style:family="table-column">
      <style:table-column-properties style:column-width="6.9688in" style:rel-column-width="65535*"/>
    </style:style>
    <style:style style:name="Table85.A1" style:family="table-cell">
      <style:table-cell-properties fo:padding="0.0382in" fo:border="0.05pt solid #000000"/>
    </style:style>
    <style:style style:name="Table86" style:family="table">
      <style:table-properties style:width="6.9792in" fo:margin-left="0in" fo:margin-right="-2.4792in" table:align="margins"/>
    </style:style>
    <style:style style:name="Table86.A" style:family="table-column">
      <style:table-column-properties style:column-width="6.9792in" style:rel-column-width="65535*"/>
    </style:style>
    <style:style style:name="Table86.A1" style:family="table-cell">
      <style:table-cell-properties fo:padding="0.0382in" fo:border="0.05pt solid #000000"/>
    </style:style>
    <style:style style:name="Table87" style:family="table">
      <style:table-properties style:width="6.9896in" fo:margin-left="0in" fo:margin-right="-2.4896in" table:align="margins"/>
    </style:style>
    <style:style style:name="Table87.A" style:family="table-column">
      <style:table-column-properties style:column-width="6.9896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5pt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5pt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5pt solid #000000"/>
    </style:style>
    <style:style style:name="Table91" style:family="table">
      <style:table-properties style:width="6.4896in" fo:margin-left="0in" fo:margin-right="-1.9896in" table:align="margins"/>
    </style:style>
    <style:style style:name="Table91.A" style:family="table-column">
      <style:table-column-properties style:column-width="6.4896in" style:rel-column-width="65535*"/>
    </style:style>
    <style:style style:name="Table91.A1" style:family="table-cell">
      <style:table-cell-properties fo:padding="0.0382in" fo:border="0.05pt solid #000000"/>
    </style:style>
    <style:style style:name="Table92" style:family="table">
      <style:table-properties style:width="6.4792in" fo:margin-left="0in" fo:margin-right="-1.9792in" table:align="margins"/>
    </style:style>
    <style:style style:name="Table92.A" style:family="table-column">
      <style:table-column-properties style:column-width="6.4792in" style:rel-column-width="65535*"/>
    </style:style>
    <style:style style:name="Table92.A1" style:family="table-cell">
      <style:table-cell-properties fo:padding="0.0382in" fo:border="0.05pt solid #000000"/>
    </style:style>
    <style:style style:name="Table93" style:family="table">
      <style:table-properties style:width="6.4688in" fo:margin-left="0in" fo:margin-right="-1.9688in" table:align="margins"/>
    </style:style>
    <style:style style:name="Table93.A" style:family="table-column">
      <style:table-column-properties style:column-width="6.4688in" style:rel-column-width="65535*"/>
    </style:style>
    <style:style style:name="Table93.A1" style:family="table-cell">
      <style:table-cell-properties fo:padding="0.0382in" fo:border="0.05pt solid #000000"/>
    </style:style>
    <style:style style:name="Table94" style:family="table">
      <style:table-properties style:width="6.4583in" fo:margin-left="0in" fo:margin-right="-1.9583in" table:align="margins"/>
    </style:style>
    <style:style style:name="Table94.A" style:family="table-column">
      <style:table-column-properties style:column-width="6.4583in" style:rel-column-width="65535*"/>
    </style:style>
    <style:style style:name="Table94.A1" style:family="table-cell">
      <style:table-cell-properties fo:padding="0.0382in" fo:border="0.05pt solid #000000"/>
    </style:style>
    <style:style style:name="Table95" style:family="table">
      <style:table-properties style:width="6.4479in" fo:margin-left="0in" fo:margin-right="-1.9479in" table:align="margins"/>
    </style:style>
    <style:style style:name="Table95.A" style:family="table-column">
      <style:table-column-properties style:column-width="6.4479in" style:rel-column-width="65535*"/>
    </style:style>
    <style:style style:name="Table95.A1" style:family="table-cell">
      <style:table-cell-properties fo:padding="0.0382in" fo:border="0.05pt solid #000000"/>
    </style:style>
    <style:style style:name="Table56" style:family="table">
      <style:table-properties style:width="6.8333in" fo:margin-left="0in" fo:margin-right="-2.3333in" table:align="margins"/>
    </style:style>
    <style:style style:name="Table56.A" style:family="table-column">
      <style:table-column-properties style:column-width="6.8333in" style:rel-column-width="65535*"/>
    </style:style>
    <style:style style:name="Table56.A1" style:family="table-cell">
      <style:table-cell-properties fo:padding="0.0382in" fo:border="0.05pt solid #000000"/>
    </style:style>
    <style:style style:name="Table55" style:family="table">
      <style:table-properties style:width="6.8333in" fo:margin-left="0in" fo:margin-right="-2.3333in" table:align="margins"/>
    </style:style>
    <style:style style:name="Table55.A" style:family="table-column">
      <style:table-column-properties style:column-width="6.8333in" style:rel-column-width="65535*"/>
    </style:style>
    <style:style style:name="Table55.A1" style:family="table-cell">
      <style:table-cell-properties fo:padding="0.0382in" fo:border="0.05pt solid #000000"/>
    </style:style>
    <style:style style:name="Table51" style:family="table">
      <style:table-properties style:width="6.8333in" fo:margin-left="0in" fo:margin-right="-2.3333in" table:align="margins"/>
    </style:style>
    <style:style style:name="Table51.A" style:family="table-column">
      <style:table-column-properties style:column-width="6.8333in" style:rel-column-width="65535*"/>
    </style:style>
    <style:style style:name="Table51.A1" style:family="table-cell">
      <style:table-cell-properties fo:padding="0.0382in" fo:border="0.05pt solid #000000"/>
    </style:style>
    <style:style style:name="Table57" style:family="table">
      <style:table-properties style:width="4.4896in" fo:margin-left="0in" fo:margin-right="0.0104in" table:align="margins"/>
    </style:style>
    <style:style style:name="Table57.A" style:family="table-column">
      <style:table-column-properties style:column-width="4.4896in" style:rel-column-width="65535*"/>
    </style:style>
    <style:style style:name="Table57.A1" style:family="table-cell">
      <style:table-cell-properties fo:padding="0.0382in" fo:border="0.05pt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5pt solid #000000"/>
    </style:style>
    <style:style style:name="Table97" style:family="table">
      <style:table-properties style:width="6.9896in" fo:margin-left="0in" fo:margin-right="-2.4896in" table:align="margins"/>
    </style:style>
    <style:style style:name="Table97.A" style:family="table-column">
      <style:table-column-properties style:column-width="6.9896in" style:rel-column-width="65535*"/>
    </style:style>
    <style:style style:name="Table97.A1" style:family="table-cell">
      <style:table-cell-properties fo:padding="0.0382in" fo:border="0.05pt solid #000000"/>
    </style:style>
    <style:style style:name="Table98" style:family="table">
      <style:table-properties style:width="6.9792in" fo:margin-left="0in" fo:margin-right="-2.4792in" table:align="margins"/>
    </style:style>
    <style:style style:name="Table98.A" style:family="table-column">
      <style:table-column-properties style:column-width="6.9792in" style:rel-column-width="65535*"/>
    </style:style>
    <style:style style:name="Table98.A1" style:family="table-cell">
      <style:table-cell-properties fo:padding="0.0382in" fo:border="0.05pt solid #000000"/>
    </style:style>
    <style:style style:name="Table54" style:family="table">
      <style:table-properties style:width="6.9688in" fo:margin-left="0in" fo:margin-right="-2.4688in" table:align="margins"/>
    </style:style>
    <style:style style:name="Table54.A" style:family="table-column">
      <style:table-column-properties style:column-width="6.9688in" style:rel-column-width="65535*"/>
    </style:style>
    <style:style style:name="Table54.A1" style:family="table-cell">
      <style:table-cell-properties fo:padding="0.0382in" fo:border="0.05pt solid #000000"/>
    </style:style>
    <style:style style:name="Table99" style:family="table">
      <style:table-properties style:width="6.9688in" fo:margin-left="0in" fo:margin-right="-2.4688in" table:align="margins"/>
    </style:style>
    <style:style style:name="Table99.A" style:family="table-column">
      <style:table-column-properties style:column-width="6.9688in" style:rel-column-width="65535*"/>
    </style:style>
    <style:style style:name="Table99.A1" style:family="table-cell">
      <style:table-cell-properties fo:padding="0.0382in" fo:border="0.05pt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5pt solid #000000"/>
    </style:style>
    <style:style style:name="Table103" style:family="table">
      <style:table-properties style:width="6.9688in" fo:margin-left="0in" fo:margin-right="-2.4688in" table:align="margins"/>
    </style:style>
    <style:style style:name="Table103.A" style:family="table-column">
      <style:table-column-properties style:column-width="6.9688in" style:rel-column-width="65535*"/>
    </style:style>
    <style:style style:name="Table103.A1" style:family="table-cell">
      <style:table-cell-properties fo:padding="0.0382in" fo:border="0.05pt solid #000000"/>
    </style:style>
    <style:style style:name="Table101" style:family="table">
      <style:table-properties style:width="6.9792in" fo:margin-left="0in" fo:margin-right="-2.4792in" table:align="margins"/>
    </style:style>
    <style:style style:name="Table101.A" style:family="table-column">
      <style:table-column-properties style:column-width="6.9792in" style:rel-column-width="65535*"/>
    </style:style>
    <style:style style:name="Table101.A1" style:family="table-cell">
      <style:table-cell-properties fo:padding="0.0382in" fo:border="0.05pt solid #000000"/>
    </style:style>
    <style:style style:name="Table102" style:family="table">
      <style:table-properties style:width="6.9896in" fo:margin-left="0in" fo:margin-right="-2.4896in" table:align="margins"/>
    </style:style>
    <style:style style:name="Table102.A" style:family="table-column">
      <style:table-column-properties style:column-width="6.9896in" style:rel-column-width="65535*"/>
    </style:style>
    <style:style style:name="Table102.A1" style:family="table-cell">
      <style:table-cell-properties fo:padding="0.0382in" fo:border="0.05pt solid #000000"/>
    </style:style>
    <style:style style:name="Table104" style:family="table">
      <style:table-properties style:width="7in" fo:margin-left="0in" fo:margin-right="-2.5in" table:align="margins"/>
    </style:style>
    <style:style style:name="Table104.A" style:family="table-column">
      <style:table-column-properties style:column-width="7in" style:rel-column-width="65535*"/>
    </style:style>
    <style:style style:name="Table104.A1" style:family="table-cell">
      <style:table-cell-properties fo:padding="0.0382in" fo:border="0.05pt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5pt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5pt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5pt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5pt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5pt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5pt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5pt solid #000000"/>
    </style:style>
    <style:style style:name="Table112" style:family="table">
      <style:table-properties style:width="4.5in" table:align="margins"/>
    </style:style>
    <style:style style:name="Table112.A" style:family="table-column">
      <style:table-column-properties style:column-width="4.5in" style:rel-column-width="65535*"/>
    </style:style>
    <style:style style:name="Table112.A1" style:family="table-cell">
      <style:table-cell-properties fo:padding="0.0382in" fo:border="0.05pt solid #000000"/>
    </style:style>
    <style:style style:name="Table113" style:family="table">
      <style:table-properties style:width="4.5in" table:align="margins"/>
    </style:style>
    <style:style style:name="Table113.A" style:family="table-column">
      <style:table-column-properties style:column-width="4.5in" style:rel-column-width="65535*"/>
    </style:style>
    <style:style style:name="Table113.A1" style:family="table-cell">
      <style:table-cell-properties fo:padding="0.0382in" fo:border="0.05pt solid #000000"/>
    </style:style>
    <style:style style:name="Table124" style:family="table">
      <style:table-properties style:width="6.4896in" fo:margin-left="0in" fo:margin-right="-1.9896in" table:align="margins"/>
    </style:style>
    <style:style style:name="Table124.A" style:family="table-column">
      <style:table-column-properties style:column-width="6.4896in" style:rel-column-width="65535*"/>
    </style:style>
    <style:style style:name="Table124.A1" style:family="table-cell">
      <style:table-cell-properties fo:padding="0.0382in" fo:border="0.05pt solid #000000"/>
    </style:style>
    <style:style style:name="Table125" style:family="table">
      <style:table-properties style:width="6.4896in" fo:margin-left="0in" fo:margin-right="-1.9896in" table:align="margins"/>
    </style:style>
    <style:style style:name="Table125.A" style:family="table-column">
      <style:table-column-properties style:column-width="6.4896in" style:rel-column-width="65535*"/>
    </style:style>
    <style:style style:name="Table125.A1" style:family="table-cell">
      <style:table-cell-properties fo:padding="0.0382in" fo:border="0.05pt solid #000000"/>
    </style:style>
    <style:style style:name="Table126" style:family="table">
      <style:table-properties style:width="6.4792in" fo:margin-left="0in" fo:margin-right="-1.9792in" table:align="margins"/>
    </style:style>
    <style:style style:name="Table126.A" style:family="table-column">
      <style:table-column-properties style:column-width="6.4792in" style:rel-column-width="65535*"/>
    </style:style>
    <style:style style:name="Table126.A1" style:family="table-cell">
      <style:table-cell-properties fo:padding="0.0382in" fo:border="0.05pt solid #000000"/>
    </style:style>
    <style:style style:name="Table127" style:family="table">
      <style:table-properties style:width="6.4688in" fo:margin-left="0in" fo:margin-right="-1.9688in" table:align="margins"/>
    </style:style>
    <style:style style:name="Table127.A" style:family="table-column">
      <style:table-column-properties style:column-width="6.4688in" style:rel-column-width="65535*"/>
    </style:style>
    <style:style style:name="Table127.A1" style:family="table-cell">
      <style:table-cell-properties fo:padding="0.0382in" fo:border="0.05pt solid #000000"/>
    </style:style>
    <style:style style:name="Table128" style:family="table">
      <style:table-properties style:width="6.4583in" fo:margin-left="0in" fo:margin-right="-1.9583in" table:align="margins"/>
    </style:style>
    <style:style style:name="Table128.A" style:family="table-column">
      <style:table-column-properties style:column-width="6.4583in" style:rel-column-width="65535*"/>
    </style:style>
    <style:style style:name="Table128.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6"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Table_20_Contents">
      <style:text-properties style:font-name="Arial" fo:font-size="12pt" style:font-size-asian="12pt" style:font-size-complex="12pt"/>
    </style:style>
    <style:style style:name="P12"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3" style:family="paragraph" style:parent-style-name="Table_20_Contents">
      <style:text-properties style:font-name="Courier New" fo:font-size="10pt" style:font-size-asian="10pt" style:font-size-complex="10pt"/>
    </style:style>
    <style:style style:name="P14" style:family="paragraph" style:parent-style-name="Table_20_Contents">
      <style:paragraph-properties fo:margin-left="0in" fo:margin-right="0in" fo:text-indent="0in" style:auto-text-indent="false"/>
      <style:text-properties style:font-name="Courier New" fo:font-size="10pt" style:font-size-asian="10pt" style:font-size-complex="10pt"/>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text-properties style:font-name="Courier New" fo:font-size="10pt" fo:font-weight="normal" style:font-size-asian="10pt" style:font-weight-asian="normal" style:font-size-complex="10pt" style:font-weight-complex="normal"/>
    </style:style>
    <style:style style:name="P17"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Standard" style:list-style-name="L2">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21"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22"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Table_20_Contents" style:list-style-name="L5">
      <style:text-properties style:font-name="Courier New" fo:font-size="10pt" style:font-size-asian="10pt" style:font-size-complex="10pt"/>
    </style:style>
    <style:style style:name="P25" style:family="paragraph">
      <style:paragraph-properties fo:text-align="center"/>
    </style:style>
    <style:style style:name="P26" style:family="paragraph">
      <loext:graphic-properties draw:fill="none" draw:fill-color="#ffffff"/>
      <style:text-properties style:font-name="Arial"/>
    </style:style>
    <style:style style:name="P27" style:family="paragraph">
      <loext:graphic-properties draw:fill="none" draw:fill-color="#ffffff"/>
      <style:text-properties style:font-name="Courier New" fo:font-size="12pt"/>
    </style:style>
    <style:style style:name="P28" style:family="paragraph">
      <loext:graphic-properties draw:fill="none" draw:fill-color="#ffffff"/>
    </style:style>
    <style:style style:name="P29" style:family="paragraph">
      <loext:graphic-properties draw:opacity="0%"/>
      <style:paragraph-properties fo:text-align="center"/>
    </style:style>
    <style:style style:name="T1" style:family="text">
      <style:text-properties style:font-name="Arial"/>
    </style:style>
    <style:style style:name="T2" style:family="text">
      <style:text-properties style:font-name="Arial" fo:font-size="12pt" style:text-underline-style="none" fo:font-weight="normal" style:font-size-asian="12pt" style:font-weight-asian="normal" style:font-size-complex="12pt" style:font-weight-complex="normal"/>
    </style:style>
    <style:style style:name="T3" style:family="text">
      <style:text-properties style:font-name="Arial" fo:font-size="16pt" style:text-underline-style="none" fo:font-weight="bold" style:font-size-asian="16pt" style:font-weight-asian="bold" style:font-size-complex="16pt" style:font-weight-complex="bold"/>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style:text-underline-style="none" fo:font-weight="normal" style:font-weight-asian="normal" style:font-weight-complex="normal"/>
    </style:style>
    <style:style style:name="T6" style:family="text">
      <style:text-properties style:font-name="Arial" fo:font-size="10pt" style:text-underline-style="none" fo:font-weight="normal" style:font-size-asian="10pt" style:font-weight-asian="normal" style:font-size-complex="10pt" style:font-weight-complex="normal"/>
    </style:style>
    <style:style style:name="T7" style:family="text">
      <style:text-properties style:font-name="Arial" fo:font-size="10pt" style:text-underline-style="none" fo:font-weight="bold" style:font-size-asian="10pt" style:font-weight-asian="bold" style:font-size-complex="10pt" style:font-weight-complex="bold"/>
    </style:style>
    <style:style style:name="T8" style:family="text">
      <style:text-properties style:font-name="Arial" fo:font-size="10pt" style:font-size-asian="10pt" style:font-size-complex="10pt"/>
    </style:style>
    <style:style style:name="T9" style:family="text">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0"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11" style:family="text">
      <style:text-properties style:font-name="Arial" fo:font-size="10pt" fo:font-weight="normal" style:font-size-asian="10pt" style:font-weight-asian="normal" style:font-size-complex="10pt" style:font-weight-complex="normal"/>
    </style:style>
    <style:style style:name="T12" style:family="text">
      <style:text-properties style:font-name="Arial" fo:font-size="10pt" fo:font-weight="bold" style:font-size-asian="10pt" style:font-weight-asian="bold" style:font-size-complex="10pt" style:font-weight-complex="bold"/>
    </style:style>
    <style:style style:name="T13" style:family="text">
      <style:text-properties style:font-name="Snap ITC" fo:font-size="16pt" style:font-size-asian="16pt" style:font-size-complex="16pt"/>
    </style:style>
    <style:style style:name="T14" style:family="text">
      <style:text-properties style:font-name="Snap ITC" fo:font-size="16pt" fo:font-weight="bold" style:font-size-asian="16pt" style:font-weight-asian="bold" style:font-size-complex="16pt" style:font-weight-complex="bold"/>
    </style:style>
    <style:style style:name="T15" style:family="text">
      <style:text-properties style:font-name="Snap ITC" fo:font-size="10pt" style:font-size-asian="10pt" style:font-size-complex="10pt"/>
    </style:style>
    <style:style style:name="T16" style:family="text">
      <style:text-properties style:font-name="Courier New" fo:font-size="16pt" fo:font-weight="bold" style:font-size-asian="16pt" style:font-weight-asian="bold" style:font-size-complex="16pt" style:font-weight-complex="bold"/>
    </style:style>
    <style:style style:name="T17" style:family="text">
      <style:text-properties style:font-name="Courier New" fo:font-size="10pt" style:text-underline-style="none" fo:font-weight="normal" style:font-size-asian="10pt" style:font-weight-asian="normal" style:font-size-complex="10pt" style:font-weight-complex="normal"/>
    </style:style>
    <style:style style:name="T18" style:family="text">
      <style:text-properties style:font-name="Courier New" fo:font-size="10pt" style:text-underline-style="none" fo:font-weight="normal" officeooo:rsid="000859dd" style:font-size-asian="10pt" style:font-weight-asian="normal" style:font-size-complex="10pt" style:font-weight-complex="normal"/>
    </style:style>
    <style:style style:name="T19" style:family="text">
      <style:text-properties style:font-name="Courier New" fo:font-size="10pt" style:font-size-asian="10pt" style:font-size-complex="10pt"/>
    </style:style>
    <style:style style:name="T20" style:family="text">
      <style:text-properties style:font-name="Courier New" fo:font-size="10pt" officeooo:rsid="000859dd" style:font-size-asian="10pt" style:font-size-complex="10pt"/>
    </style:style>
    <style:style style:name="T21" style:family="text">
      <style:text-properties style:font-name="Courier New" style:text-underline-style="none"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0859dd" style:font-weight-asian="bold" style:font-weight-complex="bold"/>
    </style:style>
    <style:style style:name="T24" style:family="text">
      <style:text-properties style:text-underline-style="none" fo:font-weight="normal" style:font-weight-asian="normal" style:font-weight-complex="normal"/>
    </style:style>
    <style:style style:name="T25" style:family="text">
      <style:text-properties fo:font-size="10pt" style:font-size-asian="10pt" style:font-size-complex="10pt"/>
    </style:style>
    <style:style style:name="T26" style:family="text">
      <style:text-properties officeooo:rsid="0006959e"/>
    </style:style>
    <style:style style:name="T27" style:family="text">
      <style:text-properties officeooo:rsid="000859dd"/>
    </style:style>
    <style:style style:name="T28" style:family="text">
      <style:text-properties style:font-name="Arial" fo:font-size="12pt"/>
    </style:style>
    <style:style style:name="T29" style:family="text">
      <style:text-properties style:font-name="Courier New" fo:font-size="12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marker-start=""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2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start="Arrow" draw:marker-start-width="0.1in" draw:marker-end="Arrow" draw:marker-end-width="0.1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20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dash" draw:stroke-dash="Fine_20_Dashed"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0.1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2602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marker-end="Arrow"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752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3752in" loext:decorative="false" style:run-through="foreground"/>
      <style:paragraph-properties style:writing-mode="lr-tb"/>
    </style:style>
    <style:style style:name="gr17" style:family="graphic">
      <style:graphic-properties draw:opacity="0%" draw:textarea-horizontal-align="center" draw:textarea-vertical-align="middle" draw:shadow-opacity="0%" loext:decorative="false" style:run-through="foreground"/>
      <style:paragraph-properties style:writing-mode="lr-tb"/>
    </style:style>
    <style:style style:name="gr18" style:family="graphic">
      <style:graphic-properties draw:marker-end="Arrow" draw:textarea-horizontal-align="center" draw:textarea-vertical-align="middle" loext:decorative="false" style:run-through="foreground"/>
    </style:style>
    <style:style style:name="gr19"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loext:decorative="false" style:run-through="foreground"/>
    </style:style>
    <style:style style:name="gr21" style:family="graphic">
      <style:graphic-properties draw:stroke="none" svg:stroke-color="#000000" draw:fill="none" draw:fill-color="#ffffff" fo:min-height="0.2602in" loext:decorative="false" style:run-through="foreground"/>
      <style:paragraph-properties style:writing-mode="lr-tb"/>
    </style:style>
    <style:style style:name="gr22"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ygame Part 4: Dictionary</text:p>
      <text:p text:style-name="P6"/>
      <text:p text:style-name="P3">Objectives</text:p>
      <text:list text:style-name="L1">
        <text:list-item>
          <text:p text:style-name="P18">Create dictionaries</text:p>
        </text:list-item>
        <text:list-item>
          <text:p text:style-name="P18">Add entries to a dictionary</text:p>
        </text:list-item>
        <text:list-item>
          <text:p text:style-name="P18">Modify the value of a key-value pair of a dictionary</text:p>
        </text:list-item>
        <text:list-item>
          <text:p text:style-name="P18">Retrieve the keys from a dictionary</text:p>
        </text:list-item>
        <text:list-item>
          <text:p text:style-name="P18">Retrieve the key-value pairs of a dictionary as a list of tuples</text:p>
        </text:list-item>
        <text:list-item>
          <text:p text:style-name="P18">Use dictionary to aggregate variables</text:p>
        </text:list-item>
        <text:list-item>
          <text:p text:style-name="P18">Write and use modules</text:p>
        </text:list-item>
      </text:list>
      <text:p text:style-name="P7"><text:span text:style-name="Teletype"><text:span text:style-name="T6"/></text:span></text:p>
      <text:p text:style-name="P12"><text:span text:style-name="Teletype"><text:span text:style-name="T1"><text:s/></text:span></text:span></text:p>
      <text:p text:style-name="P10"><text:span text:style-name="Teletype"><text:span text:style-name="T4">Packing Data: Dictionaries</text:span></text:span></text:p>
      <text:p text:style-name="P7"><text:span text:style-name="Teletype"><text:span text:style-name="T3"/></text:span></text:p>
      <text:p text:style-name="P7"><text:span text:style-name="Teletype"><text:span text:style-name="T8">You should realize that our more interesting programs are getting longer and longer.</text:span></text:span></text:p>
      <text:p text:style-name="P7"><text:span text:style-name="Teletype"><text:span text:style-name="T6"/></text:span></text:p>
      <text:p text:style-name="P7"><text:span text:style-name="Teletype"><text:span text:style-name="T8">Forget about programming for the time being and focus on problem solving.<text:line-break/></text:span></text:span></text:p>
      <text:p text:style-name="P7"><text:span text:style-name="Teletype"><text:span text:style-name="T8">Good problem solvers always solve problems by breaking a problem into smaller (and hopefully simpler!) pieces. So let's see how our programs can be made up of smaller units.</text:span></text:span></text:p>
      <text:p text:style-name="P7"><text:span text:style-name="Teletype"><text:span text:style-name="T6"/></text:span></text:p>
      <text:p text:style-name="P7"><text:span text:style-name="Teletype"><text:span text:style-name="T8">Let's go back to the electric rays project. The whole wave of electric rays is made up of lines. So you can think of a “wave” is made up of “lines” and furthermore a “line” is made up of two “points”. The above performs a breakdown of “things”. You can also break down an “action”. “Moving a wave” is then broken up into “moving a line” which is broken up into “moving a point”.</text:span></text:span></text:p>
      <text:p text:style-name="P7"><text:span text:style-name="Teletype"><text:span text:style-name="T6"/></text:span></text:p>
      <text:p text:style-name="P7"><text:span text:style-name="Teletype"><text:span text:style-name="T8">But right now let's just focus on a line. </text:span></text:span></text:p>
      <text:p text:style-name="P7"><text:span text:style-name="Teletype"><text:span text:style-name="T6"/></text:span></text:p>
      <text:p text:style-name="P7"><text:span text:style-name="Teletype"><text:span text:style-name="T8">In our program. We “model” a line with 9 “things” and we collect them together into a list. For instance the line [100, 50, 1, -2, 30, 25, 2, 3, (200, 150, 205)] represents a line where one endpoint is at (100, 50) which is traveling at the speed of 1 on the x-axis and -2 on the y-axis, etc.</text:span></text:span></text:p>
      <text:p text:style-name="P7"><text:span text:style-name="Teletype"><text:span text:style-name="T6"/></text:span></text:p>
      <text:p text:style-name="P7"><text:span text:style-name="Teletype"><text:span text:style-name="T8">It's easy to remember which value gives the color: It's the last <text:s/>because you can see that it's made up of 3 integer values. But the problem is other 8 numbers are all the same.</text:span></text:span></text:p>
      <text:p text:style-name="P7"><text:span text:style-name="Teletype"><text:span text:style-name="T6"/></text:span></text:p>
      <text:p text:style-name="P7"><text:span text:style-name="Teletype"><text:span text:style-name="T8">Someone else might want to write [</text:span></text:span><text:span text:style-name="Teletype"><text:span text:style-name="Teletype"><text:span text:style-name="T8">100, 1, 50, -2, 30, 2, 25, 3, (200, 150, 205)] instead.</text:span></text:span></text:span></text:p>
      <text:p text:style-name="P7"><text:span text:style-name="Teletype"><text:span text:style-name="T6"/></text:span></text:p>
      <text:p text:style-name="P7"><text:span text:style-name="Teletype"><text:span text:style-name="T8">Both are correct. It's just a matter of where you want to put your data in the list.</text:span></text:span></text:p>
      <text:p text:style-name="P7"><text:span text:style-name="Teletype"><text:span text:style-name="T6"/></text:span></text:p>
      <text:p text:style-name="P7"><text:span text:style-name="Teletype"><text:span text:style-name="T8">But the problem is that it can be very error-prone. One good way to tell if a program is well written is ask the following question: Is the program easy to read? Can it be written in a simpler and more readable way?</text:span></text:span></text:p>
      <text:p text:style-name="P7"><text:span text:style-name="Teletype"><text:span text:style-name="T6"/></text:span></text:p>
      <text:p text:style-name="P7"><text:span text:style-name="Teletype"><text:span text:style-name="T8">To make the program more readable, I'm going to use something called a</text:span></text:span><text:span text:style-name="Teletype"><text:span text:style-name="T1"> </text:span></text:span><text:span text:style-name="Teletype"><text:span text:style-name="T13">dictionary</text:span></text:span><text:span text:style-name="Teletype"><text:span text:style-name="T8"> to model lines. In other words we're going to rewrite our electric ray program, using dictionaries instead of lists to model lines.</text:span></text:span></text:p>
      <text:p text:style-name="P7"><text:span text:style-name="Teletype"><text:span text:style-name="T6"/></text:span></text:p>
      <text:p text:style-name="P7"><text:span text:style-name="Teletype"><text:span text:style-name="T8">Only for the experts: Instead of using classes and objects, I'm using dictionaries to model objects. The dictionary is easier to understand. In fact, in Python, objects are internally implemented using dictionaries.</text:span></text:span></text:p>
      <text:p text:style-name="P10"><text:span text:style-name="Teletype"><text:span text:style-name="T4">Dictionaries</text:span></text:span></text:p>
      <text:p text:style-name="P7"><text:span text:style-name="Teletype"><text:span text:style-name="T2"/></text:span></text:p>
      <text:p text:style-name="P7"><text:span text:style-name="Teletype"><text:span text:style-name="T8">Try this:</text:span></text:span></text:p>
      <table:table table:name="Table1" table:style-name="Table1">
        <table:table-column table:style-name="Table1.A"/>
        <table:table-row>
          <table:table-cell table:style-name="Table1.A1" office:value-type="string">
            <text:p text:style-name="P13">d = {0: 3.1415, 1: 2.718}</text:p>
            <text:p text:style-name="P13">print<text:span text:style-name="T26">(</text:span>d<text:span text:style-name="T26">)</text:span></text:p>
            <text:p text:style-name="P13">print<text:span text:style-name="T26">(</text:span>d[0]<text:span text:style-name="T26">)</text:span></text:p>
            <text:p text:style-name="P13">print<text:span text:style-name="T26">(</text:span>d[1]<text:span text:style-name="T26">)</text:span></text:p>
          </table:table-cell>
        </table:table-row>
      </table:table>
      <text:p text:style-name="P7"><text:span text:style-name="Teletype"><text:span text:style-name="T6"/></text:span></text:p>
      <text:p text:style-name="P7"><text:span text:style-name="Teletype"><text:span text:style-name="T8">The variable </text:span></text:span><text:span text:style-name="Teletype"><text:span text:style-name="T19">d</text:span></text:span><text:span text:style-name="Teletype"><text:span text:style-name="T8"> is called a</text:span></text:span><text:span text:style-name="Teletype"><text:span text:style-name="T1"> </text:span></text:span><text:span text:style-name="Teletype"><text:span text:style-name="T13">dictionary</text:span></text:span><text:span text:style-name="Teletype"><text:span text:style-name="T1">. </text:span></text:span></text:p>
      <text:p text:style-name="P7"><text:span text:style-name="Teletype"><text:span text:style-name="T2"/></text:span></text:p>
      <text:p text:style-name="P7"><text:span text:style-name="Teletype"><text:span text:style-name="T8">Read the above program carefully. Now c</text:span></text:span><text:span text:style-name="T25">ompare the above </text:span><text:span text:style-name="T19">d</text:span><text:span text:style-name="T25"> (a dictionary) with the following </text:span><text:span text:style-name="T19">e</text:span><text:span text:style-name="T25"> (a list):</text:span></text:p>
      <table:table table:name="Table18" table:style-name="Table18">
        <table:table-column table:style-name="Table18.A"/>
        <table:table-row>
          <table:table-cell table:style-name="Table18.A1" office:value-type="string">
            <text:p text:style-name="P13">e = [3.1415, 2.718]</text:p>
            <text:p text:style-name="P13">print<text:span text:style-name="T26">(</text:span>e<text:span text:style-name="T26">)</text:span></text:p>
            <text:p text:style-name="P13">print<text:span text:style-name="T26">(</text:span>e[0]<text:span text:style-name="T26">)</text:span></text:p>
            <text:p text:style-name="P13">print<text:span text:style-name="T26">(</text:span>e[1]<text:span text:style-name="T26">)</text:span></text:p>
          </table:table-cell>
        </table:table-row>
      </table:table>
      <text:p text:style-name="P7"><text:span text:style-name="Teletype"><text:span text:style-name="T6"/></text:span></text:p>
      <text:p text:style-name="P7"><text:span text:style-name="Teletype"><text:span text:style-name="T8">At first sight it seems that a dictionary is the same as a list: we are just writing the data is different ways:</text:span></text:span></text:p>
      <text:p text:style-name="P7"><text:span text:style-name="Teletype"><text:span text:style-name="T6"/></text:span></text:p>
      <text:p text:style-name="P7"><text:span text:style-name="Teletype"><text:span text:style-name="T8">It seems like the only difference is that for a dictionary, you have to specify the index values and you have to use </text:span></text:span><text:span text:style-name="Teletype"><text:span text:style-name="T19">{}</text:span></text:span><text:span text:style-name="Teletype"><text:span text:style-name="T8"> instead of </text:span></text:span><text:span text:style-name="Teletype"><text:span text:style-name="T19">[]</text:span></text:span><text:span text:style-name="Teletype"><text:span text:style-name="T8">:</text:span></text:span></text:p>
      <text:p text:style-name="P4"/>
      <table:table table:name="Table117" table:style-name="Table117">
        <table:table-column table:style-name="Table117.A"/>
        <table:table-row>
          <table:table-cell table:style-name="Table117.A1" office:value-type="string">
            <text:p text:style-name="P13">d = <text:span text:style-name="T22">{0:</text:span> 3.1415, <text:span text:style-name="T22">1:</text:span> 2.718<text:span text:style-name="T22">}</text:span></text:p>
            <text:p text:style-name="P13">e = [3.1415, 2.718]</text:p>
          </table:table-cell>
        </table:table-row>
      </table:table>
      <text:p text:style-name="P7"><text:span text:style-name="Teletype"><text:span text:style-name="T6"/></text:span></text:p>
      <text:p text:style-name="P7"><text:span text:style-name="Teletype"><text:span text:style-name="T8">Actually a dictionary is very different. Try this:</text:span></text:span></text:p>
      <table:table table:name="Table2" table:style-name="Table2">
        <table:table-column table:style-name="Table2.A"/>
        <table:table-row>
          <table:table-cell table:style-name="Table2.A1" office:value-type="string">
            <text:p text:style-name="P13">height = {"John": 5.5, "Jane": 6.1}</text:p>
            <text:p text:style-name="P13">print(height["John"]<text:span text:style-name="T27">)</text:span></text:p>
            <text:p text:style-name="P13">print(height["Jane"]<text:span text:style-name="T27">)</text:span></text:p>
          </table:table-cell>
        </table:table-row>
      </table:table>
      <text:p text:style-name="P7"><text:span text:style-name="Teletype"><text:span text:style-name="T6"/></text:span></text:p>
      <text:p text:style-name="P7"><text:span text:style-name="Teletype"><text:span text:style-name="T8">In this example you see whereas in a list such as </text:span></text:span><text:span text:style-name="Teletype"><text:span text:style-name="T25">e</text:span></text:span><text:span text:style-name="Teletype"><text:span text:style-name="T8">, e</text:span></text:span><text:span text:style-name="Teletype"><text:span text:style-name="T19">[0]</text:span></text:span><text:span text:style-name="Teletype"><text:span text:style-name="T8"> refers to the value a the zero-th position of </text:span></text:span><text:span text:style-name="Teletype"><text:span text:style-name="T25">e</text:span></text:span><text:span text:style-name="Teletype"><text:span text:style-name="T8">, for the dictionary </text:span></text:span><text:span text:style-name="Teletype"><text:span text:style-name="T19">height</text:span></text:span><text:span text:style-name="Teletype"><text:span text:style-name="T8"> above, you can refer to a value with a string.</text:span></text:span></text:p>
      <text:p text:style-name="P7"><text:span text:style-name="Teletype"><text:span text:style-name="T6"/></text:span></text:p>
      <text:p text:style-name="P7"><text:span text:style-name="Teletype"><text:span text:style-name="T8">In other words the </text:span></text:span><text:span text:style-name="Teletype"><text:span text:style-name="T19">0</text:span></text:span><text:span text:style-name="Teletype"><text:span text:style-name="T8"> in e</text:span></text:span><text:span text:style-name="Teletype"><text:span text:style-name="T19">[0]</text:span></text:span><text:span text:style-name="Teletype"><text:span text:style-name="T8"> is positional. The </text:span></text:span><text:span text:style-name="Teletype"><text:span text:style-name="T19">"John"</text:span></text:span><text:span text:style-name="Teletype"><text:span text:style-name="T8"> in </text:span></text:span><text:span text:style-name="Teletype"><text:span text:style-name="T19">height["John"]</text:span></text:span><text:span text:style-name="Teletype"><text:span text:style-name="T8"> has nothing really to do with a position.</text:span></text:span></text:p>
      <text:p text:style-name="P7"><text:span text:style-name="Teletype"><text:span text:style-name="T6"/></text:span></text:p>
      <text:p text:style-name="P7"><text:span text:style-name="Teletype"><text:span text:style-name="T8">Here's how you should think of a dictionary. You should think of a dictionary as a </text:span></text:span><text:span text:style-name="Teletype"><text:span text:style-name="T9">table</text:span></text:span><text:span text:style-name="Teletype"><text:span text:style-name="T8">. You can create an empty dictionary like this:</text:span></text:span></text:p>
      <table:table table:name="Table3" table:style-name="Table3">
        <table:table-column table:style-name="Table3.A"/>
        <table:table-row>
          <table:table-cell table:style-name="Table3.A1" office:value-type="string">
            <text:p text:style-name="P13">d = {}</text:p>
          </table:table-cell>
        </table:table-row>
      </table:table>
      <text:p text:style-name="P7"><text:span text:style-name="Teletype"><text:span text:style-name="T6"/></text:span></text:p>
      <text:p text:style-name="P7"><text:span text:style-name="Teletype"><text:span text:style-name="T8">The dictionary is a table with </text:span></text:span><text:span text:style-name="Teletype"><text:span text:style-name="T9">two columns</text:span></text:span><text:span text:style-name="Teletype"><text:span text:style-name="T8">. You can insert as many rows as you like. For instance if you do this:</text:span></text:span></text:p>
      <table:table table:name="Table4" table:style-name="Table4">
        <table:table-column table:style-name="Table4.A"/>
        <table:table-row>
          <table:table-cell table:style-name="Table4.A1" office:value-type="string">
            <text:p text:style-name="P13">d = {}</text:p>
            <text:p text:style-name="P13">d["foo"] = 1234</text:p>
          </table:table-cell>
        </table:table-row>
      </table:table>
      <text:p text:style-name="P7"><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8">You can think of your dictionary (as a table) like this after the above </text:span></text:span><text:soft-page-break/><text:span text:style-name="Teletype"><text:span text:style-name="T8">statement:</text:span></text:span></text:p>
      <table:table table:name="Table5" table:style-name="Table5">
        <table:table-column table:style-name="Table5.A"/>
        <table:table-column table:style-name="Table5.B"/>
        <table:table-row>
          <table:table-cell table:style-name="Table5.A1" office:value-type="string">
            <text:p text:style-name="P13">"foo"</text:p>
          </table:table-cell>
          <table:table-cell table:style-name="Table5.B1" office:value-type="string">
            <text:p text:style-name="P13">1234</text:p>
          </table:table-cell>
        </table:table-row>
      </table:table>
      <text:p text:style-name="P7"><text:span text:style-name="Teletype"><text:span text:style-name="T6"/></text:span></text:p>
      <text:p text:style-name="P7"><text:span text:style-name="Teletype"><text:span text:style-name="T8">Let's add another row:</text:span></text:span></text:p>
      <table:table table:name="Table6" table:style-name="Table6">
        <table:table-column table:style-name="Table6.A"/>
        <table:table-row>
          <table:table-cell table:style-name="Table6.A1" office:value-type="string">
            <text:p text:style-name="P13">d["bar"] = 5678</text:p>
          </table:table-cell>
        </table:table-row>
      </table:table>
      <text:p text:style-name="P7"><text:span text:style-name="Teletype"><text:span text:style-name="T6"/></text:span></text:p>
      <text:p text:style-name="P7"><text:span text:style-name="Teletype"><text:span text:style-name="T8">Now </text:span></text:span><text:span text:style-name="Teletype"><text:span text:style-name="T19">d</text:span></text:span><text:span text:style-name="Teletype"><text:span text:style-name="T8"> looks like this</text:span></text:span></text:p>
      <text:p text:style-name="P4"/>
      <table:table table:name="Table7" table:style-name="Table7">
        <table:table-column table:style-name="Table7.A"/>
        <table:table-column table:style-name="Table7.B"/>
        <table:table-row>
          <table:table-cell table:style-name="Table7.A1" office:value-type="string">
            <text:p text:style-name="P13">"foo"</text:p>
          </table:table-cell>
          <table:table-cell table:style-name="Table7.B1" office:value-type="string">
            <text:p text:style-name="P13">1234</text:p>
          </table:table-cell>
        </table:table-row>
        <table:table-row>
          <table:table-cell table:style-name="Table7.A2" office:value-type="string">
            <text:p text:style-name="P13">"bar"</text:p>
          </table:table-cell>
          <table:table-cell table:style-name="Table7.B2" office:value-type="string">
            <text:p text:style-name="P13">5678</text:p>
          </table:table-cell>
        </table:table-row>
      </table:table>
      <text:p text:style-name="P7"><text:span text:style-name="Teletype"><text:span text:style-name="T6"/></text:span></text:p>
      <text:p text:style-name="P7"><text:span text:style-name="Teletype"><text:span text:style-name="T8">This is only a visual guide. (An actual dictionary is a lot more complex).</text:span></text:span></text:p>
      <text:p text:style-name="P7"><text:span text:style-name="Teletype"><text:span text:style-name="T6"/></text:span></text:p>
      <text:p text:style-name="P7"><text:span text:style-name="Teletype"><text:span text:style-name="T8">This is what happens when you refer to </text:span></text:span><text:span text:style-name="Teletype"><text:span text:style-name="T19">d["foo"]</text:span></text:span><text:span text:style-name="Teletype"><text:span text:style-name="T8">: Python will look for the row where the first column is </text:span></text:span><text:span text:style-name="Teletype"><text:span text:style-name="T19">"foo"</text:span></text:span><text:span text:style-name="Teletype"><text:span text:style-name="T8"> and then </text:span></text:span><text:span text:style-name="Teletype"><text:span text:style-name="T19">d["foo"]</text:span></text:span><text:span text:style-name="Teletype"><text:span text:style-name="T8"> will then refer to the second column of the row that is found. </text:span></text:span></text:p>
      <text:p text:style-name="P4"><draw:frame text:anchor-type="paragraph" draw:z-index="39" draw:name="Shape1" draw:style-name="gr5" draw:text-style-name="P27" svg:width="1.4169in" svg:height="0.3024in" svg:x="4.9016in" svg:y="0.2047in"><draw:text-box><text:p><text:span text:style-name="T28">This is </text:span><text:span text:style-name="T29">d["foo"]</text:span></text:p></draw:text-box></draw:frame></text:p>
      <table:table table:name="Table114" table:style-name="Table114">
        <table:table-column table:style-name="Table114.A"/>
        <table:table-column table:style-name="Table114.B"/>
        <table:table-row>
          <table:table-cell table:style-name="Table114.A1" office:value-type="string">
            <text:p text:style-name="P13">"foo"</text:p>
          </table:table-cell>
          <table:table-cell table:style-name="Table114.B1" office:value-type="string">
            <text:p text:style-name="P13"><draw:line text:anchor-type="paragraph" draw:z-index="40" draw:name="Shape2" draw:style-name="gr4" draw:text-style-name="P25" svg:x1="2.5366in" svg:y1="0.0783in" svg:x2="1.0055in" svg:y2="0.0783in"><text:p/></draw:line>1234</text:p>
          </table:table-cell>
        </table:table-row>
        <table:table-row>
          <table:table-cell table:style-name="Table114.A2" office:value-type="string">
            <text:p text:style-name="P13">"bar"</text:p>
          </table:table-cell>
          <table:table-cell table:style-name="Table114.B2" office:value-type="string">
            <text:p text:style-name="P13">5678</text:p>
          </table:table-cell>
        </table:table-row>
      </table:table>
      <text:p text:style-name="P7"><text:span text:style-name="Teletype"><text:span text:style-name="T6"/></text:span></text:p>
      <text:p text:style-name="P7"><text:span text:style-name="Teletype"><text:span text:style-name="T8">For that row, </text:span></text:span><text:span text:style-name="Teletype"><text:span text:style-name="T19">"foo"</text:span></text:span><text:span text:style-name="Teletype"><text:span text:style-name="T8"> is the </text:span></text:span><text:span text:style-name="Teletype"><text:span text:style-name="T15">key</text:span></text:span><text:span text:style-name="Teletype"><text:span text:style-name="T8"> while </text:span></text:span><text:span text:style-name="Teletype"><text:span text:style-name="T19">1234</text:span></text:span><text:span text:style-name="Teletype"><text:span text:style-name="T8"> is the </text:span></text:span><text:span text:style-name="Teletype"><text:span text:style-name="T15">value</text:span></text:span><text:span text:style-name="Teletype"><text:span text:style-name="T8"> (for that key). That's why a row in a dictionary is sometimes called a </text:span></text:span><text:span text:style-name="Teletype"><text:span text:style-name="T13">key-value pair</text:span></text:span><text:span text:style-name="Teletype"><text:span text:style-name="T1">.</text:span></text:span></text:p>
      <text:p text:style-name="P7"><text:span text:style-name="Teletype"><text:span text:style-name="T2"/></text:span></text:p>
      <text:p text:style-name="P7"><text:span text:style-name="Teletype"><text:span text:style-name="T8">Exercise. Can you declare an empty list:</text:span></text:span></text:p>
      <table:table table:name="Table19" table:style-name="Table19">
        <table:table-column table:style-name="Table19.A"/>
        <table:table-row>
          <table:table-cell table:style-name="Table19.A1" office:value-type="string">
            <text:p text:style-name="P13">e = []</text:p>
          </table:table-cell>
        </table:table-row>
      </table:table>
      <text:p text:style-name="P7"><text:span text:style-name="Teletype"><text:span text:style-name="T8">and then add things like this (just like what we did with a dictionary)?</text:span></text:span></text:p>
      <table:table table:name="Table20" table:style-name="Table20">
        <table:table-column table:style-name="Table20.A"/>
        <table:table-row>
          <table:table-cell table:style-name="Table20.A1" office:value-type="string">
            <text:p text:style-name="P13">e[0] = "mamamia!"</text:p>
          </table:table-cell>
        </table:table-row>
      </table:table>
      <text:p text:style-name="P7"><text:span text:style-name="Teletype"><text:span text:style-name="T6"/></text:span></text:p>
      <text:p text:style-name="P7"><text:span text:style-name="Teletype"><text:span text:style-name="T8">Of course you can also use variables when you create key-value pairs in a dictionary:</text:span></text:span></text:p>
      <table:table table:name="Table23" table:style-name="Table23">
        <table:table-column table:style-name="Table23.A"/>
        <table:table-row>
          <table:table-cell table:style-name="Table23.A1" office:value-type="string">
            <text:p text:style-name="P13">d = {}</text:p>
            <text:p text:style-name="P13">k = "foo"</text:p>
            <text:p text:style-name="P13">v = 1234</text:p>
            <text:p text:style-name="P13">d[k] = v</text:p>
          </table:table-cell>
        </table:table-row>
      </table:table>
      <text:p text:style-name="P7"><text:span text:style-name="Teletype"><text:span text:style-name="T6"/></text:span></text:p>
      <text:p text:style-name="P7"><text:span text:style-name="Teletype"><text:span text:style-name="T8">The following program uses this idea to add key-value pairs to a dictionary:</text:span></text:span></text:p>
      <table:table table:name="Table8" table:style-name="Table8">
        <table:table-column table:style-name="Table8.A"/>
        <table:table-row table:style-name="Table8.1">
          <table:table-cell table:style-name="Table8.A1" office:value-type="string">
            <text:p text:style-name="P13">d = {}</text:p>
            <text:p text:style-name="P13">lastname = input("lastname: ")</text:p>
            <text:p text:style-name="P13">while lastname != "":</text:p>
            <text:p text:style-name="P13"><text:s text:c="4"/>firstname = input("firstname: ")</text:p>
            <text:p text:style-name="P13"><text:s text:c="4"/>d[lastname] = firstname</text:p>
            <text:p text:style-name="P13"><text:s text:c="4"/>print(d<text:span text:style-name="T27">)</text:span></text:p>
            <text:p text:style-name="P13"><text:s text:c="4"/>lastname = input("lastname: ")</text:p>
            <text:p text:style-name="P13"/>
            <text:p text:style-name="P13">print("\nlastname, firstname table:"<text:span text:style-name="T27">)</text:span></text:p>
            <text:p text:style-name="P13">print(d<text:span text:style-name="T27">)</text:span></text:p>
          </table:table-cell>
        </table:table-row>
      </table:table>
      <text:p text:style-name="P7"><text:span text:style-name="Teletype"><text:span text:style-name="T6"/></text:span></text:p>
      <text:p text:style-name="P10"><text:span text:style-name="Teletype"><text:span text:style-name="T4">Modifying A Value in a Dictionary</text:span></text:span></text:p>
      <text:p text:style-name="P7"><text:span text:style-name="Teletype"><text:span text:style-name="T2"/></text:span></text:p>
      <text:p text:style-name="P7"><text:span text:style-name="Teletype"><text:span text:style-name="T8">You can modify the value of a key-value pair in a dictionary:</text:span></text:span></text:p>
      <table:table table:name="Table9" table:style-name="Table9">
        <table:table-column table:style-name="Table9.A"/>
        <table:table-row>
          <table:table-cell table:style-name="Table9.A1" office:value-type="string">
            <text:p text:style-name="P13">foo = {}</text:p>
            <text:p text:style-name="P13">foo["bar"] = 42</text:p>
            <text:p text:style-name="P13">print(foo<text:span text:style-name="T27">)</text:span></text:p>
            <text:p text:style-name="P13">foo["bar"] = "life, universe, everything"</text:p>
            <text:p text:style-name="P13">print(foo<text:span text:style-name="T27">)</text:span></text:p>
          </table:table-cell>
        </table:table-row>
      </table:table>
      <text:p text:style-name="P7"><text:span text:style-name="Teletype"><text:span text:style-name="T6"/></text:span></text:p>
      <text:p text:style-name="P7"><text:span text:style-name="Teletype"><text:span text:style-name="T8">You can check if a key is present in a dictionary:</text:span></text:span></text:p>
      <table:table table:name="Table10" table:style-name="Table10">
        <table:table-column table:style-name="Table10.A"/>
        <table:table-row>
          <table:table-cell table:style-name="Table10.A1" office:value-type="string">
            <text:p text:style-name="P11"><text:span text:style-name="T19">hoursplayed = {"</text:span><text:span text:style-name="Teletype"><text:span text:style-name="T17">sim2": 200, "doom3": 5000}</text:span></text:span></text:p>
            <text:p text:style-name="P11"><text:span text:style-name="Teletype"><text:span text:style-name="T17">print(hoursplayed.has_key("sim2")</text:span></text:span><text:span text:style-name="Teletype"><text:span text:style-name="T18">)</text:span></text:span></text:p>
            <text:p text:style-name="P11"><text:span text:style-name="Teletype"><text:span text:style-name="T17">print(</text:span></text:span><text:span text:style-name="Teletype"><text:span text:style-name="Teletype"><text:span text:style-name="T17">hoursplayed.has_key("unreal")</text:span></text:span></text:span><text:span text:style-name="Teletype"><text:span text:style-name="Teletype"><text:span text:style-name="T18">)</text:span></text:span></text:span></text:p>
          </table:table-cell>
        </table:table-row>
      </table:table>
      <text:p text:style-name="P7"><text:span text:style-name="Teletype"><text:span text:style-name="T6"/></text:span></text:p>
      <text:p text:style-name="P7"><text:span text:style-name="Teletype"><text:span text:style-name="T8">Exercise. Write a program that continually prompts the user for the name of a computer game and the number of hours spent playing the game. If the name entered is an empty string “”, the program stops prompting for data and prints everything in the dictionary. If the name is already found in the dictionary, the program prints an error message. Here's a skeleton:</text:span></text:span></text:p>
      <table:table table:name="Table115" table:style-name="Table115">
        <table:table-column table:style-name="Table115.A"/>
        <table:table-row>
          <table:table-cell table:style-name="Table115.A1" office:value-type="string">
            <text:p text:style-name="P13">hoursplayed = {}</text:p>
            <text:p text:style-name="P13">name = input("name: ")</text:p>
            <text:p text:style-name="P13">while name != "":</text:p>
            <text:p text:style-name="P13"><text:s text:c="4"/></text:p>
            <text:p text:style-name="P13"><text:s text:c="4"/># FILL IN THE BLANK!</text:p>
            <text:p text:style-name="P13"/>
            <text:p text:style-name="P13"><text:s text:c="4"/>name = input("name: ")</text:p>
            <text:p text:style-name="P13"/>
            <text:p text:style-name="P13">print(hoursplayed<text:span text:style-name="T27">)</text:span></text:p>
          </table:table-cell>
        </table:table-row>
      </table:table>
      <text:p text:style-name="P7"><text:span text:style-name="Teletype"><text:span text:style-name="T6"/></text:span></text:p>
      <text:p text:style-name="P7"><text:span text:style-name="Teletype"><text:span text:style-name="T8">Recall that you can scan the characters in a string one at a time like this:</text:span></text:span></text:p>
      <table:table table:name="Table24" table:style-name="Table24">
        <table:table-column table:style-name="Table24.A"/>
        <table:table-row>
          <table:table-cell table:style-name="Table24.A1" office:value-type="string">
            <text:p text:style-name="P13">s = "foobar"</text:p>
            <text:p text:style-name="P13"/>
            <text:p text:style-name="P13">for c in s:</text:p>
            <text:p text:style-name="P13"><text:s text:c="4"/>print(c<text:span text:style-name="T27">)</text:span></text:p>
          </table:table-cell>
        </table:table-row>
      </table:table>
      <text:p text:style-name="P7"><text:span text:style-name="Teletype"><text:span text:style-name="T8">(Don't forget that a character is just a string of length 1.)</text:span></text:span></text:p>
      <text:p text:style-name="P7"><text:span text:style-name="Teletype"><text:span text:style-name="T6"/></text:span></text:p>
      <text:p text:style-name="P7"><text:span text:style-name="Teletype"><text:span text:style-name="T8">Here's a simple program to count the number of times a character appears in a string:</text:span></text:span></text:p>
      <table:table table:name="Table25" table:style-name="Table25">
        <table:table-column table:style-name="Table25.A"/>
        <table:table-row>
          <table:table-cell table:style-name="Table25.A1" office:value-type="string">
            <text:p text:style-name="P13">s = "life, universe, and everything"</text:p>
            <text:p text:style-name="P13"/>
            <text:p text:style-name="P13">frequency = {}</text:p>
            <text:p text:style-name="P13">for c in s:</text:p>
            <text:p text:style-name="P13"><text:s text:c="4"/>print("character", c, <text:span text:style-name="T27">end=’’)</text:span></text:p>
            <text:p text:style-name="P13"><text:s text:c="4"/>if frequency.has_key(c):</text:p>
            <text:p text:style-name="P13"><text:s text:c="8"/>frequency[c] = frequency[c] + 1</text:p>
            <text:p text:style-name="P13"><text:s text:c="4"/>else:</text:p>
            <text:p text:style-name="P13"><text:s text:c="8"/>frequency[c] = 1</text:p>
            <text:p text:style-name="P13"><text:s text:c="4"/>print("has frequency", frequency[c]<text:span text:style-name="T27">)</text:span></text:p>
            <text:p text:style-name="P13"/>
            <text:p text:style-name="P13">print(frequency<text:span text:style-name="T27">)</text:span></text:p>
          </table:table-cell>
        </table:table-row>
      </table:table>
      <text:p text:style-name="P7"><text:span text:style-name="Teletype"><text:span text:style-name="T6"/></text:span></text:p>
      <text:p text:style-name="P7"><text:span text:style-name="Teletype"><text:span text:style-name="T8">Basically the program does the following: </text:span></text:span><text:span text:style-name="Teletype"><text:span text:style-name="T19">c</text:span></text:span><text:span text:style-name="Teletype"><text:span text:style-name="T8"> scan across all the </text:span></text:span><text:soft-page-break/><text:span text:style-name="Teletype"><text:span text:style-name="T8">characters of the string </text:span></text:span><text:span text:style-name="Teletype"><text:span text:style-name="T19">s</text:span></text:span><text:span text:style-name="Teletype"><text:span text:style-name="T8">. If </text:span></text:span><text:span text:style-name="Teletype"><text:span text:style-name="T19">c</text:span></text:span><text:span text:style-name="Teletype"><text:span text:style-name="T8"> is not a key in the dictionary, we insert </text:span></text:span><text:span text:style-name="Teletype"><text:span text:style-name="T19">c</text:span></text:span><text:span text:style-name="Teletype"><text:span text:style-name="T8"> with value </text:span></text:span><text:span text:style-name="Teletype"><text:span text:style-name="T19">1</text:span></text:span><text:span text:style-name="Teletype"><text:span text:style-name="T8"> into the dictionary. Otherwise we increment the value for key </text:span></text:span><text:span text:style-name="Teletype"><text:span text:style-name="T19">c</text:span></text:span><text:span text:style-name="Teletype"><text:span text:style-name="T8"> by </text:span></text:span><text:span text:style-name="Teletype"><text:span text:style-name="T19">1</text:span></text:span><text:span text:style-name="Teletype"><text:span text:style-name="T8">. Study the above program carefully.</text:span></text:span></text:p>
      <text:p text:style-name="P7"><text:span text:style-name="Teletype"><text:span text:style-name="T6"/></text:span></text:p>
      <text:p text:style-name="P7"><text:span text:style-name="Teletype"><text:span text:style-name="T8">Frequency counting like this can be used to crack secret codes. You can encrypt a message by replacing characters. For instance you can replace a by g, b by j, etc. So to crack a message like “alkjsdhsdidfsdlbjasldjsd”, you count the frequencies and try to replace the most frequently occurring character by e or t, etc. because it's well known that some characters occur more frequently than others. Of course the secret message has to be “long” for this method to work ... and it has to be written in written in English!!!</text:span></text:span></text:p>
      <text:p text:style-name="P7"><text:span text:style-name="Teletype"><text:span text:style-name="T6"/></text:span></text:p>
      <text:p text:style-name="P7"><text:span text:style-name="Teletype"><text:span text:style-name="T8">Exercise. Write a program that continually prompts the user for the name of a computer game and the number of hours spent playing the game. If the name entered is an empty string “”, the program stops prompting for data and prints everything in the dictionary. If the name is already found in the dictionary, the program prints an error message. Here's a skeleton:</text:span></text:span></text:p>
      <table:table table:name="Table116" table:style-name="Table116">
        <table:table-column table:style-name="Table116.A"/>
        <table:table-row>
          <table:table-cell table:style-name="Table116.A1" office:value-type="string">
            <text:p text:style-name="P13">hoursplayed = {}</text:p>
            <text:p text:style-name="P13">name = input("name: ")</text:p>
            <text:p text:style-name="P13">while name != "":</text:p>
            <text:p text:style-name="P13"><text:s text:c="4"/></text:p>
            <text:p text:style-name="P13"><text:s text:c="4"/># FILL IN THE BLANK!</text:p>
            <text:p text:style-name="P13"/>
            <text:p text:style-name="P13"><text:s text:c="4"/>name = input("name: ")</text:p>
            <text:p text:style-name="P13"/>
            <text:p text:style-name="P13">print(hoursplayed<text:span text:style-name="T27">)</text:span></text:p>
          </table:table-cell>
        </table:table-row>
      </table:table>
      <text:p text:style-name="P7"><text:span text:style-name="Teletype"><text:span text:style-name="T6"/></text:span></text:p>
      <text:p text:style-name="P10"><text:span text:style-name="Teletype"><text:span text:style-name="T4">Removing a Key-Value Pair from a Dictionary</text:span></text:span></text:p>
      <text:p text:style-name="P7"><text:span text:style-name="Teletype"><text:span text:style-name="T2"/></text:span></text:p>
      <text:p text:style-name="P7"><text:span text:style-name="Teletype"><text:span text:style-name="T8">I've already shown you how to add a key-value pair.</text:span></text:span></text:p>
      <text:p text:style-name="P7"><text:span text:style-name="Teletype"><text:span text:style-name="T6"/></text:span></text:p>
      <text:p text:style-name="P7"><text:span text:style-name="Teletype"><text:span text:style-name="T8">You can remove a key-value pair from the dictionary. Here's how you do it:</text:span></text:span></text:p>
      <text:p text:style-name="P7"><text:span text:style-name="Teletype"><text:span text:style-name="T6"/></text:span></text:p>
      <table:table table:name="Table11" table:style-name="Table11">
        <table:table-column table:style-name="Table11.A"/>
        <table:table-row>
          <table:table-cell table:style-name="Table11.A1" office:value-type="string">
            <text:p text:style-name="P11"><text:span text:style-name="T19">hoursplayed = {"</text:span><text:span text:style-name="Teletype"><text:span text:style-name="T17">sim2": 200, "doom3": 5000}</text:span></text:span></text:p>
            <text:p text:style-name="P11"><text:span text:style-name="Teletype"><text:span text:style-name="T17">del hoursplayed["</text:span></text:span><text:span text:style-name="Teletype"><text:span text:style-name="Teletype"><text:span text:style-name="T17">sim2"]</text:span></text:span></text:span></text:p>
            <text:p text:style-name="P11"><text:span text:style-name="Teletype"><text:span text:style-name="T17">print(hoursplayed</text:span></text:span><text:span text:style-name="Teletype"><text:span text:style-name="T18">)</text:span></text:span></text:p>
          </table:table-cell>
        </table:table-row>
      </table:table>
      <text:p text:style-name="P7"><text:span text:style-name="Teletype"><text:span text:style-name="T6"/></text:span></text:p>
      <text:p text:style-name="P7"><text:span text:style-name="Teletype"><text:span text:style-name="T8">That's all there is to it.</text:span></text:span></text:p>
      <text:p text:style-name="P10"><text:span text:style-name="Teletype"><text:span text:style-name="T4">Running Across a Dictionary</text:span></text:span></text:p>
      <text:p text:style-name="P7"><text:span text:style-name="Teletype"><text:span text:style-name="T2"/></text:span></text:p>
      <text:p text:style-name="P7"><text:span text:style-name="Teletype"><text:span text:style-name="T8">There are several ways to run across all the rows in a dictionary.</text:span></text:span></text:p>
      <text:p text:style-name="P7"><text:span text:style-name="Teletype"><text:span text:style-name="T6"/></text:span></text:p>
      <text:p text:style-name="P7"><text:span text:style-name="Teletype"><text:span text:style-name="T8">A dictionary is actually an object. You can get all the keys (as a </text:span></text:span><text:span text:style-name="Teletype"><text:span text:style-name="T9">list</text:span></text:span><text:span text:style-name="Teletype"><text:span text:style-name="T8">) from a dictionary like this:</text:span></text:span></text:p>
      <table:table table:name="Table12" table:style-name="Table12">
        <table:table-column table:style-name="Table12.A"/>
        <table:table-row>
          <table:table-cell table:style-name="Table12.A1" office:value-type="string">
            <text:p text:style-name="P13">hiscore = {}</text:p>
            <text:p text:style-name="P13">hiscore["john"] = 32</text:p>
            <text:p text:style-name="P13">hiscore["jane"] = 500</text:p>
            <text:p text:style-name="P13"/>
            <text:p text:style-name="P13">print(hiscore.keys()<text:span text:style-name="T27">)</text:span></text:p>
          </table:table-cell>
        </table:table-row>
      </table:table>
      <text:p text:style-name="P7"><text:span text:style-name="Teletype"><text:span text:style-name="T6"/></text:span></text:p>
      <text:p text:style-name="P7"><text:span text:style-name="Teletype"><text:span text:style-name="T8">Exercise. In the above dictionary, the first key inserted into the dictionary was “john”. In the printout of the above program, did “john” appear first? </text:span></text:span></text:p>
      <text:p text:style-name="P7"><text:span text:style-name="Teletype"><text:span text:style-name="T6"/></text:span></text:p>
      <text:p text:style-name="P7"><text:span text:style-name="Teletype"><text:span text:style-name="T8">With the list of key values, you can scan across a dictionary:</text:span></text:span></text:p>
      <text:p text:style-name="P4"/>
      <table:table table:name="Table13" table:style-name="Table13">
        <table:table-column table:style-name="Table13.A"/>
        <table:table-row>
          <table:table-cell table:style-name="Table13.A1" office:value-type="string">
            <text:p text:style-name="P13">hiscore = {}</text:p>
            <text:p text:style-name="P13">hiscore["john"] = 32</text:p>
            <text:p text:style-name="P13">hiscore["jane"] = 500</text:p>
            <text:p text:style-name="P13"/>
            <text:p text:style-name="P13">for name in hiscore.keys():</text:p>
            <text:p text:style-name="P13"><text:s text:c="4"/>print(name, hiscore[name]<text:span text:style-name="T27">)</text:span></text:p>
          </table:table-cell>
        </table:table-row>
      </table:table>
      <text:p text:style-name="P7"><text:span text:style-name="Teletype"><text:span text:style-name="T6"/></text:span></text:p>
      <text:p text:style-name="P7"><text:span text:style-name="Teletype"><text:span text:style-name="T8">Exercise. Modify the following program so that instead of printing the dictionary, it prints each key-value pair on a separate line:</text:span></text:span></text:p>
      <table:table table:name="Table26" table:style-name="Table26">
        <table:table-column table:style-name="Table26.A"/>
        <table:table-row>
          <table:table-cell table:style-name="Table26.A1" office:value-type="string">
            <text:p text:style-name="P13">s = "life, universe, and everything"</text:p>
            <text:p text:style-name="P13"/>
            <text:p text:style-name="P13">frequency = {}</text:p>
            <text:p text:style-name="P13">for c in s:</text:p>
            <text:p text:style-name="P13"><text:s text:c="4"/>if frequency.has_key(c):</text:p>
            <text:p text:style-name="P13"><text:s text:c="8"/>frequency[c] = frequency[c] + 1</text:p>
            <text:p text:style-name="P13"><text:s text:c="4"/>else:</text:p>
            <text:p text:style-name="P13"><text:s text:c="8"/>frequency[c] = 1</text:p>
            <text:p text:style-name="P13"/>
            <text:p text:style-name="P13">print(frequency<text:span text:style-name="T27">)</text:span></text:p>
          </table:table-cell>
        </table:table-row>
      </table:table>
      <text:p text:style-name="P7"><text:span text:style-name="Teletype"><text:span text:style-name="T8">You should get this output:</text:span></text:span></text:p>
      <table:table table:name="Table27" table:style-name="Table27">
        <table:table-column table:style-name="Table27.A"/>
        <table:table-row>
          <table:table-cell table:style-name="Table27.A1" office:value-type="string">
            <text:p text:style-name="P13">a 1</text:p>
            <text:p text:style-name="P13"><text:s text:c="2"/>3</text:p>
            <text:p text:style-name="P13">e 5</text:p>
            <text:p text:style-name="P13">d 1</text:p>
            <text:p text:style-name="P13">g 1</text:p>
            <text:p text:style-name="P13">f 1</text:p>
            <text:p text:style-name="P13">i 3</text:p>
            <text:p text:style-name="P13">h 1</text:p>
            <text:p text:style-name="P13">, 2</text:p>
            <text:p text:style-name="P13">l 1</text:p>
            <text:p text:style-name="P13">s 1</text:p>
            <text:p text:style-name="P13">r 2</text:p>
            <text:p text:style-name="P13">u 1</text:p>
            <text:p text:style-name="P13">t 1</text:p>
            <text:p text:style-name="P13">v 2</text:p>
            <text:p text:style-name="P13"><text:soft-page-break/>y 1</text:p>
            <text:p text:style-name="P13">n 3</text:p>
          </table:table-cell>
        </table:table-row>
      </table:table>
      <text:p text:style-name="P7"><text:span text:style-name="Teletype"><text:span text:style-name="T6"/></text:span></text:p>
      <text:p text:style-name="P7"><text:span text:style-name="Teletype"><text:span text:style-name="T8">Exercise. Recall that you can sort a list:</text:span></text:span></text:p>
      <table:table table:name="Table28" table:style-name="Table28">
        <table:table-column table:style-name="Table28.A"/>
        <table:table-row>
          <table:table-cell table:style-name="Table28.A1" office:value-type="string">
            <text:p text:style-name="P13">x = [5,3,1,2,4]</text:p>
            <text:p text:style-name="P13">print(x<text:span text:style-name="T27">)</text:span></text:p>
            <text:p text:style-name="P13">x.sort()</text:p>
            <text:p text:style-name="P13">print(x<text:span text:style-name="T27">)</text:span></text:p>
          </table:table-cell>
        </table:table-row>
      </table:table>
      <text:p text:style-name="P7"><text:span text:style-name="Teletype"><text:span text:style-name="T8">You can also sort tuples. </text:span></text:span></text:p>
      <table:table table:name="Table29" table:style-name="Table29">
        <table:table-column table:style-name="Table29.A"/>
        <table:table-row>
          <table:table-cell table:style-name="Table29.A1" office:value-type="string">
            <text:p text:style-name="P13">x = [(5,2),(3,3),(1,3),(2,4),(4,1),(3,1)]</text:p>
            <text:p text:style-name="P13">print(x<text:span text:style-name="T27">)</text:span></text:p>
            <text:p text:style-name="P13">x.sort()</text:p>
            <text:p text:style-name="P13">print(x<text:span text:style-name="T27">)</text:span></text:p>
          </table:table-cell>
        </table:table-row>
      </table:table>
      <text:p text:style-name="P7"><text:span text:style-name="Teletype"><text:span text:style-name="T8">Notice that Python will sort (in ascendng order) by the first number in the tuples. If the first numbers of two tuples are the same, their second numbers are used to break the tie.</text:span></text:span></text:p>
      <text:p text:style-name="P7"><text:span text:style-name="Teletype"><text:span text:style-name="T6"/></text:span></text:p>
      <text:p text:style-name="P7"><text:span text:style-name="Teletype"><text:span text:style-name="T8">Now modify the above program</text:span></text:span></text:p>
      <table:table table:name="Table30" table:style-name="Table30">
        <table:table-column table:style-name="Table30.A"/>
        <table:table-row>
          <table:table-cell table:style-name="Table30.A1" office:value-type="string">
            <text:p text:style-name="P13">s = "life, universe, and everything"</text:p>
            <text:p text:style-name="P13"/>
            <text:p text:style-name="P13">frequency = {}</text:p>
            <text:p text:style-name="P13">for c in s:</text:p>
            <text:p text:style-name="P13"><text:s text:c="4"/>if frequency.has_key(c):</text:p>
            <text:p text:style-name="P13"><text:s text:c="8"/>frequency[c] = frequency[c] + 1</text:p>
            <text:p text:style-name="P13"><text:s text:c="4"/>else:</text:p>
            <text:p text:style-name="P13"><text:s text:c="8"/>frequency[c] = 1</text:p>
            <text:p text:style-name="P13"/>
            <text:p text:style-name="P13">print(frequency<text:span text:style-name="T27">)</text:span></text:p>
          </table:table-cell>
        </table:table-row>
      </table:table>
      <text:p text:style-name="P7"><text:span text:style-name="Teletype"><text:span text:style-name="T8">so that the output prints the frequencies sorted in </text:span></text:span><text:span text:style-name="Teletype"><text:span text:style-name="T9">descending</text:span></text:span><text:span text:style-name="Teletype"><text:span text:style-name="T8"> order. You should get this output: </text:span></text:span></text:p>
      <table:table table:name="Table31" table:style-name="Table31">
        <table:table-column table:style-name="Table31.A"/>
        <table:table-row>
          <table:table-cell table:style-name="Table31.A1" office:value-type="string">
            <text:p text:style-name="P13">e 5</text:p>
            <text:p text:style-name="P13">n 3</text:p>
            <text:p text:style-name="P13">i 3</text:p>
            <text:p text:style-name="P13"><text:s text:c="2"/>3</text:p>
            <text:p text:style-name="P13">v 2</text:p>
            <text:p text:style-name="P13">r 2</text:p>
            <text:p text:style-name="P13">, 2</text:p>
            <text:p text:style-name="P13">y 1</text:p>
            <text:p text:style-name="P13">u 1</text:p>
            <text:p text:style-name="P13">t 1</text:p>
            <text:p text:style-name="P13">s 1</text:p>
            <text:p text:style-name="P13">l 1</text:p>
            <text:p text:style-name="P13">h 1</text:p>
            <text:p text:style-name="P13">g 1</text:p>
            <text:p text:style-name="P13">f 1</text:p>
            <text:p text:style-name="P13">d 1</text:p>
            <text:p text:style-name="P13">a 1</text:p>
          </table:table-cell>
        </table:table-row>
      </table:table>
      <text:p text:style-name="P7"><text:span text:style-name="Teletype"><text:span text:style-name="T8">[Hint: Scan the dictionary but instead of printing each key-value pair, append the key-value pair to a list as a tuple with the value as first entry and key as second entry. Sort the list. Scan the list and print the contents one item on a line. You have to reverse the list because the list is sorted in the ascending order. The solution is given below.]</text:span></text:span></text:p>
      <text:p text:style-name="P7"><text:span text:style-name="Teletype"><text:span text:style-name="T6"/></text:span></text:p>
      <text:p text:style-name="P7"><text:soft-page-break/><text:span text:style-name="Teletype"><text:span text:style-name="T8">You can also create a list of key-value pairs as tuples in the following way:</text:span></text:span></text:p>
      <table:table table:name="Table14" table:style-name="Table14">
        <table:table-column table:style-name="Table14.A"/>
        <table:table-row>
          <table:table-cell table:style-name="Table14.A1" office:value-type="string">
            <text:p text:style-name="P13">hiscore = {}</text:p>
            <text:p text:style-name="P13">hiscore["john"] = 32</text:p>
            <text:p text:style-name="P13">hiscore["jane"] = 500</text:p>
            <text:p text:style-name="P13"/>
            <text:p text:style-name="P13">print(hiscore.items()<text:span text:style-name="T27">)</text:span></text:p>
            <text:p text:style-name="P13"/>
            <text:p text:style-name="P13">for key,value in hiscore.items():</text:p>
            <text:p text:style-name="P13"><text:s text:c="4"/>print(key, value<text:span text:style-name="T27">)</text:span></text:p>
          </table:table-cell>
        </table:table-row>
      </table:table>
      <text:p text:style-name="P7"><text:span text:style-name="Teletype"><text:span text:style-name="T6"/></text:span></text:p>
      <text:p text:style-name="P7"><text:span text:style-name="Teletype"><text:span text:style-name="T8">Solution to last exercise.</text:span></text:span></text:p>
      <table:table table:name="Table32" table:style-name="Table32">
        <table:table-column table:style-name="Table32.A"/>
        <table:table-row>
          <table:table-cell table:style-name="Table32.A1" office:value-type="string">
            <text:p text:style-name="P13">s = "life, universe, and everything"</text:p>
            <text:p text:style-name="P13"/>
            <text:p text:style-name="P13">frequency = {}</text:p>
            <text:p text:style-name="P13">for c in s:</text:p>
            <text:p text:style-name="P13"><text:s text:c="4"/>if frequency.has_key(c):</text:p>
            <text:p text:style-name="P13"><text:s text:c="8"/>frequency[c] = frequency[c] + 1</text:p>
            <text:p text:style-name="P13"><text:s text:c="4"/>else:</text:p>
            <text:p text:style-name="P13"><text:s text:c="8"/>frequency[c] = 1</text:p>
            <text:p text:style-name="P13"/>
            <text:p text:style-name="P13">list = []</text:p>
            <text:p text:style-name="P13">for key in frequency.keys():</text:p>
            <text:p text:style-name="P13"><text:s text:c="4"/>list.append((frequency[key], key))</text:p>
            <text:p text:style-name="P13"/>
            <text:p text:style-name="P13">list.sort()</text:p>
            <text:p text:style-name="P13"/>
            <text:p text:style-name="P13">for f, c in list[::-1]:</text:p>
            <text:p text:style-name="P13"><text:s text:c="4"/>print(c, f<text:span text:style-name="T27">)</text:span></text:p>
          </table:table-cell>
        </table:table-row>
      </table:table>
      <text:p text:style-name="P7"><text:span text:style-name="Teletype"><text:span text:style-name="T8">(There are many ways to solve this problem.)</text:span></text:span></text:p>
      <text:p text:style-name="P7"><text:span text:style-name="Teletype"><text:span text:style-name="T6"/></text:span></text:p>
      <text:p text:style-name="P7"><text:span text:style-name="Teletype"><text:span text:style-name="T8">To analyze the frequencies of the characters, you need a pretty long string. I'm too lazy to type in a long string. No problem. If you have internet connection, you can get Python to download a string from the web. The Project Gutenberg has lots of books online. Here's the URL for Doyle's “The Hounds of Baskervilles”:</text:span></text:span></text:p>
      <text:p text:style-name="P8"><text:span text:style-name="Teletype"><text:span text:style-name="T6"/></text:span></text:p>
      <text:p text:style-name="P8"><text:a xlink:type="simple" xlink:href="http://www.gutenberg.org/dirs/etext01/bskrv11.txt" text:style-name="Internet_20_link" text:visited-style-name="Visited_20_Internet_20_Link"><text:span text:style-name="Teletype"><text:span text:style-name="T8">http://www.gutenberg.org/dirs/etext01/bskrv11.txt</text:span></text:span></text:a></text:p>
      <text:p text:style-name="P7"><text:span text:style-name="Teletype"><text:span text:style-name="T11"/></text:span></text:p>
      <text:p text:style-name="P7"><text:span text:style-name="Teletype"><text:span text:style-name="T8">Open your web browser and point to that URL and you should be able to read the story.</text:span></text:span></text:p>
      <text:p text:style-name="P7"><text:span text:style-name="Teletype"><text:span text:style-name="T11"/></text:span></text:p>
      <text:p text:style-name="P7"><text:span text:style-name="Teletype"><text:span text:style-name="T8">This is how you download a string using a URL:</text:span></text:span></text:p>
      <table:table table:name="Table118" table:style-name="Table118">
        <table:table-column table:style-name="Table118.A"/>
        <table:table-row table:style-name="Table118.1">
          <table:table-cell table:style-name="Table118.A1" office:value-type="string">
            <text:p text:style-name="P13">import urllib</text:p>
            <text:p text:style-name="P13">url = "http://www.gutenberg.org/dirs/etext01/bskrv11.txt"</text:p>
            <text:p text:style-name="P13">s = urllib.urlopen(url).read()</text:p>
            <text:p text:style-name="P13">print(s<text:span text:style-name="T27">)</text:span></text:p>
          </table:table-cell>
        </table:table-row>
      </table:table>
      <text:p text:style-name="P7"><text:span text:style-name="Teletype"><text:span text:style-name="T11"/></text:span></text:p>
      <text:p text:style-name="P7"><text:span text:style-name="Teletype"><text:span text:style-name="T8">Make sure what you see on your screen matches your browser. So now you can analyze the frequencies on the character in string s.</text:span></text:span></text:p>
      <text:p text:style-name="P7"><text:span text:style-name="Teletype"><text:span text:style-name="T11"/></text:span></text:p>
      <text:p text:style-name="P7"><text:span text:style-name="Teletype"><text:span text:style-name="T8">Using the string from the URL </text:span></text:span><text:a xlink:type="simple" xlink:href="http://www.gutenberg.org/dirs/etext01/bskrv11.txt" text:style-name="Internet_20_link" text:visited-style-name="Visited_20_Internet_20_Link"><text:span text:style-name="Teletype"><text:span text:style-name="Teletype"><text:span text:style-name="T8">http://www.gutenberg.org/dirs/etext01/bskrv11.txt</text:span></text:span></text:span></text:a></text:p>
      <text:p text:style-name="P7"><text:span text:style-name="Teletype"><text:span text:style-name="T8">and the previous program this is the frequencies I get:</text:span></text:span></text:p>
      <table:table table:name="Table119" table:style-name="Table119">
        <table:table-column table:style-name="Table119.A"/>
        <table:table-row>
          <table:table-cell table:style-name="Table119.A1" office:value-type="string">
            <text:p text:style-name="P13"><text:s text:c="2"/>59524</text:p>
            <text:p text:style-name="P13">e 30989</text:p>
            <text:p text:style-name="P13">t 22818</text:p>
            <text:p text:style-name="P13">o 19959</text:p>
            <text:p text:style-name="P13">a 19914</text:p>
            <text:p text:style-name="P13">n 16739</text:p>
            <text:p text:style-name="P13">h 16209</text:p>
            <text:p text:style-name="P13">i 15769</text:p>
            <text:p text:style-name="P13">s 15194</text:p>
            <text:p text:style-name="P13">r 14925</text:p>
            <text:p text:style-name="P13">d 10525</text:p>
            <text:p text:style-name="P13">l 9898</text:p>
            <text:p text:style-name="P13">u 7738</text:p>
            <text:p text:style-name="P13"/>
            <text:p text:style-name="P13"/>
            <text:p text:style-name="P13">7531</text:p>
            <text:p text:style-name="P13">m 6491</text:p>
            <text:p text:style-name="P13">w 6024</text:p>
            <text:p text:style-name="P13">c 5941</text:p>
            <text:p text:style-name="P13">f 5267</text:p>
            <text:p text:style-name="P13">y 5262</text:p>
            <text:p text:style-name="P13">g 4428</text:p>
            <text:p text:style-name="P13">p 3884</text:p>
            <text:p text:style-name="P13">, 3572</text:p>
            <text:p text:style-name="P13">. 3515</text:p>
            <text:p text:style-name="P13">b 3262</text:p>
            <text:p text:style-name="P13">" 2800</text:p>
            <text:p text:style-name="P13">v 2660</text:p>
            <text:p text:style-name="P13">k 1973</text:p>
            <text:p text:style-name="P13">I 1961</text:p>
            <text:p text:style-name="P13">H 839</text:p>
            <text:p text:style-name="P13">T 783</text:p>
            <text:p text:style-name="P13">S 648</text:p>
            <text:p text:style-name="P13">- 584</text:p>
            <text:p text:style-name="P13">W 546</text:p>
            <text:p text:style-name="P13">? 522</text:p>
            <text:p text:style-name="P13">B 473</text:p>
            <text:p text:style-name="P13">x 466</text:p>
            <text:p text:style-name="P13">' 449</text:p>
            <text:p text:style-name="P13">A 399</text:p>
            <text:p text:style-name="P13">M 375</text:p>
            <text:p text:style-name="P13">C 278</text:p>
            <text:p text:style-name="P13">D 251</text:p>
            <text:p text:style-name="P13">Y 230</text:p>
            <text:p text:style-name="P13">N 229</text:p>
            <text:p text:style-name="P13">E 197</text:p>
            <text:p text:style-name="P13">! 195</text:p>
            <text:p text:style-name="P13">q 193</text:p>
            <text:p text:style-name="P13">O 191</text:p>
            <text:p text:style-name="P13">L 179</text:p>
            <text:p text:style-name="P13">j 158</text:p>
            <text:p text:style-name="P13">z 127</text:p>
            <text:p text:style-name="P13">G 125</text:p>
            <text:p text:style-name="P13">R 124</text:p>
            <text:p text:style-name="P13"><text:soft-page-break/>P 121</text:p>
            <text:p text:style-name="P13">F 105</text:p>
            <text:p text:style-name="P13">* 65</text:p>
            <text:p text:style-name="P13">; 51</text:p>
            <text:p text:style-name="P13">U 50</text:p>
            <text:p text:style-name="P13">1 48</text:p>
            <text:p text:style-name="P13">0 44</text:p>
            <text:p text:style-name="P13">J 39</text:p>
            <text:p text:style-name="P13">V 34</text:p>
            <text:p text:style-name="P13">: 33</text:p>
            <text:p text:style-name="P13">2 31</text:p>
            <text:p text:style-name="P13">] 22</text:p>
            <text:p text:style-name="P13">[ 22</text:p>
            <text:p text:style-name="P13">) 22</text:p>
            <text:p text:style-name="P13">( 22</text:p>
            <text:p text:style-name="P13">8 17</text:p>
            <text:p text:style-name="P13">3 16</text:p>
            <text:p text:style-name="P13">9 13</text:p>
            <text:p text:style-name="P13">7 13</text:p>
            <text:p text:style-name="P13">4 13</text:p>
            <text:p text:style-name="P13">/ 12</text:p>
            <text:p text:style-name="P13">X 10</text:p>
            <text:p text:style-name="P13">Q 9</text:p>
            <text:p text:style-name="P13">@ 8</text:p>
            <text:p text:style-name="P13">6 8</text:p>
            <text:p text:style-name="P13">5 7</text:p>
            <text:p text:style-name="P13">K 5</text:p>
            <text:p text:style-name="P13">% 3</text:p>
            <text:p text:style-name="P13">~ 2</text:p>
            <text:p text:style-name="P13">&gt; 2</text:p>
            <text:p text:style-name="P13">= 2</text:p>
            <text:p text:style-name="P13"># 2</text:p>
            <text:p text:style-name="P13">_ 1</text:p>
            <text:p text:style-name="P13">&lt; 1</text:p>
            <text:p text:style-name="P13">+ 1</text:p>
            <text:p text:style-name="P13">$ 1</text:p>
          </table:table-cell>
        </table:table-row>
      </table:table>
      <text:p text:style-name="P7"><text:span text:style-name="Teletype"><text:span text:style-name="T6"/></text:span></text:p>
      <text:p text:style-name="P7"><text:span text:style-name="Teletype"><text:span text:style-name="T8">Note that lower and uppercase characters are counted separately. Can you modify your program so that they are combined? </text:span></text:span></text:p>
      <text:p text:style-name="P10"><text:span text:style-name="Teletype"><text:span text:style-name="T4">Values for the Key-Value Pairs</text:span></text:span></text:p>
      <text:p text:style-name="P7"><text:span text:style-name="Teletype"><text:span text:style-name="T2"/></text:span></text:p>
      <text:p text:style-name="P7"><text:span text:style-name="Teletype"><text:span text:style-name="T8">You can put any value into the value part of a key-value pair for a dictionary: integers, strings, ... and even a dictionary!</text:span></text:span></text:p>
      <text:p text:style-name="P7"><text:span text:style-name="Teletype"><text:span text:style-name="T8">Try this:</text:span></text:span></text:p>
      <table:table table:name="Table21" table:style-name="Table21">
        <table:table-column table:style-name="Table21.A"/>
        <table:table-row>
          <table:table-cell table:style-name="Table21.A1" office:value-type="string">
            <text:p text:style-name="P13">d = {}</text:p>
            <text:p text:style-name="P13">d[1] = 2</text:p>
            <text:p text:style-name="P13">d["buckle"] = "my shoe"</text:p>
            <text:p text:style-name="P13">print(d<text:span text:style-name="T27">)</text:span></text:p>
            <text:p text:style-name="P13"/>
            <text:p text:style-name="P13">e = {}</text:p>
            <text:p text:style-name="P13">e["song"] = d</text:p>
            <text:p text:style-name="P13">print(e<text:span text:style-name="T27">)</text:span></text:p>
          </table:table-cell>
        </table:table-row>
      </table:table>
      <text:p text:style-name="P7"><text:span text:style-name="Teletype"><text:span text:style-name="T6"/></text:span></text:p>
      <text:p text:style-name="P7"><text:span text:style-name="Teletype"><text:span text:style-name="T8">But you </text:span></text:span><text:span text:style-name="Teletype"><text:span text:style-name="T9">cannot</text:span></text:span><text:span text:style-name="Teletype"><text:span text:style-name="T8"> use anything as a key. Try this:</text:span></text:span></text:p>
      <text:p text:style-name="P7"><text:span text:style-name="Teletype"><text:span text:style-name="T6"/></text:span></text:p>
      <text:p text:style-name="P7"><text:span text:style-name="Teletype"><text:span text:style-name="T8">Exercise. From the following example, what type of values cannot be used for keys?</text:span></text:span></text:p>
      <table:table table:name="Table22" table:style-name="Table22">
        <table:table-column table:style-name="Table22.A"/>
        <table:table-row>
          <table:table-cell table:style-name="Table22.A1" office:value-type="string">
            <text:p text:style-name="P13">d = {}</text:p>
            <text:p text:style-name="P13"/>
            <text:p text:style-name="P13">"integer as key ..."</text:p>
            <text:p text:style-name="P13">d[1] = 2</text:p>
            <text:p text:style-name="P13"/>
            <text:p text:style-name="P13">"string as key ..."</text:p>
            <text:p text:style-name="P13">d["buckle"] = "my shoe"</text:p>
            <text:p text:style-name="P13">print(d<text:span text:style-name="T27">)</text:span></text:p>
            <text:p text:style-name="P13"/>
            <text:p text:style-name="P13">"tuple as key ..."</text:p>
            <text:p text:style-name="P13">d[(1, 2)] = "buckle my shoe"</text:p>
            <text:p text:style-name="P13">print(d<text:span text:style-name="T27">)</text:span></text:p>
            <text:p text:style-name="P13"/>
            <text:p text:style-name="P13">"list as key ..."</text:p>
            <text:p text:style-name="P13">d[[1, 2]] = "buckle my shoe"</text:p>
            <text:p text:style-name="P13">print(d<text:span text:style-name="T27">)</text:span></text:p>
            <text:p text:style-name="P13"/>
            <text:p text:style-name="P13">"dictionary as key ..."</text:p>
            <text:p text:style-name="P13">e = {1: 2, "buckle": "my shoe"}</text:p>
            <text:p text:style-name="P13">d[e] = "not my fav song"</text:p>
          </table:table-cell>
        </table:table-row>
      </table:table>
      <text:p text:style-name="P7"><text:span text:style-name="Teletype"><text:span text:style-name="T6"/></text:span></text:p>
      <text:p text:style-name="P7"><text:span text:style-name="Teletype"><text:span text:style-name="T8">Do you remember mutable and immutable values? An immutable value is a value that cannot be changed. (Remind yourself to check previous your notes later.) Keys must be immutable. For the time being just remember that you can only use integers, floating point numbers (example: </text:span></text:span><text:span text:style-name="Teletype"><text:span text:style-name="T19">1.231</text:span></text:span><text:span text:style-name="Teletype"><text:span text:style-name="T8">), boolean values (</text:span></text:span><text:span text:style-name="Teletype"><text:span text:style-name="T19">True</text:span></text:span><text:span text:style-name="Teletype"><text:span text:style-name="T8"> and </text:span></text:span><text:span text:style-name="Teletype"><text:span text:style-name="T19">False</text:span></text:span><text:span text:style-name="Teletype"><text:span text:style-name="T8">), strings as keys. You can also use tuples involving integers, floating point numbers, boolean values, strings.</text:span></text:span></text:p>
      <text:p text:style-name="P7"><text:span text:style-name="Teletype"><text:span text:style-name="T6"/></text:span></text:p>
      <text:p text:style-name="P7"><text:span text:style-name="Teletype"><text:span text:style-name="T6"/></text:span></text:p>
      <text:p text:style-name="P10"><text:span text:style-name="Teletype"><text:span text:style-name="T4">Dictionary and Hash Table (Optional)</text:span></text:span></text:p>
      <text:p text:style-name="P7"><text:span text:style-name="Teletype"><text:span text:style-name="T2"/></text:span></text:p>
      <text:p text:style-name="P7"><text:span text:style-name="Teletype"><text:span text:style-name="T8">You might skip this on a first reading.</text:span></text:span></text:p>
      <text:p text:style-name="P7"><text:span text:style-name="Teletype"><text:span text:style-name="T6"/></text:span></text:p>
      <text:p text:style-name="P7"><text:span text:style-name="Teletype"><text:span text:style-name="T8">The following gives you a better picture than the table that I have given you above – although the description given here is still not complete. </text:span></text:span></text:p>
      <text:p text:style-name="P7"><text:span text:style-name="Teletype"><text:span text:style-name="T6"/></text:span></text:p>
      <text:p text:style-name="P7"><text:span text:style-name="Teletype"><text:span text:style-name="T8">Actually a dictionary is not just a table that you fill with rows in such a way that you keep adding rows starting with an empty table.</text:span></text:span></text:p>
      <text:p text:style-name="P7"><text:span text:style-name="Teletype"><text:span text:style-name="T6"/></text:span></text:p>
      <text:p text:style-name="P7"><text:span text:style-name="Teletype"><text:span text:style-name="T8">You should think of a dictionary as a table </text:span></text:span><text:span text:style-name="Teletype"><text:span text:style-name="T9">already</text:span></text:span><text:span text:style-name="Teletype"><text:span text:style-name="T8"> with rows. Rows are marks as used or unused. Initially every row is marks as unused. Suppose you create an empty dictionary:</text:span></text:span></text:p>
      <table:table table:name="Table68" table:style-name="Table68">
        <table:table-column table:style-name="Table68.A"/>
        <table:table-row>
          <table:table-cell table:style-name="Table68.A1" office:value-type="string">
            <text:p text:style-name="P7"><text:span text:style-name="Teletype"><text:span text:style-name="T19">d = {}</text:span></text:span></text:p>
          </table:table-cell>
        </table:table-row>
      </table:table>
      <text:p text:style-name="P7"><text:span text:style-name="Teletype"><text:span text:style-name="T17"/></text:span></text:p>
      <text:p text:style-name="P7"><text:span text:style-name="Teletype"><text:span text:style-name="T8">Python will create a table with rows marks as unused:<text:tab/></text:span></text:span></text:p>
      <table:table table:name="Table69" table:style-name="Table69">
        <table:table-column table:style-name="Table69.A"/>
        <table:table-column table:style-name="Table69.B"/>
        <table:table-row>
          <table:table-cell table:style-name="Table69.A1" office:value-type="string">
            <text:p text:style-name="P13"/>
          </table:table-cell>
          <table:table-cell table:style-name="Table69.B1" office:value-type="string">
            <text:p text:style-name="P13"/>
          </table:table-cell>
        </table:table-row>
        <table:table-row>
          <table:table-cell table:style-name="Table69.A2" office:value-type="string">
            <text:p text:style-name="P13"/>
          </table:table-cell>
          <table:table-cell table:style-name="Table69.B2" office:value-type="string">
            <text:p text:style-name="P13"/>
          </table:table-cell>
        </table:table-row>
        <table:table-row>
          <table:table-cell table:style-name="Table69.A2" office:value-type="string">
            <text:p text:style-name="P13"/>
          </table:table-cell>
          <table:table-cell table:style-name="Table69.B2" office:value-type="string">
            <text:p text:style-name="P13"/>
          </table:table-cell>
        </table:table-row>
        <table:table-row>
          <table:table-cell table:style-name="Table69.A2" office:value-type="string">
            <text:p text:style-name="P13"/>
          </table:table-cell>
          <table:table-cell table:style-name="Table69.B2" office:value-type="string">
            <text:p text:style-name="P13"/>
          </table:table-cell>
        </table:table-row>
      </table:table>
      <text:p text:style-name="P7"><text:span text:style-name="Teletype"><text:span text:style-name="T6"/></text:span></text:p>
      <text:p text:style-name="P4">On executing</text:p>
      <table:table table:name="Table70" table:style-name="Table70">
        <table:table-column table:style-name="Table70.A"/>
        <table:table-row>
          <table:table-cell table:style-name="Table70.A1" office:value-type="string">
            <text:p text:style-name="P17">d["foo"] = 1234</text:p>
          </table:table-cell>
        </table:table-row>
      </table:table>
      <text:p text:style-name="P17"/>
      <text:p text:style-name="P7"><text:span text:style-name="T25">Python computes an index position using a special function that converts the string </text:span><text:span text:style-name="T19">"foo"</text:span><text:span text:style-name="T25"> into an “appropriate” integer that can can then be converted into an index position into the table. Such a function is called a </text:span><text:span text:style-name="T15">hash function</text:span><text:span text:style-name="T25">. Let's just say that the hash of </text:span><text:span text:style-name="T19">"foo"</text:span><text:span text:style-name="T25"> converts to index 1 of the table. So we have this picture:</text:span><text:span text:style-name="Teletype"><text:span text:style-name="T8"><text:tab/></text:span></text:span></text:p>
      <table:table table:name="Table71" table:style-name="Table71">
        <table:table-column table:style-name="Table71.A"/>
        <table:table-column table:style-name="Table71.B"/>
        <table:table-row>
          <table:table-cell table:style-name="Table71.A1" office:value-type="string">
            <text:p text:style-name="P13"/>
          </table:table-cell>
          <table:table-cell table:style-name="Table71.B1" office:value-type="string">
            <text:p text:style-name="P13"/>
          </table:table-cell>
        </table:table-row>
        <table:table-row>
          <table:table-cell table:style-name="Table71.A2" office:value-type="string">
            <text:p text:style-name="P13">"foo"</text:p>
          </table:table-cell>
          <table:table-cell table:style-name="Table71.B2" office:value-type="string">
            <text:p text:style-name="P13">1234</text:p>
          </table:table-cell>
        </table:table-row>
        <table:table-row>
          <table:table-cell table:style-name="Table71.A2" office:value-type="string">
            <text:p text:style-name="P13"/>
          </table:table-cell>
          <table:table-cell table:style-name="Table71.B2" office:value-type="string">
            <text:p text:style-name="P13"/>
          </table:table-cell>
        </table:table-row>
        <table:table-row>
          <table:table-cell table:style-name="Table71.A2" office:value-type="string">
            <text:p text:style-name="P13"/>
          </table:table-cell>
          <table:table-cell table:style-name="Table71.B2" office:value-type="string">
            <text:p text:style-name="P13"/>
          </table:table-cell>
        </table:table-row>
      </table:table>
      <text:p text:style-name="P7"><text:span text:style-name="Teletype"><text:span text:style-name="T6"/></text:span></text:p>
      <text:p text:style-name="P7"><text:span text:style-name="Teletype"><text:span text:style-name="T8">Right now one row is marked as “used”. Three rows are marks as unused.</text:span></text:span></text:p>
      <text:p text:style-name="P7"><text:span text:style-name="Teletype"><text:span text:style-name="T6"/></text:span></text:p>
      <text:p text:style-name="P7"><text:span text:style-name="Teletype"><text:span text:style-name="T8">In Computer Science, the above table is called a </text:span></text:span><text:span text:style-name="Teletype"><text:span text:style-name="T13">hash table</text:span></text:span><text:span text:style-name="Teletype"><text:span text:style-name="T1">.</text:span></text:span></text:p>
      <text:p text:style-name="P7"><text:span text:style-name="Teletype"><text:span text:style-name="T2"/></text:span></text:p>
      <text:p text:style-name="P7"><text:span text:style-name="Teletype"><text:span text:style-name="T8">By the way it's easy to find the hash value of </text:span></text:span><text:span text:style-name="Teletype"><text:span text:style-name="T19">"foo":</text:span></text:span></text:p>
      <table:table table:name="Table72" table:style-name="Table72">
        <table:table-column table:style-name="Table72.A"/>
        <table:table-row>
          <table:table-cell table:style-name="Table72.A1" office:value-type="string">
            <text:p text:style-name="P13">hash(<text:span text:style-name="T24">"foo")</text:span></text:p>
          </table:table-cell>
        </table:table-row>
      </table:table>
      <text:p text:style-name="P7"><text:span text:style-name="Teletype"><text:span text:style-name="T8">(This is not used directly as an index value. This integer value has to be converted first.)</text:span></text:span></text:p>
      <text:p text:style-name="P7"><text:span text:style-name="Teletype"><text:span text:style-name="T6"/></text:span></text:p>
      <text:p text:style-name="P7"><text:span text:style-name="Teletype"><text:span text:style-name="T8">The hash table created by Python is actually much larger. By the way, the hash function can take two different keys and return the same hash value. This will create a problem: The index positions for these keys will be the same! I won't go into the “collision resolution” of such situations. I </text:span></text:span><text:soft-page-break/><text:span text:style-name="Teletype"><text:span text:style-name="T8">will only say that a good hash function is a very good “scrambling” function in the sense that values are hashed in such a way that the table is filled as “uniformly” as possible in order to minimize collision of hash values. </text:span></text:span></text:p>
      <text:p text:style-name="P10"><text:span text:style-name="Teletype"><text:span text:style-name="T4">Electric Rays Again</text:span></text:span></text:p>
      <text:p text:style-name="P7"><text:span text:style-name="Teletype"><text:span text:style-name="T2"/></text:span></text:p>
      <text:p text:style-name="P7"><text:span text:style-name="Teletype"><text:span text:style-name="T8">Let's look at our line from the first section again: [100, 50, 1, -2, 30, 25, 2, 3, (200, 150, 205)]</text:span></text:span></text:p>
      <text:p text:style-name="P7"><text:span text:style-name="Teletype"><text:span text:style-name="T6"/></text:span></text:p>
      <text:p text:style-name="P7"><text:span text:style-name="Teletype"><text:span text:style-name="T8">Again we do not want to depend on our ability to remember meaning of the positions within the line. </text:span></text:span></text:p>
      <text:p text:style-name="P7"><text:span text:style-name="Teletype"><text:span text:style-name="T6"/></text:span></text:p>
      <text:p text:style-name="P7"><text:span text:style-name="Teletype"><text:span text:style-name="T8">Let's give the values in our line some names. I'll use </text:span></text:span><text:span text:style-name="Teletype"><text:span text:style-name="T19">x</text:span></text:span><text:span text:style-name="Teletype"><text:span text:style-name="T8">,</text:span></text:span><text:span text:style-name="Teletype"><text:span text:style-name="T19">y</text:span></text:span><text:span text:style-name="Teletype"><text:span text:style-name="T8"> to denote the coordinates of one endpoint and </text:span></text:span><text:span text:style-name="Teletype"><text:span text:style-name="T19">X</text:span></text:span><text:span text:style-name="Teletype"><text:span text:style-name="T8">,</text:span></text:span><text:span text:style-name="Teletype"><text:span text:style-name="T19">Y</text:span></text:span><text:span text:style-name="Teletype"><text:span text:style-name="T8"> for the other. Furthermore, I'll use </text:span></text:span><text:span text:style-name="Teletype"><text:span text:style-name="T19">xspeed</text:span></text:span><text:span text:style-name="Teletype"><text:span text:style-name="T8">, </text:span></text:span><text:span text:style-name="Teletype"><text:span text:style-name="T19">yspeed</text:span></text:span><text:span text:style-name="Teletype"><text:span text:style-name="T8"> for the speed (or velocity) of the point </text:span></text:span><text:span text:style-name="Teletype"><text:span text:style-name="T19">x</text:span></text:span><text:span text:style-name="Teletype"><text:span text:style-name="T8">,</text:span></text:span><text:span text:style-name="Teletype"><text:span text:style-name="T19">y</text:span></text:span><text:span text:style-name="Teletype"><text:span text:style-name="T8"> and </text:span></text:span><text:span text:style-name="Teletype"><text:span text:style-name="T19">Xspeed</text:span></text:span><text:span text:style-name="Teletype"><text:span text:style-name="T8">, </text:span></text:span><text:span text:style-name="Teletype"><text:span text:style-name="T19">Yspeed</text:span></text:span><text:span text:style-name="Teletype"><text:span text:style-name="T8"> for the speed for the point </text:span></text:span><text:span text:style-name="Teletype"><text:span text:style-name="T19">X</text:span></text:span><text:span text:style-name="Teletype"><text:span text:style-name="T8">, </text:span></text:span><text:span text:style-name="Teletype"><text:span text:style-name="T19">Y</text:span></text:span><text:span text:style-name="Teletype"><text:span text:style-name="T8">. Furthermore I'll use </text:span></text:span><text:span text:style-name="Teletype"><text:span text:style-name="T19">color</text:span></text:span><text:span text:style-name="Teletype"><text:span text:style-name="T8"> for the color of the line.</text:span></text:span></text:p>
      <text:p text:style-name="P7"><text:span text:style-name="Teletype"><text:span text:style-name="T6"/></text:span></text:p>
      <text:p text:style-name="P7"><text:span text:style-name="Teletype"><text:span text:style-name="T8">Using this naming scheme, I can now remodel our line:</text:span></text:span></text:p>
      <text:p text:style-name="P7"><text:span text:style-name="Teletype"><text:span text:style-name="T6"/></text:span></text:p>
      <table:table table:name="Table15" table:style-name="Table15">
        <table:table-column table:style-name="Table15.A"/>
        <table:table-row>
          <table:table-cell table:style-name="Table15.A1" office:value-type="string">
            <text:p text:style-name="P7"><text:span text:style-name="Teletype"><text:span text:style-name="T19">line = [100, 50, 1, -2, 30, 25, 2, 3, \</text:span></text:span></text:p>
            <text:p text:style-name="P7"><text:span text:style-name="Teletype"><text:span text:style-name="T19"><text:s text:c="8"/>(200, 150, 205)]</text:span></text:span></text:p>
          </table:table-cell>
        </table:table-row>
      </table:table>
      <text:p text:style-name="P7"><text:span text:style-name="Teletype"><text:span text:style-name="T6"/></text:span></text:p>
      <text:p text:style-name="P4">as:</text:p>
      <table:table table:name="Table16" table:style-name="Table16">
        <table:table-column table:style-name="Table16.A"/>
        <table:table-row>
          <table:table-cell table:style-name="Table16.A1" office:value-type="string">
            <text:p text:style-name="P7"><text:span text:style-name="Teletype"><text:span text:style-name="T19">line = {}</text:span></text:span></text:p>
            <text:p text:style-name="P7"><text:span text:style-name="Teletype"><text:span text:style-name="T19">line["x"] = 100</text:span></text:span></text:p>
            <text:p text:style-name="P7"><text:span text:style-name="Teletype"><text:span text:style-name="T19">line["y"] = 50</text:span></text:span></text:p>
            <text:p text:style-name="P7"><text:span text:style-name="Teletype"><text:span text:style-name="T19">line["xspeed"] = 1</text:span></text:span></text:p>
            <text:p text:style-name="P7"><text:span text:style-name="Teletype"><text:span text:style-name="T19">line["yspeed"] = -2</text:span></text:span></text:p>
            <text:p text:style-name="P7"><text:span text:style-name="Teletype"><text:span text:style-name="T19">line["X"] = 30</text:span></text:span></text:p>
            <text:p text:style-name="P7"><text:span text:style-name="Teletype"><text:span text:style-name="T19">line["Y"] = 25</text:span></text:span></text:p>
            <text:p text:style-name="P7"><text:span text:style-name="Teletype"><text:span text:style-name="T19">line["Xspeed"] = 2</text:span></text:span></text:p>
            <text:p text:style-name="P7"><text:span text:style-name="Teletype"><text:span text:style-name="T19">line["Yspeed"] = 3</text:span></text:span></text:p>
            <text:p text:style-name="P7"><text:span text:style-name="Teletype"><text:span text:style-name="T19">line["color"] = (200, 150, 205)</text:span></text:span></text:p>
          </table:table-cell>
        </table:table-row>
      </table:table>
      <text:p text:style-name="P7"><text:span text:style-name="Teletype"><text:span text:style-name="T6"/></text:span></text:p>
      <text:p text:style-name="P7"><text:span text:style-name="Teletype"><text:span text:style-name="T8">Exercise. Go ahead and take the electric ray program and modify it so that each line is a dictionary. The lines variable will become not a list of lists but a list of dictionaries. Mind-boggling ... but think about it a bit ... and just hit the code. Everything will become clear after trying out your knowledge of dictionaries on the program.</text:span></text:span></text:p>
      <text:p text:style-name="P7"><text:span text:style-name="Teletype"><text:span text:style-name="T6"/></text:span></text:p>
      <text:p text:style-name="P7"><text:span text:style-name="Teletype"><text:span text:style-name="T8">The solution is in the next section. Don't peek without trying it out first!</text:span></text:span></text:p>
      <text:p text:style-name="P7"><text:span text:style-name="Teletype"><text:span text:style-name="T6"/></text:span></text:p>
      <text:p text:style-name="P7"><text:span text:style-name="Teletype"><text:span text:style-name="T8">By the way you already know that when you create a rect, say </text:span></text:span><text:span text:style-name="Teletype"><text:span text:style-name="T19">r</text:span></text:span><text:span text:style-name="Teletype"><text:span text:style-name="T8">, you get </text:span></text:span><text:span text:style-name="Teletype"><text:span text:style-name="T19">r.x</text:span></text:span><text:span text:style-name="Teletype"><text:span text:style-name="T8">, </text:span></text:span><text:span text:style-name="Teletype"><text:span text:style-name="T19">r.y</text:span></text:span><text:span text:style-name="Teletype"><text:span text:style-name="T8">, </text:span></text:span><text:span text:style-name="Teletype"><text:span text:style-name="T19">r.w</text:span></text:span><text:span text:style-name="Teletype"><text:span text:style-name="T8">, and </text:span></text:span><text:span text:style-name="Teletype"><text:span text:style-name="T19">r.h</text:span></text:span><text:span text:style-name="Teletype"><text:span text:style-name="T8">. It's possible to create a line variable </text:span></text:span><text:span text:style-name="Teletype"><text:span text:style-name="T19">line</text:span></text:span><text:span text:style-name="Teletype"><text:span text:style-name="T8"> so that we have </text:span></text:span><text:span text:style-name="Teletype"><text:span text:style-name="T19">line.x</text:span></text:span><text:span text:style-name="Teletype"><text:span text:style-name="T8">, </text:span></text:span><text:span text:style-name="Teletype"><text:span text:style-name="T19">line.y</text:span></text:span><text:span text:style-name="Teletype"><text:span text:style-name="T8">, etc. in other words line is an object. We're doing something similar but using dictionaries. </text:span></text:span></text:p>
      <text:p text:style-name="P7"><text:span text:style-name="Teletype"><text:span text:style-name="T6"/></text:span></text:p>
      <text:p text:style-name="P7"><text:span text:style-name="Teletype"><text:span text:style-name="T8"><text:tab/>Using dictionary<text:tab/>Using object</text:span></text:span></text:p>
      <text:p text:style-name="P7"><text:span text:style-name="Teletype"><text:span text:style-name="T8"><text:tab/></text:span></text:span><text:span text:style-name="Teletype"><text:span text:style-name="T19">line["x"]<text:tab/><text:tab/>line.x</text:span></text:span></text:p>
      <text:p text:style-name="P7"><text:span text:style-name="Teletype"><text:span text:style-name="T6"/></text:span></text:p>
      <text:p text:style-name="P7"><text:span text:style-name="Teletype"><text:span text:style-name="T8">I'll show you how to create objects much much later.</text:span></text:span></text:p>
      <text:p text:style-name="P7"><text:span text:style-name="Teletype"><text:span text:style-name="T6"/></text:span></text:p>
      <text:p text:style-name="P10"><text:span text:style-name="Teletype"><text:span text:style-name="T4">Solution to the Dictionary Version of Electric Rays</text:span></text:span></text:p>
      <text:p text:style-name="P7"><text:span text:style-name="Teletype"><text:span text:style-name="T2"/></text:span></text:p>
      <text:p text:style-name="P7"><text:span text:style-name="Teletype"><text:span text:style-name="T8">OK. Here's the solution.</text:span></text:span></text:p>
      <text:p text:style-name="P7"><text:span text:style-name="Teletype"><text:span text:style-name="T6"/></text:span></text:p>
      <table:table table:name="Table17" table:style-name="Table17">
        <table:table-column table:style-name="Table17.A"/>
        <table:table-row>
          <table:table-cell table:style-name="Table17.A1" office:value-type="string">
            <text:p text:style-name="P13">import pygame, sys, random</text:p>
            <text:p text:style-name="P13">pygame.init()</text:p>
            <text:p text:style-name="P13">random.seed()</text:p>
            <text:p text:style-name="P13"/>
            <text:p text:style-name="P13">WIDTH, HEIGHT = 640, 480</text:p>
            <text:p text:style-name="P13">SIZE = (WIDTH, HEIGHT)</text:p>
            <text:p text:style-name="P13">surface = pygame.display.set_mode(SIZE)</text:p>
            <text:p text:style-name="P13"/>
            <text:p text:style-name="P13">sys.stdout = open("stdout.txt", "w")</text:p>
            <text:p text:style-name="P13">sys.stderr = open("stderr.txt", "w")</text:p>
            <text:p text:style-name="P13"/>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
            <text:p text:style-name="P13">while 1:</text:p>
            <text:p text:style-name="P13"><text:s text:c="4"/></text:p>
            <text:p text:style-name="P13"><text:s text:c="4"/>lines = []</text:p>
            <text:p text:style-name="P13"/>
            <text:p text:style-name="P13"><text:s text:c="4"/>Rspeed, Gspeed, Bspeed = random.randrange(-5,6), random.randrange(-5,6), \ </text:p>
            <text:p text:style-name="P13"><text:s text:c="29"/>random.randrange(-5,6)</text:p>
            <text:p text:style-name="P13"><text:s text:c="4"/>R, G, B = (random.randrange(256), random.randrange(256), \ </text:p>
            <text:p text:style-name="P13"><text:s text:c="15"/>random.randrange(256))</text:p>
            <text:p text:style-name="P13"/>
            <text:p text:style-name="P13"><text:s text:c="4"/>x, y = random.randrange(WIDTH), random.randrange(HEIGHT)</text:p>
            <text:p text:style-name="P13"><text:s text:c="4"/>xspeed, yspeed = random.randrange(1,2) * random.randrange(-1,2,2), \</text:p>
            <text:p text:style-name="P13"><text:s text:c="21"/>random.randrange(1,2) * random.randrange(-1,2,2)</text:p>
            <text:p text:style-name="P13"/>
            <text:p text:style-name="P13"><text:s text:c="4"/>X, Y = random.randrange(WIDTH), random.randrange(HEIGHT)</text:p>
            <text:p text:style-name="P13"><text:s text:c="4"/>Xspeed, Yspeed = random.randrange(1,2) * random.randrange(-1,2,2), \</text:p>
            <text:p text:style-name="P13"><text:s text:c="21"/>random.randrange(1,2) * random.randrange(-1,2,2)</text:p>
            <text:p text:style-name="P13"/>
            <text:p text:style-name="P13"><text:s text:c="4"/>for i in range(100):</text:p>
            <text:p text:style-name="P13"><text:s text:c="8"/></text:p>
            <text:p text:style-name="P13"><text:s text:c="8"/>R, Rspeed = move(R, Rspeed, 255)</text:p>
            <text:p text:style-name="P13"><text:s text:c="8"/>G, Gspeed = move(G, Gspeed, 255)</text:p>
            <text:p text:style-name="P13"><text:s text:c="8"/>B, Bspeed = move(B, Bspeed, 255)</text:p>
            <text:p text:style-name="P13"><text:s text:c="12"/></text:p>
            <text:p text:style-name="P13"><text:s text:c="8"/>color = (R, G, B)</text:p>
            <text:p text:style-name="P13"><text:soft-page-break/></text:p>
            <text:p text:style-name="P15"><text:s text:c="8"/># NEW CODE:</text:p>
            <text:p text:style-name="P15"><text:s text:c="8"/>line = {}</text:p>
            <text:p text:style-name="P15"><text:s text:c="8"/>line["x"] = x</text:p>
            <text:p text:style-name="P15"><text:s text:c="8"/>line["y"] = y</text:p>
            <text:p text:style-name="P15"><text:s text:c="8"/>line["xspeed"] = xspeed</text:p>
            <text:p text:style-name="P15"><text:s text:c="8"/>line["yspeed"] = yspeed</text:p>
            <text:p text:style-name="P15"><text:s text:c="8"/>line["X"] = X</text:p>
            <text:p text:style-name="P15"><text:s text:c="8"/>line["Y"] = Y</text:p>
            <text:p text:style-name="P15"><text:s text:c="8"/>line["Xspeed"] = Xspeed</text:p>
            <text:p text:style-name="P15"><text:s text:c="8"/>line["Yspeed"] = Yspeed</text:p>
            <text:p text:style-name="P15"><text:s text:c="8"/>line["color"] = color</text:p>
            <text:p text:style-name="P13"><text:s text:c="8"/></text:p>
            <text:p text:style-name="P13"><text:s text:c="8"/>lines.append(line)</text:p>
            <text:p text:style-name="P13"/>
            <text:p text:style-name="P13"><text:s text:c="4"/>FRAME_RATE = 1000.0 / 60</text:p>
            <text:p text:style-name="P13"/>
            <text:p text:style-name="P13"><text:s text:c="4"/>count = 0</text:p>
            <text:p text:style-name="P13"><text:s text:c="4"/>num_lines = 1</text:p>
            <text:p text:style-name="P13"/>
            <text:p text:style-name="P13"><text:s text:c="8"/>initial_time = pygame.time.get_ticks()</text:p>
            <text:p text:style-name="P13"><text:s text:c="4"/></text:p>
            <text:p text:style-name="P13"><text:s text:c="4"/>while 1:</text:p>
            <text:p text:style-name="P13"/>
            <text:p text:style-name="P13"><text:s text:c="8"/>next_initial_time = pygame.time.get_ticks()</text:p>
            <text:p text:style-name="P13"><text:s text:c="8"/>if next_initial_time - initial_time &gt; 60000:</text:p>
            <text:p text:style-name="P13"><text:s text:c="12"/>break</text:p>
            <text:p text:style-name="P13"/>
            <text:p text:style-name="P13"><text:s text:c="8"/>starttime = pygame.time.get_ticks()</text:p>
            <text:p text:style-name="P13"/>
            <text:p text:style-name="P13"><text:s text:c="8"/>for event in pygame.event.get():</text:p>
            <text:p text:style-name="P13"><text:s text:c="12"/>if event.type == pygame.QUIT: <text:s text:c="4"/></text:p>
            <text:p text:style-name="P13"><text:s text:c="16"/>sys.exit()</text:p>
            <text:p text:style-name="P13"/>
            <text:p text:style-name="P13"><text:s text:c="8"/># Move lines in lines[:num_lines]</text:p>
            <text:p text:style-name="P13"><text:s text:c="8"/>for line in lines[:num_lines]:</text:p>
            <text:p text:style-name="P13"><text:s text:c="12"/><text:span text:style-name="T22"># NEW CODE</text:span></text:p>
            <text:p text:style-name="P15"><text:s text:c="12"/>line["x"], line["xspeed"] = move(line["x"], line["xspeed"], WIDTH - 1)</text:p>
            <text:p text:style-name="P15"><text:s text:c="12"/>line["y"], line["yspeed"] = move(line["y"], line["yspeed"], HEIGHT - 1)</text:p>
            <text:p text:style-name="P15"><text:s text:c="12"/>line["X"], line["Xspeed"] = move(line["X"], line["Xspeed"], WIDTH - 1)</text:p>
            <text:p text:style-name="P15"><text:s text:c="12"/>line["Y"], line["Yspeed"] = move(line["Y"], line["Yspeed"], HEIGHT - 1)</text:p>
            <text:p text:style-name="P15"><text:s text:c="8"/></text:p>
            <text:p text:style-name="P13"><text:s text:c="8"/>surface.fill(BLACK)</text:p>
            <text:p text:style-name="P13"/>
            <text:p text:style-name="P13"><text:s text:c="8"/># Draw lines in lines[:num_lines]</text:p>
            <text:p text:style-name="P13"><text:s text:c="8"/>for line in lines[:num_lines]:</text:p>
            <text:p text:style-name="P13"><text:s text:c="12"/><text:span text:style-name="T22"># NEW CODE</text:span></text:p>
            <text:p text:style-name="P15"><text:s text:c="12"/>pygame.draw.line(surface, line["color"], (line["x"],line["y"]), \</text:p>
            <text:p text:style-name="P15"><text:s text:c="29"/>(line["X"],line["Y"]))</text:p>
            <text:p text:style-name="P15"><text:s text:c="8"/></text:p>
            <text:p text:style-name="P13"><text:s text:c="8"/>pygame.display.flip()</text:p>
            <text:p text:style-name="P13"/>
            <text:p text:style-name="P13"><text:s text:c="8"/>if num_lines &lt; 100:</text:p>
            <text:p text:style-name="P13"><text:s text:c="12"/>count = count + 1</text:p>
            <text:p text:style-name="P13"><text:soft-page-break/></text:p>
            <text:p text:style-name="P13"><text:s text:c="8"/>if count &gt;= 10:</text:p>
            <text:p text:style-name="P13"><text:s text:c="12"/>if num_lines &lt; 100:</text:p>
            <text:p text:style-name="P13"><text:s text:c="16"/>num_lines = num_lines + 1</text:p>
            <text:p text:style-name="P13"><text:s text:c="16"/>count = 0</text:p>
            <text:p text:style-name="P13"/>
            <text:p text:style-name="P13"><text:s text:c="8"/>endtime = pygame.time.get_ticks()</text:p>
            <text:p text:style-name="P13"><text:s text:c="8"/>totaltime = starttime - endtime</text:p>
            <text:p text:style-name="P13"><text:s text:c="8"/>timeleft = int(FRAME_RATE - totaltime)</text:p>
            <text:p text:style-name="P13"><text:s text:c="8"/>if timeleft &gt; 0:</text:p>
            <text:p text:style-name="P13"><text:s text:c="12"/>pygame.time.delay(timeleft)</text:p>
          </table:table-cell>
        </table:table-row>
      </table:table>
      <text:p text:style-name="P7"><text:span text:style-name="Teletype"><text:span text:style-name="T6"/></text:span></text:p>
      <text:p text:style-name="P10"><text:span text:style-name="Teletype"><text:span text:style-name="T4">Dictionary-Cleanup of Our Galaxian</text:span></text:span></text:p>
      <text:p text:style-name="P7"><text:span text:style-name="Teletype"><text:span text:style-name="T2"/></text:span></text:p>
      <text:p text:style-name="P9"><text:span text:style-name="Teletype"><text:span text:style-name="T8">Refer to the simple galaxian game from the previous set of notes. We will now go through a series of “clean-up” operations to break the program up into pieces.</text:span></text:span></text:p>
      <text:p text:style-name="P9"><text:span text:style-name="Teletype"><text:span text:style-name="T6"/></text:span></text:p>
      <text:p text:style-name="P9"><text:span text:style-name="Teletype"><text:span text:style-name="T8">First we will create “higher level concepts”. What I mean is this: We have </text:span></text:span><text:span text:style-name="Teletype"><text:span text:style-name="T19">alien_image</text:span></text:span><text:span text:style-name="Teletype"><text:span text:style-name="T8">, </text:span></text:span><text:span text:style-name="Teletype"><text:span text:style-name="T19">alien_rect</text:span></text:span><text:span text:style-name="Teletype"><text:span text:style-name="T8">, </text:span></text:span><text:span text:style-name="Teletype"><text:span text:style-name="T19">alien_speed</text:span></text:span><text:span text:style-name="Teletype"><text:span text:style-name="T8">. These are three different things. We want to create an </text:span></text:span><text:span text:style-name="Teletype"><text:span text:style-name="T19">alien</text:span></text:span><text:span text:style-name="Teletype"><text:span text:style-name="T8"> concept that contains the above three concepts. When we work with too many concepts, we will then prefer to think of the alien concept only. Here's the hierarchy of the 4 different concepts:</text:span></text:span></text:p>
      <text:p text:style-name="P9"><text:span text:style-name="Teletype"><text:span text:style-name="T6"/></text:span></text:p>
      <text:p text:style-name="P8"><text:span text:style-name="Teletype"><text:span text:style-name="T6"/></text:span></text:p>
      <text:p text:style-name="P8"><text:span text:style-name="Teletype"><text:span text:style-name="T19">alien</text:span></text:span></text:p>
      <text:p text:style-name="P7"><draw:line text:anchor-type="paragraph" draw:z-index="0" draw:name="Shape3" draw:style-name="gr22" draw:text-style-name="P25" svg:x1="2.2346in" svg:y1="0.0307in" svg:x2="0.8075in" svg:y2="0.3642in"><text:p/></draw:line><draw:line text:anchor-type="paragraph" draw:z-index="1" draw:name="Shape4" draw:style-name="gr22" draw:text-style-name="P25" svg:x1="2.2346in" svg:y1="0.0307in" svg:x2="2.2346in" svg:y2="0.3118in"><text:p/></draw:line><draw:line text:anchor-type="paragraph" draw:z-index="2" draw:name="Shape5" draw:style-name="gr22" draw:text-style-name="P25" svg:x1="2.2346in" svg:y1="0.0307in" svg:x2="3.672in" svg:y2="0.3433in"><text:p/></draw:line><text:span text:style-name="Teletype"><text:span text:style-name="T17"/></text:span></text:p>
      <text:p text:style-name="P7"><text:span text:style-name="Teletype"><text:span text:style-name="T17"/></text:span></text:p>
      <text:p text:style-name="P8"><text:span text:style-name="Teletype"><text:span text:style-name="T19">alien_image<text:tab/>alien_rect<text:tab/>alien_speed</text:span></text:span></text:p>
      <text:p text:style-name="P7"><text:span text:style-name="Teletype"><text:span text:style-name="T17"/></text:span></text:p>
      <text:p text:style-name="P7"><text:span text:style-name="Teletype"><text:span text:style-name="T17"/></text:span></text:p>
      <text:p text:style-name="P7"><text:span text:style-name="Teletype"><text:span text:style-name="T8">Here's what we'll do: We'll create a dictionary called </text:span></text:span><text:span text:style-name="Teletype"><text:span text:style-name="T19">alien</text:span></text:span><text:span text:style-name="Teletype"><text:span text:style-name="T8">.</text:span></text:span></text:p>
      <text:p text:style-name="P7"><text:span text:style-name="Teletype"><text:span text:style-name="T8">The dictionary </text:span></text:span><text:span text:style-name="Teletype"><text:span text:style-name="T19">alien</text:span></text:span><text:span text:style-name="Teletype"><text:span text:style-name="T8"> has keys </text:span></text:span><text:span text:style-name="Teletype"><text:span text:style-name="T19">"image"</text:span></text:span><text:span text:style-name="Teletype"><text:span text:style-name="T8">, </text:span></text:span><text:span text:style-name="Teletype"><text:span text:style-name="T19">"rect"</text:span></text:span><text:span text:style-name="Teletype"><text:span text:style-name="T8">, and </text:span></text:span><text:span text:style-name="Teletype"><text:span text:style-name="T19">"speed"</text:span></text:span><text:span text:style-name="Teletype"><text:span text:style-name="T8">. In other words, </text:span></text:span><text:span text:style-name="Teletype"><text:span text:style-name="T19">alien_image</text:span></text:span><text:span text:style-name="Teletype"><text:span text:style-name="T8"> is packaged into </text:span></text:span><text:span text:style-name="Teletype"><text:span text:style-name="T19">alien</text:span></text:span><text:span text:style-name="Teletype"><text:span text:style-name="T8"> as </text:span></text:span><text:span text:style-name="Teletype"><text:span text:style-name="T19">alien</text:span></text:span><text:span text:style-name="Teletype"><text:span text:style-name="T8">[</text:span></text:span><text:span text:style-name="Teletype"><text:span text:style-name="Teletype"><text:span text:style-name="T19">"image"].</text:span></text:span></text:span></text:p>
      <text:p text:style-name="P7"><text:span text:style-name="Teletype"><text:span text:style-name="T6"/></text:span></text:p>
      <text:p text:style-name="P7"><text:span text:style-name="Teletype"><text:span text:style-name="T8">Here's your task: Modify your simple galaxian program (from last week) so that you have the following dictionaries:</text:span></text:span></text:p>
      <text:list text:style-name="L2">
        <text:list-item>
          <text:p text:style-name="P19"><text:span text:style-name="Teletype"><text:span text:style-name="T19">alien</text:span></text:span></text:p>
        </text:list-item>
        <text:list-item>
          <text:p text:style-name="P19"><text:span text:style-name="Teletype"><text:span text:style-name="T19">ship</text:span></text:span></text:p>
        </text:list-item>
        <text:list-item>
          <text:p text:style-name="P19"><text:span text:style-name="Teletype"><text:span text:style-name="T19">laser</text:span></text:span></text:p>
        </text:list-item>
        <text:list-item>
          <text:p text:style-name="P19"><text:span text:style-name="Teletype"><text:span text:style-name="T19">explosion</text:span></text:span></text:p>
        </text:list-item>
      </text:list>
      <text:p text:style-name="P7"><text:span text:style-name="Teletype"><text:span text:style-name="T6"/></text:span></text:p>
      <text:p text:style-name="P7"><text:span text:style-name="Teletype"><text:span text:style-name="T8">From now on I'll refer to the simple galaxian program (from last week) as simplegalaxian.py because that's what I called mine.</text:span></text:span></text:p>
      <text:p text:style-name="P7"><text:span text:style-name="Teletype"><text:span text:style-name="T6"/></text:span></text:p>
      <text:p text:style-name="P7"><text:span text:style-name="Teletype"><text:span text:style-name="T8">Hint: The dictionary </text:span></text:span><text:span text:style-name="Teletype"><text:span text:style-name="T19">alien</text:span></text:span><text:span text:style-name="Teletype"><text:span text:style-name="T8"> has keys </text:span></text:span><text:span text:style-name="Teletype"><text:span text:style-name="T19">"image"</text:span></text:span><text:span text:style-name="Teletype"><text:span text:style-name="T8">, </text:span></text:span><text:span text:style-name="Teletype"><text:span text:style-name="T19">"rect"</text:span></text:span><text:span text:style-name="Teletype"><text:span text:style-name="T8">, and </text:span></text:span><text:span text:style-name="Teletype"><text:span text:style-name="T19">"speed"</text:span></text:span><text:span text:style-name="Teletype"><text:span text:style-name="T8">. </text:span></text:span><text:span text:style-name="Teletype"><text:span text:style-name="T19">alien_image</text:span></text:span><text:span text:style-name="Teletype"><text:span text:style-name="T8"> in simplegalaxian.py should be replaced by </text:span></text:span><text:span text:style-name="Teletype"><text:span text:style-name="T19">alien</text:span></text:span><text:span text:style-name="Teletype"><text:span text:style-name="T8">[</text:span></text:span><text:span text:style-name="Teletype"><text:span text:style-name="Teletype"><text:span text:style-name="T19">"image"].</text:span></text:span></text:span></text:p>
      <text:p text:style-name="P7"><text:span text:style-name="Teletype"><text:span text:style-name="T6"/></text:span></text:p>
      <text:p text:style-name="P7"><text:span text:style-name="Teletype"><text:span text:style-name="T6"/></text:span></text:p>
      <text:p text:style-name="P10"><text:span text:style-name="Teletype"><text:span text:style-name="T12">Solution</text:span></text:span></text:p>
      <text:p text:style-name="P7"><text:span text:style-name="Teletype"><text:span text:style-name="T6"/></text:span></text:p>
      <table:table table:name="Table33" table:style-name="Table33">
        <table:table-column table:style-name="Table33.A"/>
        <table:table-row>
          <table:table-cell table:style-name="Table33.A1" office:value-type="string">
            <text:p text:style-name="P13">import pygame, sys, random</text:p>
            <text:p text:style-name="P13">pygame.init()</text:p>
            <text:p text:style-name="P13">random.seed()</text:p>
            <text:p text:style-name="P13"/>
            <text:p text:style-name="P13">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open("stdout.txt", "w")</text:p>
            <text:p text:style-name="P13">sys.stderr = open("stderr.txt", "w")</text:p>
            <text:p text:style-name="P13"/>
            <text:p text:style-name="P13"># Create alien</text:p>
            <text:p text:style-name="P15">alien = {}</text:p>
            <text:p text:style-name="P15">alien["image"] = pygame.image.load("GalaxianAquaAlien.gif")</text:p>
            <text:p text:style-name="P15">alien["rect"] = alien["image"].get_rect()</text:p>
            <text:p text:style-name="P15">alien["rect"] = alien["rect"].move([0,SCORE_HEIGHT])</text:p>
            <text:p text:style-name="P15">alien["speed"] = [1, 0]</text:p>
            <text:p text:style-name="P13">ALIEN_Y_INCREMENT = 10</text:p>
            <text:p text:style-name="P13"/>
            <text:p text:style-name="P13"># Create flagship</text:p>
            <text:p text:style-name="P15">ship = {}</text:p>
            <text:p text:style-name="P15">ship["image"] = pygame.image.load("GalaxianGalaxip.gif")</text:p>
            <text:p text:style-name="P15">ship["rect"] = ship["image"].get_rect()</text:p>
            <text:p text:style-name="P15">x = (WIDTH - ship["rect"].w) / 2</text:p>
            <text:p text:style-name="P15">y = HEIGHT - ship["rect"].h</text:p>
            <text:p text:style-name="P15">ship["rect"] = ship["rect"].move([x,y])</text:p>
            <text:p text:style-name="P15">ship["speed"] = [0, 0]</text:p>
            <text:p text:style-name="P15"/>
            <text:p text:style-name="P13"># Ship's laser</text:p>
            <text:p text:style-name="P15">laser = {}</text:p>
            <text:p text:style-name="P15">laser["rect"] = pygame.Rect(0, 0, 4, 8)</text:p>
            <text:p text:style-name="P15">laser["speed"] = [0, 0]</text:p>
            <text:p text:style-name="P15">laser["alive"] = False</text:p>
            <text:p text:style-name="P13"># Laser sound</text:p>
            <text:p text:style-name="P15">laser["sound"] = pygame.mixer.Sound("laser.wav")</text:p>
            <text:p text:style-name="P15"/>
            <text:p text:style-name="P13"># Explosion sound</text:p>
            <text:p text:style-name="P15">explosion = {}</text:p>
            <text:p text:style-name="P15">explosion["sound"] = pygame.mixer.Sound("gexplode.wav")</text:p>
            <text:p text:style-name="P15">explosion["played"] = False</text:p>
            <text:p text:style-name="P15"/>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oft-page-break/><text:s text:c="8"/>d = m</text:p>
            <text:p text:style-name="P13"><text:s text:c="8"/>v = -v</text:p>
            <text:p text:style-name="P13"><text:s text:c="4"/>return d, v</text:p>
            <text:p text:style-name="P13"/>
            <text:p text:style-name="P13">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5"><text:s text:c="16"/>ship["speed"] = [-1, 0]</text:p>
            <text:p text:style-name="P13"><text:s text:c="12"/>if keypress[pygame.K_RIGHT]:</text:p>
            <text:p text:style-name="P15"><text:s text:c="16"/>ship["speed"] = [1, 0]</text:p>
            <text:p text:style-name="P13"><text:s text:c="12"/>if keypress[pygame.K_SPACE]:</text:p>
            <text:p text:style-name="P15"><text:s text:c="16"/>if not laser["alive"]:</text:p>
            <text:p text:style-name="P15"><text:s text:c="20"/>laser["alive"] = True</text:p>
            <text:p text:style-name="P15"><text:s text:c="20"/>laser["speed"] = [0, -2]</text:p>
            <text:p text:style-name="P15"><text:s text:c="20"/>laser["rect"].x = ship["rect"].x + (ship["rect"].w - \</text:p>
            <text:p text:style-name="P15"><text:s text:c="38"/>laser["rect"].w)/2</text:p>
            <text:p text:style-name="P15"><text:s text:c="20"/>laser["rect"].y = ship["rect"].y - laser["rect"].w</text:p>
            <text:p text:style-name="P15"><text:s text:c="20"/>laser["sound"].play()</text:p>
            <text:p text:style-name="P15"/>
            <text:p text:style-name="P13"><text:s text:c="4"/>surface.fill(BLACK)</text:p>
            <text:p text:style-name="P13"/>
            <text:p text:style-name="P13"><text:s text:c="4"/>if not collides:</text:p>
            <text:p text:style-name="P15"><text:s text:c="8"/>alien["rect"].x, alien["speed"][0] = move(alien["rect"].x, \</text:p>
            <text:p text:style-name="P15"><text:s text:c="38"/>alien["speed"][0], WIDTH - alien["rect"].w)</text:p>
            <text:p text:style-name="P13"><text:s text:c="8"/>if random.randrange(100) == 0:</text:p>
            <text:p text:style-name="P15"><text:s text:c="12"/>alien["rect"].y = alien["rect"].y + ALIEN_Y_INCREMENT</text:p>
            <text:p text:style-name="P15"/>
            <text:p text:style-name="P15"><text:s text:c="8"/>ship["rect"].x, ship["speed"][0] = move(ship["rect"].x, \</text:p>
            <text:p text:style-name="P15"><text:s text:c="40"/>ship["speed"][0], WIDTH - ship["rect"].w)</text:p>
            <text:p text:style-name="P15"><text:s text:c="8"/>ship["speed"] = [0, 0]</text:p>
            <text:p text:style-name="P15"/>
            <text:p text:style-name="P15"><text:s text:c="8"/>if laser["alive"]:</text:p>
            <text:p text:style-name="P15"><text:s text:c="12"/>laser["rect"].y, laser["speed"][1] = move(laser["rect"].y, \ </text:p>
            <text:p text:style-name="P15"><text:s text:c="37"/>laser["speed"][1], HEIGHT - laser["rect"].h)</text:p>
            <text:p text:style-name="P15"><text:s text:c="12"/>if laser["rect"].y &lt; SCORE_HEIGHT:</text:p>
            <text:p text:style-name="P15"><text:s text:c="16"/>laser["alive"] = False</text:p>
            <text:p text:style-name="P15"/>
            <text:p text:style-name="P15"><text:s text:c="4"/>collides = alien["rect"].colliderect(ship["rect"]) or \ </text:p>
            <text:p text:style-name="P15"><text:s text:c="15"/>laser["rect"].colliderect(alien["rect"])</text:p>
            <text:p text:style-name="P15"/>
            <text:p text:style-name="P15"><text:s text:c="4"/>if collides == True and explosion["played"] == False:</text:p>
            <text:p text:style-name="P15"><text:s text:c="8"/>explosion["sound"].play()</text:p>
            <text:p text:style-name="P15"><text:s text:c="8"/>explosion["played"] = True</text:p>
            <text:p text:style-name="P13"><text:s text:c="8"/>pygame.time.delay(100)</text:p>
            <text:p text:style-name="P13"><text:s text:c="16"/></text:p>
            <text:p text:style-name="P15"><text:s text:c="4"/>surface.blit(alien["image"], alien["rect"])</text:p>
            <text:p text:style-name="P15"><text:s text:c="4"/>surface.blit(ship["image"], ship["rect"])</text:p>
            <text:p text:style-name="P15"><text:s text:c="4"/>if laser["alive"]:</text:p>
            <text:p text:style-name="P15"><text:soft-page-break/><text:s text:c="8"/>pygame.draw.rect(surface, RED, laser["rect"])</text:p>
            <text:p text:style-name="P13"><text:s text:c="4"/>pygame.display.flip()</text:p>
            <text:p text:style-name="P13"/>
            <text:p text:style-name="P13"><text:s text:c="4"/># Display message is there is a collision and then break</text:p>
            <text:p text:style-name="P13"><text:s text:c="4"/>if collides == True:</text:p>
            <text:p text:style-name="P15"><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5"><text:s text:c="12"/>score = 500 - alien["rect"].y</text:p>
            <text:p text:style-name="P15"/>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7"><text:span text:style-name="Teletype"><text:span text:style-name="T6"/></text:span></text:p>
      <text:p text:style-name="P10"><text:span text:style-name="Teletype"><text:span text:style-name="T4">Breaking up Our Galaxian into Functions</text:span></text:span></text:p>
      <text:p text:style-name="P7"><text:span text:style-name="Teletype"><text:span text:style-name="T2"/></text:span></text:p>
      <text:p text:style-name="P7"><text:span text:style-name="Teletype"><text:span text:style-name="T8">Now we'll break up chunks of code into functions and call these functions. Before we do that, I will review and give you more information about functions. </text:span></text:span></text:p>
      <text:p text:style-name="P7"><text:span text:style-name="Teletype"><text:span text:style-name="T6"/></text:span></text:p>
      <text:p text:style-name="P7"><text:span text:style-name="Teletype"><text:span text:style-name="T8">You know from our heavily-used function </text:span></text:span><text:span text:style-name="Teletype"><text:span text:style-name="T19">move</text:span></text:span><text:span text:style-name="Teletype"><text:span text:style-name="T8">, that a function accepts value/values, do some computation, and pass some value/values back. </text:span></text:span></text:p>
      <text:p text:style-name="P7"><text:span text:style-name="Teletype"><text:span text:style-name="T6"/></text:span></text:p>
      <text:p text:style-name="P7"><text:span text:style-name="Teletype"><text:span text:style-name="T8">Here's an example:</text:span></text:span></text:p>
      <table:table table:name="Table60" table:style-name="Table60">
        <table:table-column table:style-name="Table60.A"/>
        <table:table-row>
          <table:table-cell table:style-name="Table60.A1" office:value-type="string">
            <text:p text:style-name="P13">def f(a, b):</text:p>
            <text:p text:style-name="P13"><text:s text:c="4"/>print("in f ... ", a, b<text:span text:style-name="T27">)</text:span></text:p>
            <text:p text:style-name="P13"><text:s text:c="4"/>sum = a + b</text:p>
            <text:p text:style-name="P13"><text:s text:c="4"/>print("returning", sum</text:p>
            <text:p text:style-name="P13"><text:s text:c="4"/>return sum</text:p>
            <text:p text:style-name="P13"/>
            <text:p text:style-name="P13">x = 2</text:p>
            <text:p text:style-name="P13">print(f(x, 3)<text:span text:style-name="T27">)</text:span></text:p>
          </table:table-cell>
        </table:table-row>
      </table:table>
      <text:p text:style-name="P7"><text:span text:style-name="Teletype"><text:span text:style-name="T6"/></text:span></text:p>
      <text:p text:style-name="P7"><text:span text:style-name="Teletype"><text:span text:style-name="T8">You can create a function that does not accept any value:</text:span></text:span></text:p>
      <table:table table:name="Table61" table:style-name="Table61">
        <table:table-column table:style-name="Table61.A"/>
        <table:table-row>
          <table:table-cell table:style-name="Table61.A1" office:value-type="string">
            <text:p text:style-name="P13">def fortytwo():</text:p>
            <text:p text:style-name="P13"><text:s text:c="4"/>return 42</text:p>
            <text:p text:style-name="P13"/>
            <text:p text:style-name="P13">print(fortytwo()<text:span text:style-name="T27">)</text:span></text:p>
          </table:table-cell>
        </table:table-row>
      </table:table>
      <text:p text:style-name="P7"><text:span text:style-name="Teletype"><text:span text:style-name="T6"/></text:span></text:p>
      <text:p text:style-name="P7"><text:span text:style-name="Teletype"><text:span text:style-name="T8">and a function that does not return a value:</text:span></text:span></text:p>
      <text:p text:style-name="P4"/>
      <table:table table:name="Table62" table:style-name="Table62">
        <table:table-column table:style-name="Table62.A"/>
        <table:table-row>
          <table:table-cell table:style-name="Table62.A1" office:value-type="string">
            <text:p text:style-name="P13">def shoutfortytwo():</text:p>
            <text:p text:style-name="P13"><text:s text:c="4"/>print("FORTY-TWO!!!"<text:span text:style-name="T27">)</text:span></text:p>
            <text:p text:style-name="P13"><text:s text:c="4"/>return</text:p>
            <text:p text:style-name="P13"/>
            <text:p text:style-name="P13">shoutfortytwo()</text:p>
          </table:table-cell>
        </table:table-row>
      </table:table>
      <text:p text:style-name="P7"><text:span text:style-name="Teletype"><text:span text:style-name="T6"/></text:span></text:p>
      <text:p text:style-name="P7"><text:span text:style-name="Teletype"><text:span text:style-name="T8">But the point is that the main program calls a function, passing and receiving stuff from the function. Now look at the first example:</text:span></text:span></text:p>
      <table:table table:name="Table120" table:style-name="Table120">
        <table:table-column table:style-name="Table120.A"/>
        <table:table-row>
          <table:table-cell table:style-name="Table120.A1" office:value-type="string">
            <text:p text:style-name="P13">def f(a, b):</text:p>
            <text:p text:style-name="P13"><text:s text:c="4"/>print("in f ... ", a, b<text:span text:style-name="T27">)</text:span></text:p>
            <text:p text:style-name="P13"><text:s text:c="4"/>sum = a + b</text:p>
            <text:p text:style-name="P13"><text:s text:c="4"/>print("returning", sum<text:span text:style-name="T27">)</text:span></text:p>
            <text:p text:style-name="P13"><text:s text:c="4"/>return sum</text:p>
            <text:p text:style-name="P13"/>
            <text:p text:style-name="P13">x = 2</text:p>
            <text:p text:style-name="P13">print(f(x, 3)<text:span text:style-name="T27">)</text:span></text:p>
          </table:table-cell>
        </table:table-row>
      </table:table>
      <text:p text:style-name="P7"><text:span text:style-name="Teletype"><text:span text:style-name="T6"/></text:span></text:p>
      <text:p text:style-name="P7"><text:span text:style-name="Teletype"><text:span text:style-name="T8">The function f has two inputs and one output. Look at the two inputs of f: i.e. the two variables a and b. The main program “plugs” into f by passing in x and 3. You should view the calling and returning of f as a communication between the main program and f.</text:span></text:span></text:p>
      <text:p text:style-name="P7"><text:span text:style-name="Teletype"><text:span text:style-name="T6"/></text:span></text:p>
      <text:p text:style-name="P7"><text:span text:style-name="Teletype"><text:span text:style-name="T8">Different programming languages implement variables in slightly different ways, and the differences can be very subtle especially when variables communicate with each other through a function call. </text:span></text:span></text:p>
      <text:p text:style-name="P7"><text:soft-page-break/><text:span text:style-name="Teletype"><text:span text:style-name="T6"/></text:span></text:p>
      <text:p text:style-name="P7"><text:span text:style-name="Teletype"><text:span text:style-name="T8">For the most part, all variables are the same. However there are times where a Python variable is different from a variable in math or a variable from another programming language. This happens most frequently when variables are passed into functions and methods. </text:span></text:span></text:p>
      <text:p text:style-name="P7"><text:span text:style-name="Teletype"><text:span text:style-name="T6"/></text:span></text:p>
      <text:p text:style-name="P7"><text:span text:style-name="Teletype"><text:span text:style-name="T8">So I'll talk a little bit more about variables below.</text:span></text:span></text:p>
      <text:p text:style-name="P7"><text:span text:style-name="Teletype"><text:span text:style-name="T6"/></text:span></text:p>
      <text:p text:style-name="P7"><text:span text:style-name="Teletype"><text:span text:style-name="T8">OK ... so what do we need to talk about? Variables and functions.</text:span></text:span></text:p>
      <text:p text:style-name="P7"><text:span text:style-name="Teletype"><text:span text:style-name="T6"/></text:span></text:p>
      <text:p text:style-name="P7"><text:span text:style-name="Teletype"><text:span text:style-name="T8">There's one last thing of GREAT importance: scope. This means “where can I call on the name of a variable?”. It's also possible to have more than one variable with the same name! The reason why Python won't be confused (but you might!) is because Python create different “areas” for variable names. So it's possible to have an x is an “area” and an x in another “area”. All you need to know is which “area” to look at for x. Instead of talking about theoretical rules, I'll just give you enough examples to play with until you get it.</text:span></text:span></text:p>
      <text:p text:style-name="P7"><text:span text:style-name="Teletype"><text:span text:style-name="T6"/></text:span></text:p>
      <text:p text:style-name="P7"><draw:frame text:anchor-type="paragraph" draw:z-index="30" draw:name="Shape6" draw:style-name="gr2" draw:text-style-name="P26" svg:width="0.5732in" svg:height="0.2295in" svg:x="5.089in" svg:y="0.598in"><draw:text-box><text:p><text:span text:style-name="T1">header</text:span></text:p></draw:text-box></draw:frame><text:span text:style-name="Teletype"><text:span text:style-name="T6"/></text:span></text:p>
      <text:p text:style-name="P10"><text:span text:style-name="Teletype"><text:span text:style-name="T4">Variables: id and type</text:span></text:span></text:p>
      <text:p text:style-name="P7"><text:span text:style-name="Teletype"><text:span text:style-name="T2"/></text:span></text:p>
      <text:p text:style-name="P7"><text:span text:style-name="Teletype"><text:span text:style-name="T2"/></text:span></text:p>
      <text:p text:style-name="P4">Run this program:</text:p>
      <table:table table:name="Table121" table:style-name="Table121">
        <table:table-column table:style-name="Table121.A"/>
        <table:table-row>
          <table:table-cell table:style-name="Table121.A1" office:value-type="string">
            <text:p text:style-name="P13">x = 5</text:p>
            <text:p text:style-name="P13">print(x<text:span text:style-name="T27">)</text:span></text:p>
            <text:p text:style-name="P13">x = x + 1</text:p>
            <text:p text:style-name="P13">print(x<text:span text:style-name="T27">)</text:span></text:p>
          </table:table-cell>
        </table:table-row>
      </table:table>
      <text:p text:style-name="P7"><text:span text:style-name="Teletype"><text:span text:style-name="T6"/></text:span></text:p>
      <text:p text:style-name="P7"><text:span text:style-name="Teletype"><text:span text:style-name="T8">In the main part of the program, </text:span></text:span><text:span text:style-name="Teletype"><text:span text:style-name="T19">x = 5</text:span></text:span><text:span text:style-name="Teletype"><text:span text:style-name="T8"> will create a variable </text:span></text:span><text:span text:style-name="Teletype"><text:span text:style-name="T19">x</text:span></text:span><text:span text:style-name="Teletype"><text:span text:style-name="T8"> and make it point to a box with a value of </text:span></text:span><text:span text:style-name="Teletype"><text:span text:style-name="T19">5</text:span></text:span><text:span text:style-name="Teletype"><text:span text:style-name="T8">.</text:span></text:span></text:p>
      <text:p text:style-name="P7"><text:span text:style-name="Teletype"><text:span text:style-name="T6"/></text:span></text:p>
      <text:p text:style-name="P7"><draw:g text:anchor-type="paragraph" draw:z-index="3" draw:name="Shape7" draw:style-name="gr15"><draw:rect draw:style-name="gr17" draw:text-style-name="P29" svg:width="0.5106in" svg:height="0.3961in" svg:x="1.8386in" svg:y="0.0937in"><text:p text:style-name="P25">5</text:p></draw:rect><draw:line draw:style-name="gr18" draw:text-style-name="P25" svg:x1="0.672in" svg:y1="0.2917in" svg:x2="1.8386in" svg:y2="0.2917in"><text:p/></draw:line></draw:g><text:span text:style-name="Teletype"><text:span text:style-name="T6"/></text:span></text:p>
      <text:p text:style-name="P7"><draw:frame text:anchor-type="paragraph" draw:z-index="28" draw:name="Shape8" draw:style-name="gr7" draw:text-style-name="P28" svg:width="0.2504in" svg:height="0.2094in" svg:x="0.5055in" svg:y="0.0043in"><draw:text-box><text:p>x</text:p></draw:text-box></draw:frame><text:span text:style-name="Teletype"><text:span text:style-name="T8"><text:s text:c="54"/></text:span></text:span></text:p>
      <text:p text:style-name="P7"><text:span text:style-name="Teletype"><text:span text:style-name="T8"><text:s text:c="2"/></text:span></text:span></text:p>
      <text:p text:style-name="P7"><text:span text:style-name="Teletype"><text:span text:style-name="T6"/></text:span></text:p>
      <text:p text:style-name="P7"><text:span text:style-name="Teletype"><text:span text:style-name="T6"/></text:span></text:p>
      <text:p text:style-name="P7"><text:span text:style-name="Teletype"><text:span text:style-name="T8">When it comes to programming, it's critical to understand that the above picture has </text:span></text:span><text:span text:style-name="Teletype"><text:span text:style-name="T15">two</text:span></text:span><text:span text:style-name="Teletype"><text:span text:style-name="T8"> things: the </text:span></text:span><text:span text:style-name="Teletype"><text:span text:style-name="T15">name</text:span></text:span><text:span text:style-name="Teletype"><text:span text:style-name="T8"> (i.e. </text:span></text:span><text:span text:style-name="Teletype"><text:span text:style-name="T19">x</text:span></text:span><text:span text:style-name="Teletype"><text:span text:style-name="T8">) of the variable and the </text:span></text:span><text:span text:style-name="Teletype"><text:span text:style-name="T15">value</text:span></text:span><text:span text:style-name="Teletype"><text:span text:style-name="T8"> (i.e. </text:span></text:span><text:span text:style-name="Teletype"><text:span text:style-name="T19">5</text:span></text:span><text:span text:style-name="Teletype"><text:span text:style-name="T8">) the variable is referring to. (Doesn't this remind you of the dictionary? ...)</text:span></text:span></text:p>
      <text:p text:style-name="P7"><text:span text:style-name="Teletype"><text:span text:style-name="T6"/></text:span></text:p>
      <text:p text:style-name="P7"><text:span text:style-name="Teletype"><text:span text:style-name="T8">Each “box” for a value actually has an id. You can think of it like a PO Box number. Here's how you get the id of the box </text:span></text:span><text:span text:style-name="Teletype"><text:span text:style-name="T19">x</text:span></text:span><text:span text:style-name="Teletype"><text:span text:style-name="T8"> is referring to:</text:span></text:span></text:p>
      <text:p text:style-name="P4"/>
      <table:table table:name="Table37" table:style-name="Table37">
        <table:table-column table:style-name="Table37.A"/>
        <table:table-row>
          <table:table-cell table:style-name="Table37.A1" office:value-type="string">
            <text:p text:style-name="P13">x = 5</text:p>
            <text:p text:style-name="P13">print(x<text:span text:style-name="T22">, id(x)</text:span><text:span text:style-name="T23">)</text:span></text:p>
            <text:p text:style-name="P13">x = x + 1</text:p>
            <text:p text:style-name="P13">print(x<text:span text:style-name="T27">)</text:span></text:p>
          </table:table-cell>
        </table:table-row>
      </table:table>
      <text:p text:style-name="P7"><text:span text:style-name="Teletype"><text:span text:style-name="T8">Run the program. </text:span></text:span></text:p>
      <text:p text:style-name="P7"><text:span text:style-name="Teletype"><text:span text:style-name="T6"/></text:span></text:p>
      <text:p text:style-name="P7"><text:span text:style-name="Teletype"><text:span text:style-name="T8">You will notice that the first line of output now gives you the id of x. It's extremely important to remember that the id of x really refers to the id of the </text:span></text:span><text:span text:style-name="Teletype"><text:span text:style-name="T15">value</text:span></text:span><text:span text:style-name="Teletype"><text:span text:style-name="T8"> that </text:span></text:span><text:span text:style-name="Teletype"><text:span text:style-name="T19">x</text:span></text:span><text:span text:style-name="Teletype"><text:span text:style-name="T8"> is</text:span></text:span><text:span text:style-name="Teletype"><text:span text:style-name="T1"> </text:span></text:span><text:span text:style-name="Teletype"><text:span text:style-name="T13">referring</text:span></text:span><text:span text:style-name="Teletype"><text:span text:style-name="T1"> </text:span></text:span><text:span text:style-name="Teletype"><text:span text:style-name="T8">to. </text:span></text:span><text:span text:style-name="Teletype"><text:span text:style-name="T13">REMEMBER THAT!!!</text:span></text:span></text:p>
      <text:p text:style-name="P7"><text:span text:style-name="Teletype"><text:span text:style-name="T2"/></text:span></text:p>
      <text:p text:style-name="P7"><text:span text:style-name="Teletype"><text:span text:style-name="T8">When I run the program on my machine I get this output: </text:span></text:span></text:p>
      <text:p text:style-name="P7"><text:span text:style-name="Teletype"><text:span text:style-name="T6"/></text:span></text:p>
      <table:table table:name="Table36" table:style-name="Table36">
        <table:table-column table:style-name="Table36.A"/>
        <table:table-row>
          <table:table-cell table:style-name="Table36.A1" office:value-type="string">
            <text:p text:style-name="P13">5 10900432</text:p>
            <text:p text:style-name="P13">6</text:p>
          </table:table-cell>
        </table:table-row>
      </table:table>
      <text:p text:style-name="P7"><text:span text:style-name="Teletype"><text:span text:style-name="T8">The </text:span></text:span><text:span text:style-name="Teletype"><text:span text:style-name="T19">id</text:span></text:span><text:span text:style-name="Teletype"><text:span text:style-name="T8"> function is extremely important in debugging programs. In fact we are now into debugging Python's memory and not just the high level logic of the program. </text:span></text:span><text:span text:style-name="Teletype"><text:span text:style-name="Teletype"><text:span text:style-name="T8">Note that the id refers a place in my computer's memory. Therefore your id might be different.</text:span></text:span></text:span></text:p>
      <text:p text:style-name="P7"><text:span text:style-name="Teletype"><text:span text:style-name="T6"/></text:span></text:p>
      <text:p text:style-name="P7"><text:span text:style-name="Teletype"><text:span text:style-name="T8">This means that the id of </text:span></text:span><text:span text:style-name="Teletype"><text:span text:style-name="T19">x</text:span></text:span><text:span text:style-name="Teletype"><text:span text:style-name="T8"> (again ... when I say the id of </text:span></text:span><text:span text:style-name="Teletype"><text:span text:style-name="T19">x</text:span></text:span><text:span text:style-name="Teletype"><text:span text:style-name="T8">, I really mean the id of the value </text:span></text:span><text:span text:style-name="Teletype"><text:span text:style-name="T19">x</text:span></text:span><text:span text:style-name="Teletype"><text:span text:style-name="T8"> is referring to!!!) is 10900432. As you can see the id is always an integer. So I can draw this picture for </text:span></text:span><text:span text:style-name="Teletype"><text:span text:style-name="T19">x</text:span></text:span><text:span text:style-name="Teletype"><text:span text:style-name="T8">:</text:span></text:span></text:p>
      <text:p text:style-name="P7"><text:span text:style-name="Teletype"><text:span text:style-name="T8"><text:s/></text:span></text:span></text:p>
      <text:p text:style-name="P7"><text:span text:style-name="Teletype"><text:span text:style-name="T8"><text:s text:c="38"/>10900432</text:span></text:span></text:p>
      <text:p text:style-name="P7"><draw:line text:anchor-type="paragraph" draw:z-index="5" draw:name="Shape9" draw:style-name="gr13" draw:text-style-name="P25" svg:x1="0.6201in" svg:y1="0.2937in" svg:x2="1.7866in" svg:y2="0.2937in"><text:p/></draw:line><draw:rect text:anchor-type="paragraph" draw:z-index="4" draw:name="Shape10" draw:style-name="gr11" draw:text-style-name="P29" svg:width="0.5106in" svg:height="0.3961in" svg:x="1.7866in" svg:y="0.0957in"><text:p text:style-name="P25">5</text:p></draw:rect><text:span text:style-name="Teletype"><text:span text:style-name="T8"><text:s text:c="23"/></text:span></text:span></text:p>
      <text:p text:style-name="P7"><text:soft-page-break/><text:span text:style-name="Teletype"><text:span text:style-name="T8"><text:s text:c="9"/>x</text:span></text:span></text:p>
      <text:p text:style-name="P7"><text:span text:style-name="Teletype"><text:span text:style-name="T6"/></text:span></text:p>
      <text:p text:style-name="P7"><text:span text:style-name="Teletype"><text:span text:style-name="T6"/></text:span></text:p>
      <text:p text:style-name="P7"><text:span text:style-name="Teletype"><text:span text:style-name="T8">where I put the id of the box </text:span></text:span><text:span text:style-name="Teletype"><text:span text:style-name="T19">x</text:span></text:span><text:span text:style-name="Teletype"><text:span text:style-name="T8"> is referring to above the box.</text:span></text:span></text:p>
      <text:p text:style-name="P7"><text:span text:style-name="Teletype"><text:span text:style-name="T8">Now that there are </text:span></text:span><text:span text:style-name="Teletype"><text:span text:style-name="T9">two</text:span></text:span><text:span text:style-name="Teletype"><text:span text:style-name="T8"> values at the box, I need to remind you that in your program </text:span></text:span><text:span text:style-name="Teletype"><text:span text:style-name="T19">x</text:span></text:span><text:span text:style-name="Teletype"><text:span text:style-name="T8"> refers to the value in the box and not the id of the box. Remember that: read the previous statement several times!!!</text:span></text:span></text:p>
      <text:p text:style-name="P7"><text:span text:style-name="Teletype"><text:span text:style-name="T6"/></text:span></text:p>
      <text:p text:style-name="P7"><text:span text:style-name="Teletype"><text:span text:style-name="T8">Do you recall in a previous set of worksheets I said that integers are immutable? At that time I said you cannot change the value of an immutable value. I also said that it seems puzzling since the following statements:</text:span></text:span></text:p>
      <table:table table:name="Table73" table:style-name="Table73">
        <table:table-column table:style-name="Table73.A"/>
        <table:table-row>
          <table:table-cell table:style-name="Table73.A1" office:value-type="string">
            <text:p text:style-name="P7"><text:span text:style-name="Teletype"><text:span text:style-name="T19">x = 42</text:span></text:span></text:p>
            <text:p text:style-name="P7"><text:span text:style-name="Teletype"><text:span text:style-name="T19">print(x</text:span></text:span><text:span text:style-name="Teletype"><text:span text:style-name="T20">)</text:span></text:span></text:p>
            <text:p text:style-name="P7"><text:span text:style-name="Teletype"><text:span text:style-name="T19">x = 24</text:span></text:span></text:p>
            <text:p text:style-name="P7"><text:span text:style-name="Teletype"><text:span text:style-name="T19">print(x</text:span></text:span><text:span text:style-name="Teletype"><text:span text:style-name="T20">)</text:span></text:span></text:p>
          </table:table-cell>
        </table:table-row>
      </table:table>
      <text:p text:style-name="P7"><text:span text:style-name="Teletype"><text:span text:style-name="T8">does seem to change the value of x. I explained that actually the value </text:span></text:span><text:span text:style-name="Teletype"><text:span text:style-name="T19">x</text:span></text:span><text:span text:style-name="Teletype"><text:span text:style-name="T8"> is referring to is NOT changed. Rather, a</text:span></text:span><text:span text:style-name="Teletype"><text:span text:style-name="T1"> </text:span></text:span><text:span text:style-name="Teletype"><text:span text:style-name="T13">completely new value</text:span></text:span><text:span text:style-name="Teletype"><text:span text:style-name="T1"> i</text:span></text:span><text:span text:style-name="Teletype"><text:span text:style-name="T8">s created. In other words the following pictorial depiction of Python's memory is</text:span></text:span><text:span text:style-name="Teletype"><text:span text:style-name="T1"> </text:span></text:span><text:span text:style-name="Teletype"><text:span text:style-name="T13">INCORRECT</text:span></text:span><text:span text:style-name="Teletype"><text:span text:style-name="T1">:</text:span></text:span></text:p>
      <text:p text:style-name="P7"><text:span text:style-name="Teletype"><text:span text:style-name="T2"/></text:span></text:p>
      <text:p text:style-name="P7"><draw:g text:anchor-type="paragraph" draw:z-index="6" draw:name="Shape11" draw:style-name="gr19"><draw:g draw:style-name="gr20"><draw:frame draw:style-name="gr16" draw:text-style-name="P28" svg:width="0.2504in" svg:height="0.3752in" svg:x="0.2764in" svg:y="0.0378in"><draw:text-box><text:p>x</text:p></draw:text-box></draw:frame><draw:rect draw:style-name="gr17" draw:text-style-name="P29" svg:width="0.4169in" svg:height="0.3232in" svg:x="0.922in" svg:y="0.0063in"><text:p text:style-name="P25">42</text:p></draw:rect><draw:line draw:style-name="gr18" draw:text-style-name="P25" svg:x1="0.4327in" svg:y1="0.1626in" svg:x2="0.9224in" svg:y2="0.1626in"><text:p/></draw:line></draw:g><draw:g draw:style-name="gr20"><draw:frame draw:style-name="gr16" draw:text-style-name="P28" svg:width="0.2504in" svg:height="0.3752in" svg:x="2.7972in" svg:y="0.0055in"><draw:text-box><text:p>x</text:p></draw:text-box></draw:frame><draw:rect draw:style-name="gr17" draw:text-style-name="P29" svg:width="0.4169in" svg:height="0.3232in" svg:x="3.4429in" svg:y="-0.0256in"><text:p text:style-name="P25">24</text:p></draw:rect><draw:line draw:style-name="gr18" draw:text-style-name="P25" svg:x1="2.9535in" svg:y1="0.1307in" svg:x2="3.4433in" svg:y2="0.1307in"><text:p/></draw:line></draw:g><draw:frame draw:style-name="gr21" draw:text-style-name="P26" svg:width="0.8232in" svg:height="0.2606in" svg:x="1.7138in" svg:y="0.0169in"><draw:text-box><text:p><text:span text:style-name="T1">becomes</text:span></text:p></draw:text-box></draw:frame></draw:g><text:span text:style-name="Teletype"><text:span text:style-name="T2"/></text:span></text:p>
      <text:p text:style-name="P7"><text:span text:style-name="Teletype"><text:span text:style-name="T2"/></text:span></text:p>
      <text:p text:style-name="P7"><text:span text:style-name="Teletype"><text:span text:style-name="T2"/></text:span></text:p>
      <text:p text:style-name="P7"><text:span text:style-name="Teletype"><text:span text:style-name="T8">I say it again:</text:span></text:span><text:span text:style-name="Teletype"><text:span text:style-name="T1"> </text:span></text:span><text:span text:style-name="Teletype"><text:span text:style-name="T13">THE ABOVE IS INCORRECT!</text:span></text:span></text:p>
      <text:p text:style-name="P7"><text:span text:style-name="Teletype"><text:span text:style-name="T2"/></text:span></text:p>
      <text:p text:style-name="P7"><text:span text:style-name="Teletype"><text:span text:style-name="T8">The </text:span></text:span><text:span text:style-name="Teletype"><text:span text:style-name="T13">correct</text:span></text:span><text:span text:style-name="Teletype"><text:span text:style-name="T1"> </text:span></text:span><text:span text:style-name="Teletype"><text:span text:style-name="T8">picture is this:</text:span></text:span></text:p>
      <text:p text:style-name="P7"><text:span text:style-name="Teletype"><text:span text:style-name="T6"/></text:span></text:p>
      <text:p text:style-name="P7"><draw:g text:anchor-type="paragraph" draw:z-index="7" draw:name="Shape12" draw:style-name="gr19"><draw:g draw:style-name="gr20"><draw:frame draw:style-name="gr16" draw:text-style-name="P28" svg:width="0.2504in" svg:height="0.3752in" svg:x="0.2764in" svg:y="0.0378in"><draw:text-box><text:p>x</text:p></draw:text-box></draw:frame><draw:rect draw:style-name="gr17" draw:text-style-name="P29" svg:width="0.4169in" svg:height="0.3232in" svg:x="0.922in" svg:y="0.0063in"><text:p text:style-name="P25">42</text:p></draw:rect><draw:line draw:style-name="gr18" draw:text-style-name="P25" svg:x1="0.4327in" svg:y1="0.1626in" svg:x2="0.9224in" svg:y2="0.1626in"><text:p/></draw:line></draw:g><draw:frame draw:style-name="gr16" draw:text-style-name="P28" svg:width="0.2504in" svg:height="0.3752in" svg:x="2.7972in" svg:y="0.0055in"><draw:text-box><text:p>x</text:p></draw:text-box></draw:frame><draw:rect draw:style-name="gr17" draw:text-style-name="P29" svg:width="0.4169in" svg:height="0.3232in" svg:x="3.4429in" svg:y="-0.0256in"><text:p text:style-name="P25">42</text:p></draw:rect><draw:line draw:style-name="gr18" draw:text-style-name="P25" svg:x1="2.9535in" svg:y1="0.1307in" svg:x2="3.4433in" svg:y2="0.5772in"><text:p/></draw:line><draw:frame draw:style-name="gr21" draw:text-style-name="P26" svg:width="0.8232in" svg:height="0.2606in" svg:x="1.7138in" svg:y="0.0169in"><draw:text-box><text:p><text:span text:style-name="T1">becomes</text:span></text:p></draw:text-box></draw:frame><draw:rect draw:style-name="gr17" draw:text-style-name="P29" svg:width="0.4169in" svg:height="0.3232in" svg:x="3.4429in" svg:y="0.4181in"><text:p text:style-name="P25">24</text:p></draw:rect></draw:g><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8">Now we have a way of verifying my claim. Run this:</text:span></text:span></text:p>
      <table:table table:name="Table38" table:style-name="Table38">
        <table:table-column table:style-name="Table38.A"/>
        <table:table-row>
          <table:table-cell table:style-name="Table38.A1" office:value-type="string">
            <text:p text:style-name="P13">x = 42</text:p>
            <text:p text:style-name="P13">print(x, id(x)<text:span text:style-name="T27">)</text:span></text:p>
            <text:p text:style-name="P13">x = 24</text:p>
            <text:p text:style-name="P13">print(x, id(x)<text:span text:style-name="T27">)</text:span></text:p>
          </table:table-cell>
        </table:table-row>
      </table:table>
      <text:p text:style-name="P7"><text:span text:style-name="Teletype"><text:span text:style-name="T8">Run it.</text:span></text:span></text:p>
      <text:p text:style-name="P7"><text:span text:style-name="Teletype"><text:span text:style-name="T6"/></text:span></text:p>
      <text:p text:style-name="P7"><text:span text:style-name="Teletype"><text:span text:style-name="T8">Here's my output:</text:span></text:span></text:p>
      <table:table table:name="Table39" table:style-name="Table39">
        <table:table-column table:style-name="Table39.A"/>
        <table:table-row>
          <table:table-cell table:style-name="Table39.A1" office:value-type="string">
            <text:p text:style-name="P13">42 10899988</text:p>
            <text:p text:style-name="P13">24 10900204</text:p>
          </table:table-cell>
        </table:table-row>
      </table:table>
      <text:p text:style-name="P7"><text:span text:style-name="Teletype"><text:span text:style-name="T8">(Remember: You id's might be different from mine.) Note in particular that the id's </text:span></text:span><text:span text:style-name="Teletype"><text:span text:style-name="T9">are</text:span></text:span><text:span text:style-name="Teletype"><text:span text:style-name="T8"> in fact different. So if I include the id's of the boxes in my drawing, I would have this:</text:span></text:span></text:p>
      <text:p text:style-name="P7"><draw:frame text:anchor-type="paragraph" draw:z-index="14" draw:name="Shape13" draw:style-name="gr2" draw:text-style-name="P28" svg:width="0.7713in" svg:height="0.2295in" svg:x="3.4429in" svg:y="0.1283in"><draw:text-box><text:p>10899988</text:p></draw:text-box></draw:frame><draw:frame text:anchor-type="paragraph" draw:z-index="29" draw:name="Shape14" draw:style-name="gr2" draw:text-style-name="P28" svg:width="0.7713in" svg:height="0.2295in" svg:x="0.922in" svg:y="0.1602in"><draw:text-box><text:p>10899988</text:p></draw:text-box></draw:frame><text:span text:style-name="Teletype"><text:span text:style-name="T6"/></text:span></text:p>
      <text:p text:style-name="P7"><text:span text:style-name="Teletype"><text:span text:style-name="T6"/></text:span></text:p>
      <text:p text:style-name="P7"><draw:g text:anchor-type="paragraph" draw:z-index="8" draw:name="Shape15" draw:style-name="gr15"><draw:frame draw:style-name="gr16" draw:text-style-name="P28" svg:width="0.2504in" svg:height="0.3752in" svg:x="0.2764in" svg:y="0.0374in"><draw:text-box><text:p>x</text:p></draw:text-box></draw:frame><draw:rect draw:style-name="gr17" draw:text-style-name="P29" svg:width="0.4169in" svg:height="0.3232in" svg:x="0.922in" svg:y="0.0063in"><text:p text:style-name="P25">42</text:p></draw:rect><draw:line draw:style-name="gr18" draw:text-style-name="P25" svg:x1="0.4327in" svg:y1="0.1626in" svg:x2="0.9224in" svg:y2="0.1626in"><text:p/></draw:line></draw:g><draw:frame text:anchor-type="paragraph" draw:z-index="9" draw:name="Shape16" draw:style-name="gr14" draw:text-style-name="P28" svg:width="0.2504in" svg:height="0.3752in" svg:x="2.7972in" svg:y="0.0055in"><draw:text-box><text:p>x</text:p></draw:text-box></draw:frame><draw:rect text:anchor-type="paragraph" draw:z-index="10" draw:name="Shape17" draw:style-name="gr11" draw:text-style-name="P29" svg:width="0.4169in" svg:height="0.3232in" svg:x="3.4429in" svg:y="-0.0256in"><text:p text:style-name="P25">42</text:p></draw:rect><draw:line text:anchor-type="paragraph" draw:z-index="11" draw:name="Shape18" draw:style-name="gr13" draw:text-style-name="P25" svg:x1="2.9535in" svg:y1="0.1307in" svg:x2="3.4433in" svg:y2="0.8224in"><text:p/></draw:line><draw:frame text:anchor-type="paragraph" draw:z-index="12" draw:name="Shape19" draw:style-name="gr12" draw:text-style-name="P26" svg:width="0.8232in" svg:height="0.2606in" svg:x="1.7138in" svg:y="0.0165in"><draw:text-box><text:p><text:span text:style-name="T1">becomes</text:span></text:p></draw:text-box></draw:frame><text:span text:style-name="Teletype"><text:span text:style-name="T6"/></text:span></text:p>
      <text:p text:style-name="P7"><text:span text:style-name="Teletype"><text:span text:style-name="T6"/></text:span></text:p>
      <text:p text:style-name="P7"><draw:frame text:anchor-type="paragraph" draw:z-index="15" draw:name="Shape20" draw:style-name="gr2" draw:text-style-name="P28" svg:width="0.7713in" svg:height="0.2295in" svg:x="3.4429in" svg:y="0.1in"><draw:text-box><text:p>10900204</text:p></draw:text-box></draw:frame><text:soft-page-break/><text:span text:style-name="Teletype"><text:span text:style-name="T6"/></text:span></text:p>
      <text:p text:style-name="P7"><draw:rect text:anchor-type="paragraph" draw:z-index="13" draw:name="Shape21" draw:style-name="gr11" draw:text-style-name="P29" svg:width="0.4169in" svg:height="0.3232in" svg:x="3.4429in" svg:y="0.1374in"><text:p text:style-name="P25">24</text:p></draw:rect><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6"/></text:span></text:p>
      <text:p text:style-name="P7"><text:span text:style-name="Teletype"><text:span text:style-name="T8">Exercise. On the other hand, I said that lists are mutable. In other words you can change their values. This means that no new “box” is created when you modify the value of a list.</text:span></text:span></text:p>
      <text:p text:style-name="P7"><text:span text:style-name="Teletype"><text:span text:style-name="T8">Run this and interpret the result:</text:span></text:span></text:p>
      <table:table table:name="Table40" table:style-name="Table40">
        <table:table-column table:style-name="Table40.A"/>
        <table:table-row>
          <table:table-cell table:style-name="Table40.A1" office:value-type="string">
            <text:p text:style-name="P13">a = [1,2,3]</text:p>
            <text:p text:style-name="P13">print(id(a)<text:span text:style-name="T27">)</text:span></text:p>
            <text:p text:style-name="P13">a[0] = 0</text:p>
            <text:p text:style-name="P13">print(id(a)<text:span text:style-name="T27">)</text:span></text:p>
          </table:table-cell>
        </table:table-row>
      </table:table>
      <text:p text:style-name="P7"><text:span text:style-name="Teletype"><text:span text:style-name="T8">But try this:</text:span></text:span></text:p>
      <table:table table:name="Table41" table:style-name="Table41">
        <table:table-column table:style-name="Table41.A"/>
        <table:table-row>
          <table:table-cell table:style-name="Table41.A1" office:value-type="string">
            <text:p text:style-name="P13">a = [1,2,3]</text:p>
            <text:p text:style-name="P13">print(id(a)<text:span text:style-name="T27">)</text:span></text:p>
            <text:p text:style-name="P13">a = [4,5,6]</text:p>
            <text:p text:style-name="P13">print(id(a)<text:span text:style-name="T27">)</text:span></text:p>
          </table:table-cell>
        </table:table-row>
      </table:table>
      <text:p text:style-name="P7"><text:span text:style-name="Teletype"><text:span text:style-name="T6"/></text:span></text:p>
      <text:p text:style-name="P7"><text:span text:style-name="Teletype"><text:span text:style-name="T8">Exercise. Try this:</text:span></text:span></text:p>
      <table:table table:name="Table49" table:style-name="Table49">
        <table:table-column table:style-name="Table49.A"/>
        <table:table-row>
          <table:table-cell table:style-name="Table49.A1" office:value-type="string">
            <text:p text:style-name="P13">a = [1,2,3]</text:p>
            <text:p text:style-name="P13">b = a</text:p>
            <text:p text:style-name="P13">print(id(a), id(b)<text:span text:style-name="T27">)</text:span></text:p>
          </table:table-cell>
        </table:table-row>
      </table:table>
      <text:p text:style-name="P7"><text:span text:style-name="Teletype"><text:span text:style-name="T8">This explain why you have the following:</text:span></text:span></text:p>
      <table:table table:name="Table50" table:style-name="Table50">
        <table:table-column table:style-name="Table50.A"/>
        <table:table-row>
          <table:table-cell table:style-name="Table50.A1" office:value-type="string">
            <text:p text:style-name="P13">a = [1,2,3]</text:p>
            <text:p text:style-name="P13">b = a</text:p>
            <text:p text:style-name="P13">b[0] = 42</text:p>
            <text:p text:style-name="P13">print(a, b<text:span text:style-name="T27">)</text:span></text:p>
          </table:table-cell>
        </table:table-row>
      </table:table>
      <text:p text:style-name="P7"><text:span text:style-name="Teletype"><text:span text:style-name="T8">(I've already mentioned this).</text:span></text:span></text:p>
      <text:p text:style-name="P7"><text:span text:style-name="Teletype"><text:span text:style-name="T6"/></text:span></text:p>
      <text:p text:style-name="P7"><text:span text:style-name="Teletype"><text:span text:style-name="T8">Since we're talking about values, I might as well give you another useful piece of information. We have seen several types of values: integers, floating point numbers, boolean, strings, lists, etc. You can actually get the</text:span></text:span><text:span text:style-name="Teletype"><text:span text:style-name="T1"> </text:span></text:span><text:span text:style-name="Teletype"><text:span text:style-name="T13">type</text:span></text:span><text:span text:style-name="Teletype"><text:span text:style-name="T1"> </text:span></text:span><text:span text:style-name="Teletype"><text:span text:style-name="T8">of value. Try this:</text:span></text:span></text:p>
      <table:table table:name="Table42" table:style-name="Table42">
        <table:table-column table:style-name="Table42.A"/>
        <table:table-row>
          <table:table-cell table:style-name="Table42.A1" office:value-type="string">
            <text:p text:style-name="P13">print(type(1)<text:span text:style-name="T27">)</text:span></text:p>
            <text:p text:style-name="P13">print(type(1.2)<text:span text:style-name="T27">)</text:span></text:p>
            <text:p text:style-name="P13">print(type(True)<text:span text:style-name="T27">)</text:span></text:p>
            <text:p text:style-name="P13">print(type("hello world"<text:span text:style-name="T27">)</text:span>)</text:p>
            <text:p text:style-name="P13">print([1, 2, "b"]<text:span text:style-name="T27">)</text:span></text:p>
          </table:table-cell>
        </table:table-row>
      </table:table>
      <text:p text:style-name="P7"><text:span text:style-name="Teletype"><text:span text:style-name="T6"/></text:span></text:p>
      <text:p text:style-name="P7"><text:span text:style-name="Teletype"><text:span text:style-name="T8">And you can do that for variables too:</text:span></text:span></text:p>
      <table:table table:name="Table43" table:style-name="Table43">
        <table:table-column table:style-name="Table43.A"/>
        <table:table-row>
          <table:table-cell table:style-name="Table43.A1" office:value-type="string">
            <text:p text:style-name="P13">x = 1</text:p>
            <text:p text:style-name="P13">print(type(x)<text:span text:style-name="T27">)</text:span></text:p>
          </table:table-cell>
        </table:table-row>
      </table:table>
      <text:p text:style-name="P7"><text:span text:style-name="Teletype"><text:span text:style-name="T8">Remember that the type of a variable really refers to the type of the </text:span></text:span><text:span text:style-name="Teletype"><text:span text:style-name="T9">value</text:span></text:span><text:span text:style-name="Teletype"><text:span text:style-name="T8"> the variable is </text:span></text:span><text:span text:style-name="Teletype"><text:span text:style-name="T9">referring</text:span></text:span><text:span text:style-name="Teletype"><text:span text:style-name="T8"> to.</text:span></text:span></text:p>
      <text:p text:style-name="P7"><text:span text:style-name="Teletype"><text:span text:style-name="T6"/></text:span></text:p>
      <text:p text:style-name="P7"><text:span text:style-name="Teletype"><text:span text:style-name="T12">JARGON</text:span></text:span></text:p>
      <text:p text:style-name="P7"><text:span text:style-name="Teletype"><text:span text:style-name="T8">Python is a highly</text:span></text:span><text:span text:style-name="Teletype"><text:span text:style-name="T1"> </text:span></text:span><text:span text:style-name="Teletype"><text:span text:style-name="T14">introspective</text:span></text:span><text:span text:style-name="Teletype"><text:span text:style-name="T1"> (</text:span></text:span><text:span text:style-name="Teletype"><text:span text:style-name="T8">or type-introspective) language. You can analyze the type of all the names.</text:span></text:span></text:p>
      <text:p text:style-name="P7"><text:span text:style-name="Teletype"><text:span text:style-name="T6"/></text:span></text:p>
      <text:p text:style-name="P7"><text:span text:style-name="Teletype"><text:span text:style-name="T8">OK. Enough of details about variables: their id's and types.</text:span></text:span></text:p>
      <text:p text:style-name="P10"><text:span text:style-name="Teletype"><text:span text:style-name="T4">Variable: Scope</text:span></text:span></text:p>
      <text:p text:style-name="P7"><text:span text:style-name="Teletype"><text:span text:style-name="T2"/></text:span></text:p>
      <text:p text:style-name="P7"><text:span text:style-name="Teletype"><text:span text:style-name="T8">Besides having a name and a value, a variable has</text:span></text:span><text:span text:style-name="Teletype"><text:span text:style-name="T1"> </text:span></text:span><text:span text:style-name="Teletype"><text:span text:style-name="T13">scope</text:span></text:span><text:span text:style-name="Teletype"><text:span text:style-name="T1">. </text:span></text:span><text:span text:style-name="Teletype"><text:span text:style-name="T8">The scope of a <text:s/>variable refers to the “place where you can refer to that variable's name”. For instance the following is silly:</text:span></text:span></text:p>
      <table:table table:name="Table44" table:style-name="Table44">
        <table:table-column table:style-name="Table44.A"/>
        <table:table-row>
          <table:table-cell table:style-name="Table44.A1" office:value-type="string">
            <text:p text:style-name="P13">print(x # err .... x not created yet ...<text:span text:style-name="T27">)</text:span></text:p>
            <text:p text:style-name="P13">x = 1</text:p>
            <text:p text:style-name="P13">print(x<text:span text:style-name="T27">)</text:span> # this is OK</text:p>
            <text:p text:style-name="P13">print("tada!"<text:span text:style-name="T27">)</text:span></text:p>
          </table:table-cell>
        </table:table-row>
      </table:table>
      <text:p text:style-name="P7"><text:span text:style-name="Teletype"><text:span text:style-name="T6"/></text:span></text:p>
      <text:p text:style-name="P7"><text:span text:style-name="Teletype"><text:span text:style-name="T8">In terms of a picture, you can think of the above program as a block with 4 statements:</text:span></text:span></text:p>
      <text:p text:style-name="P4"><draw:line text:anchor-type="paragraph" draw:z-index="16" draw:name="Shape22" draw:style-name="gr3" draw:text-style-name="P25" svg:x1="4.6098in" svg:y1="0.202in" svg:x2="4.6098in" svg:y2="1.0028in"><text:p/></draw:line></text:p>
      <table:table table:name="Table46" table:style-name="Table46">
        <table:table-column table:style-name="Table46.A"/>
        <table:table-row>
          <table:table-cell table:style-name="Table46.A1" office:value-type="string">
            <text:p text:style-name="P13">print(x # err .... x not created yet ...<text:span text:style-name="T27">)</text:span></text:p>
            <text:p text:style-name="P13"><draw:frame text:anchor-type="paragraph" draw:z-index="17" draw:name="Shape23" draw:style-name="gr10" draw:text-style-name="P26" svg:width="0.448in" svg:height="0.1988in" svg:x="4.7173in" svg:y="0.0744in"><draw:text-box><text:p><text:span text:style-name="T1">block</text:span></text:p></draw:text-box></draw:frame>x = 1</text:p>
            <text:p text:style-name="P13">print(x # this is OK<text:span text:style-name="T27">)</text:span></text:p>
            <text:p text:style-name="P13">print("tada!"<text:span text:style-name="T27">)</text:span></text:p>
          </table:table-cell>
        </table:table-row>
      </table:table>
      <text:p text:style-name="P7"><text:span text:style-name="Teletype"><text:span text:style-name="T6"/></text:span></text:p>
      <text:p text:style-name="P7"><text:span text:style-name="Teletype"><text:span text:style-name="T8">and the scope of </text:span></text:span><text:span text:style-name="Teletype"><text:span text:style-name="T19">x</text:span></text:span><text:span text:style-name="Teletype"><text:span text:style-name="T8">, in other words the place where you can refer to </text:span></text:span><text:span text:style-name="Teletype"><text:span text:style-name="T19">x</text:span></text:span><text:span text:style-name="Teletype"><text:span text:style-name="T8">, is within the block where </text:span></text:span><text:span text:style-name="Teletype"><text:span text:style-name="T19">x</text:span></text:span><text:span text:style-name="Teletype"><text:span text:style-name="T8"> is created </text:span></text:span><text:span text:style-name="Teletype"><text:span text:style-name="T15">after</text:span></text:span><text:span text:style-name="Teletype"><text:span text:style-name="T8"> it's point of declaration:</text:span></text:span></text:p>
      <text:p text:style-name="P4"><draw:line text:anchor-type="paragraph" draw:z-index="18" draw:name="Shape24" draw:style-name="gr3" draw:text-style-name="P25" svg:x1="4.6098in" svg:y1="0.202in" svg:x2="4.6098in" svg:y2="1.0236in"><text:p/></draw:line><draw:frame text:anchor-type="paragraph" draw:z-index="19" draw:name="Shape25" draw:style-name="gr10" draw:text-style-name="P26" svg:width="0.448in" svg:height="0.1988in" svg:x="4.7555in" svg:y="0.2646in"><draw:text-box><text:p><text:span text:style-name="T1">block</text:span></text:p></draw:text-box></draw:frame></text:p>
      <table:table table:name="Table47" table:style-name="Table47">
        <table:table-column table:style-name="Table47.A"/>
        <table:table-row>
          <table:table-cell table:style-name="Table47.A1" office:value-type="string">
            <text:p text:style-name="P13">print(x # err .... x not created yet ...<text:span text:style-name="T27">)</text:span></text:p>
            <text:p text:style-name="P13"><draw:line text:anchor-type="paragraph" draw:z-index="20" draw:name="Shape26" draw:style-name="gr3" draw:text-style-name="P25" svg:x1="5.4256in" svg:y1="0.1563in" svg:x2="5.4256in" svg:y2="0.6083in"><text:p/></draw:line><draw:line text:anchor-type="paragraph" draw:z-index="22" draw:name="Shape27" draw:style-name="gr9" draw:text-style-name="P25" svg:x1="2.0819in" svg:y1="0.1772in" svg:x2="5.5335in" svg:y2="0.1772in"><text:p/></draw:line>x = 1</text:p>
            <text:p text:style-name="P13"><draw:frame text:anchor-type="paragraph" draw:z-index="21" draw:name="Shape28" draw:style-name="gr10" draw:text-style-name="P26" svg:width="0.8717in" svg:height="0.1988in" svg:x="5.5957in" svg:y="0.0752in"><draw:text-box><text:p><text:span text:style-name="T1">scope of x</text:span></text:p></draw:text-box></draw:frame>print(x<text:span text:style-name="T27">)</text:span> # this is OK</text:p>
            <text:p text:style-name="P13"><draw:line text:anchor-type="paragraph" draw:z-index="23" draw:name="Shape29" draw:style-name="gr9" draw:text-style-name="P25" svg:x1="2.0437in" svg:y1="0.2217in" svg:x2="5.4953in" svg:y2="0.2217in"><text:p/></draw:line>print("tada!"<text:span text:style-name="T27">)</text:span></text:p>
          </table:table-cell>
        </table:table-row>
      </table:table>
      <text:p text:style-name="P7"><text:span text:style-name="Teletype"><text:span text:style-name="T6"/></text:span></text:p>
      <text:p text:style-name="P7"><text:span text:style-name="Teletype"><text:span text:style-name="T8">Exercise. Of course a function has a name too, just like a variable. Try this:</text:span></text:span></text:p>
      <table:table table:name="Table58" table:style-name="Table58">
        <table:table-column table:style-name="Table58.A"/>
        <table:table-row>
          <table:table-cell table:style-name="Table58.A1" office:value-type="string">
            <text:p text:style-name="P13">f()</text:p>
            <text:p text:style-name="P13"/>
            <text:p text:style-name="P13">def f():</text:p>
            <text:p text:style-name="P13"><text:s text:c="4"/>print("in f ..."<text:span text:style-name="T27">)</text:span></text:p>
          </table:table-cell>
        </table:table-row>
      </table:table>
      <text:p text:style-name="P7"><text:span text:style-name="Teletype"><text:span text:style-name="T8">What's the problem? (Duh ...)</text:span></text:span></text:p>
      <text:p text:style-name="P7"><text:span text:style-name="Teletype"><text:span text:style-name="T6"/></text:span></text:p>
      <text:p text:style-name="P7"><text:span text:style-name="Teletype"><text:span text:style-name="T8">But the plot thickens ... because Python code can have lots of blocks, even blocks within blocks.</text:span></text:span></text:p>
      <text:p text:style-name="P7"><text:span text:style-name="Teletype"><text:span text:style-name="T6"/></text:span></text:p>
      <text:p text:style-name="P7"><text:span text:style-name="Teletype"><text:span text:style-name="T8">If you look at a piece of Python code, you will see blocks. Don't forget that a block is just a chunk of code with the same indentation. The following program inserts strings of length at least 3 into a list:</text:span></text:span></text:p>
      <text:p text:style-name="P7"><text:span text:style-name="Teletype"><text:span text:style-name="T6"/></text:span></text:p>
      <table:table table:name="Table45" table:style-name="Table45">
        <table:table-column table:style-name="Table45.A"/>
        <table:table-row>
          <table:table-cell table:style-name="Table45.A1" office:value-type="string">
            <text:p text:style-name="P13">xs = []</text:p>
            <text:p text:style-name="P13"/>
            <text:p text:style-name="P13">x = input("Enter space to end: ")</text:p>
            <text:p text:style-name="P13">while x != "":</text:p>
            <text:p text:style-name="P13"><text:s text:c="4"/>print("you entered", x<text:span text:style-name="T27">)</text:span></text:p>
            <text:p text:style-name="P13"><text:s text:c="4"/>if len(x) &lt; 3:</text:p>
            <text:p text:style-name="P13"><text:s text:c="8"/>print("your string is too short"<text:span text:style-name="T27">)</text:span></text:p>
            <text:p text:style-name="P13"><text:s text:c="8"/>print("the length must be &gt;= 3"<text:span text:style-name="T27">)</text:span></text:p>
            <text:p text:style-name="P13"><text:s text:c="4"/>else:</text:p>
            <text:p text:style-name="P13"><text:s text:c="8"/>print("putting", x, "into list ..."<text:span text:style-name="T27">)</text:span></text:p>
            <text:p text:style-name="P13"><text:soft-page-break/><text:s text:c="8"/>xs.append(x)</text:p>
            <text:p text:style-name="P13"><text:s text:c="8"/>print("... done!"<text:span text:style-name="T27">)</text:span></text:p>
            <text:p text:style-name="P13"><text:s text:c="8"/>print("Here's the new list: ", xs<text:span text:style-name="T27">)</text:span></text:p>
            <text:p text:style-name="P13"><text:s text:c="4"/>x = input("Enter space to end: ")</text:p>
          </table:table-cell>
        </table:table-row>
      </table:table>
      <text:p text:style-name="P7"><text:span text:style-name="Teletype"><text:span text:style-name="T6"/></text:span></text:p>
      <text:p text:style-name="P7"><text:span text:style-name="Teletype"><text:span text:style-name="T8">As you write more and more programs you find that blocks are visual guides for reading programs quickly. For the above program you should see the following block structure:</text:span></text:span></text:p>
      <text:p text:style-name="P7"><draw:rect text:anchor-type="paragraph" draw:z-index="24" draw:name="Shape30" draw:style-name="gr8" draw:text-style-name="P29" svg:width="2.3543in" svg:height="2.7189in" svg:x="4.6618in" svg:y="0.1909in"><text:p/></draw:rect><text:span text:style-name="Teletype"><text:span text:style-name="T6"/></text:span></text:p>
      <table:table table:name="Table48" table:style-name="Table48">
        <table:table-column table:style-name="Table48.A"/>
        <table:table-row>
          <table:table-cell table:style-name="Table48.A1" office:value-type="string">
            <text:p text:style-name="P13">xs = []</text:p>
            <text:p text:style-name="P13"/>
            <text:p text:style-name="P13">x = input("Enter space to end: ")</text:p>
            <text:p text:style-name="P13"><draw:rect text:anchor-type="paragraph" draw:z-index="25" draw:name="Shape31" draw:style-name="gr8" draw:text-style-name="P29" svg:width="1.9689in" svg:height="1.8858in" svg:x="4.9465in" svg:y="0.1543in"><text:p/></draw:rect>while x != "":</text:p>
            <text:p text:style-name="P13"><text:s text:c="4"/>print("you entered", x<text:span text:style-name="T27">)</text:span></text:p>
            <text:p text:style-name="P13"><draw:rect text:anchor-type="paragraph" draw:z-index="26" draw:name="Shape32" draw:style-name="gr8" draw:text-style-name="P29" svg:width="1.6252in" svg:height="0.3858in" svg:x="5.2382in" svg:y="0.1516in"><text:p/></draw:rect><text:s text:c="4"/>if len(x) &lt; 3:</text:p>
            <text:p text:style-name="P13"><text:s text:c="8"/>print("your string is too short"<text:span text:style-name="T27">)</text:span></text:p>
            <text:p text:style-name="P13"><text:s text:c="8"/>print("the length must be &gt;= 3"<text:span text:style-name="T27">)</text:span></text:p>
            <text:p text:style-name="P13"><text:s text:c="4"/>else:</text:p>
            <text:p text:style-name="P13"><draw:rect text:anchor-type="paragraph" draw:z-index="27" draw:name="Shape33" draw:style-name="gr8" draw:text-style-name="P29" svg:width="1.6252in" svg:height="0.6677in" svg:x="5.2417in" svg:y="0.0098in"><text:p/></draw:rect><text:s text:c="8"/>print("putting", x, "into list ..."<text:span text:style-name="T27">)</text:span></text:p>
            <text:p text:style-name="P13"><text:s text:c="8"/>xs.append(x)</text:p>
            <text:p text:style-name="P13"><text:s text:c="8"/>print("... done!"<text:span text:style-name="T27">)</text:span></text:p>
            <text:p text:style-name="P13"><text:s text:c="8"/>print("Here's the new list: ", xs<text:span text:style-name="T27">)</text:span></text:p>
            <text:p text:style-name="P13"><text:s text:c="4"/>x = input("Enter space to end: ")</text:p>
          </table:table-cell>
        </table:table-row>
      </table:table>
      <text:p text:style-name="P7"><text:span text:style-name="Teletype"><text:span text:style-name="T6"/></text:span></text:p>
      <text:p text:style-name="P7"><text:span text:style-name="Teletype"><text:span text:style-name="T8">See that?</text:span></text:span></text:p>
      <text:p text:style-name="P7"><text:span text:style-name="Teletype"><text:span text:style-name="T6"/></text:span></text:p>
      <text:p text:style-name="P7"><text:span text:style-name="Teletype"><text:span text:style-name="T8">As you will see in the next section, not all blocks are created equal ...</text:span></text:span></text:p>
      <text:p text:style-name="P10"><text:span text:style-name="Teletype"><text:span text:style-name="T4">Functions</text:span></text:span></text:p>
      <text:p text:style-name="P7"><text:span text:style-name="Teletype"><text:span text:style-name="T2"/></text:span></text:p>
      <text:p text:style-name="P7"><draw:frame text:anchor-type="paragraph" draw:z-index="42" draw:name="Shape34" draw:style-name="gr2" draw:text-style-name="P26" svg:width="0.5732in" svg:height="0.2295in" svg:x="5.089in" svg:y="0.598in"><draw:text-box><text:p><text:span text:style-name="T1">header</text:span></text:p></draw:text-box></draw:frame><text:span text:style-name="Teletype"><text:span text:style-name="T8">Note that a function is like your if statement or the while statement: There is a (function) header and a (function) body:</text:span></text:span></text:p>
      <table:table table:name="Table34" table:style-name="Table34">
        <table:table-column table:style-name="Table34.A"/>
        <table:table-row>
          <table:table-cell table:style-name="Table34.A1" office:value-type="string">
            <text:p text:style-name="P13"><draw:line text:anchor-type="paragraph" draw:z-index="44" draw:name="Shape35" draw:style-name="gr1" draw:text-style-name="P25" svg:x1="4.9673in" svg:y1="0.0874in" svg:x2="1.5717in" svg:y2="0.0874in"><text:p/></draw:line>def f(x, y, z):</text:p>
            <text:p text:style-name="P13"><draw:line text:anchor-type="paragraph" draw:z-index="41" draw:name="Shape36" draw:style-name="gr3" draw:text-style-name="P25" svg:x1="1.8839in" svg:y1="0.0134in" svg:x2="1.8839in" svg:y2="0.4406in"><text:p/></draw:line><draw:frame text:anchor-type="paragraph" draw:z-index="43" draw:name="Shape37" draw:style-name="gr2" draw:text-style-name="P26" svg:width="0.5732in" svg:height="0.2295in" svg:x="5.0508in" svg:y="0.0972in"><draw:text-box><text:p><text:span text:style-name="T1">body</text:span></text:p></draw:text-box></draw:frame><text:s text:c="4"/>a = x + y + z</text:p>
            <text:p text:style-name="P13"><draw:line text:anchor-type="paragraph" draw:z-index="45" draw:name="Shape38" draw:style-name="gr1" draw:text-style-name="P25" svg:x1="4.9567in" svg:y1="0.0236in" svg:x2="1.9811in" svg:y2="0.0236in"><text:p/></draw:line><text:s text:c="4"/>print(a<text:span text:style-name="T27">)</text:span></text:p>
          </table:table-cell>
        </table:table-row>
      </table:table>
      <text:p text:style-name="P7"><text:span text:style-name="Teletype"><text:span text:style-name="T6"/></text:span></text:p>
      <text:p text:style-name="P7"><text:span text:style-name="Teletype"><text:span text:style-name="T8">The following two examples show you a curious fact. I have a block of two statements that I want to execute:</text:span></text:span></text:p>
      <table:table table:name="Table35" table:style-name="Table35">
        <table:table-column table:style-name="Table35.A"/>
        <table:table-row>
          <table:table-cell table:style-name="Table35.A1" office:value-type="string">
            <text:p text:style-name="P13">a = 5</text:p>
            <text:p text:style-name="P13">print(a<text:span text:style-name="T27">)</text:span></text:p>
          </table:table-cell>
        </table:table-row>
      </table:table>
      <text:p text:style-name="P7"><text:span text:style-name="Teletype"><text:span text:style-name="T6"/></text:span></text:p>
      <text:p text:style-name="P7"><text:span text:style-name="Teletype"><text:span text:style-name="T8">In the first example, I put this block inside an if statement:</text:span></text:span></text:p>
      <table:table table:name="Table59" table:style-name="Table59">
        <table:table-column table:style-name="Table59.A"/>
        <table:table-row>
          <table:table-cell table:style-name="Table59.A1" office:value-type="string">
            <text:p text:style-name="P13">a = 0</text:p>
            <text:p text:style-name="P13"/>
            <text:p text:style-name="P13">if True:</text:p>
            <text:p text:style-name="P13"><text:s text:c="4"/>a = 5</text:p>
            <text:p text:style-name="P13"><text:s text:c="4"/>print(a<text:span text:style-name="T27">)</text:span></text:p>
            <text:p text:style-name="P13"/>
            <text:p text:style-name="P13">print(a<text:span text:style-name="T27">)</text:span></text:p>
          </table:table-cell>
        </table:table-row>
      </table:table>
      <text:p text:style-name="P7"><text:span text:style-name="Teletype"><text:span text:style-name="T8">(the condition is always </text:span></text:span><text:span text:style-name="Teletype"><text:span text:style-name="T19">True</text:span></text:span><text:span text:style-name="Teletype"><text:span text:style-name="T8"> so the block will definitely execute).</text:span></text:span></text:p>
      <text:p text:style-name="P7"><text:span text:style-name="Teletype"><text:span text:style-name="T6"/></text:span></text:p>
      <text:p text:style-name="P7"><text:span text:style-name="Teletype"><text:span text:style-name="T8">In the second example, the block is placed into a function. I have to call it to execute the body.</text:span></text:span></text:p>
      <table:table table:name="Table63" table:style-name="Table63">
        <table:table-column table:style-name="Table63.A"/>
        <table:table-row>
          <table:table-cell table:style-name="Table63.A1" office:value-type="string">
            <text:p text:style-name="P13">a = 0</text:p>
            <text:p text:style-name="P13"/>
            <text:p text:style-name="P13">def f():</text:p>
            <text:p text:style-name="P13"><text:s text:c="4"/>a = 5</text:p>
            <text:p text:style-name="P13"><text:s text:c="4"/>print(a<text:span text:style-name="T27">)</text:span></text:p>
            <text:p text:style-name="P13"/>
            <text:p text:style-name="P13">f()</text:p>
            <text:p text:style-name="P13">print(a<text:span text:style-name="T27">)</text:span></text:p>
          </table:table-cell>
        </table:table-row>
      </table:table>
      <text:p text:style-name="P7"><text:span text:style-name="Teletype"><text:span text:style-name="T6"/></text:span></text:p>
      <text:p text:style-name="P7"><text:span text:style-name="Teletype"><text:span text:style-name="T8">In both cases, I create a variable </text:span></text:span><text:span text:style-name="Teletype"><text:span text:style-name="T19">a</text:span></text:span><text:span text:style-name="Teletype"><text:span text:style-name="T8"> as the first line of the program and set it to 0. Both blocks attempt to set </text:span></text:span><text:span text:style-name="Teletype"><text:span text:style-name="T19">a</text:span></text:span><text:span text:style-name="Teletype"><text:span text:style-name="T8"> to 5 and verifies that </text:span></text:span><text:span text:style-name="Teletype"><text:span text:style-name="T19">a</text:span></text:span><text:span text:style-name="Teletype"><text:span text:style-name="T8"> is set to 5 by printing it.</text:span></text:span></text:p>
      <text:p text:style-name="P7"><text:span text:style-name="Teletype"><text:span text:style-name="T6"/></text:span></text:p>
      <text:p text:style-name="P7"><text:span text:style-name="Teletype"><text:span text:style-name="T8">Once out of the block, I print </text:span></text:span><text:span text:style-name="Teletype"><text:span text:style-name="T19">a</text:span></text:span><text:span text:style-name="Teletype"><text:span text:style-name="T8"> again.</text:span></text:span></text:p>
      <text:p text:style-name="P7"><text:span text:style-name="Teletype"><text:span text:style-name="T6"/></text:span></text:p>
      <text:p text:style-name="P7"><text:span text:style-name="Teletype"><text:span text:style-name="T8">Go ahead and run both programs. Make sure you see the difference.</text:span></text:span></text:p>
      <text:p text:style-name="P7"><text:span text:style-name="Teletype"><text:span text:style-name="T6"/></text:span></text:p>
      <text:p text:style-name="P7"><text:span text:style-name="Teletype"><text:span text:style-name="T8">The point: For the if block, the </text:span></text:span><text:span text:style-name="Teletype"><text:span text:style-name="T19">a</text:span></text:span><text:span text:style-name="Teletype"><text:span text:style-name="T8"> refers to the </text:span></text:span><text:span text:style-name="Teletype"><text:span text:style-name="T19">a</text:span></text:span><text:span text:style-name="Teletype"><text:span text:style-name="T8"> outside the block. But for the function, the </text:span></text:span><text:span text:style-name="Teletype"><text:span text:style-name="T19">a</text:span></text:span><text:span text:style-name="Teletype"><text:span text:style-name="T8"> does NOT refer to the a outside the function; there are actually two different </text:span></text:span><text:span text:style-name="Teletype"><text:span text:style-name="T19">a</text:span></text:span><text:span text:style-name="Teletype"><text:span text:style-name="T8">'s!!!</text:span></text:span></text:p>
      <text:p text:style-name="P7"><text:span text:style-name="Teletype"><text:span text:style-name="T6"/></text:span></text:p>
      <text:p text:style-name="P7"><text:span text:style-name="Teletype"><text:span text:style-name="T8">But what if you really want the </text:span></text:span><text:span text:style-name="Teletype"><text:span text:style-name="T19">a</text:span></text:span><text:span text:style-name="Teletype"><text:span text:style-name="T8"> in your </text:span></text:span><text:span text:style-name="Teletype"><text:span text:style-name="T19">f</text:span></text:span><text:span text:style-name="Teletype"><text:span text:style-name="T8"> to refer to the outside </text:span></text:span><text:span text:style-name="Teletype"><text:span text:style-name="T19">a</text:span></text:span><text:span text:style-name="Teletype"><text:span text:style-name="T8">? In other words you don't want to create a new </text:span></text:span><text:span text:style-name="Teletype"><text:span text:style-name="T19">a</text:span></text:span><text:span text:style-name="Teletype"><text:span text:style-name="T8">. Try this:</text:span></text:span></text:p>
      <table:table table:name="Table64" table:style-name="Table64">
        <table:table-column table:style-name="Table64.A"/>
        <table:table-row>
          <table:table-cell table:style-name="Table64.A1" office:value-type="string">
            <text:p text:style-name="P13">a = 0</text:p>
            <text:p text:style-name="P13"/>
            <text:p text:style-name="P13">def f():</text:p>
            <text:p text:style-name="P15"><text:soft-page-break/><text:s text:c="4"/>global a</text:p>
            <text:p text:style-name="P13"><text:s text:c="4"/>a = 5</text:p>
            <text:p text:style-name="P13"><text:s text:c="4"/>print(a<text:span text:style-name="T27">)</text:span></text:p>
            <text:p text:style-name="P13"/>
            <text:p text:style-name="P13">f()</text:p>
            <text:p text:style-name="P13">print(a<text:span text:style-name="T27">)</text:span></text:p>
          </table:table-cell>
        </table:table-row>
      </table:table>
      <text:p text:style-name="P7"><text:span text:style-name="Teletype"><text:span text:style-name="T6"/></text:span></text:p>
      <text:p text:style-name="P7"><text:span text:style-name="Teletype"><text:span text:style-name="T8">Advice: minimize the use of </text:span></text:span><text:span text:style-name="Teletype"><text:span text:style-name="T19">global</text:span></text:span><text:span text:style-name="Teletype"><text:span text:style-name="T8">.</text:span></text:span></text:p>
      <text:p text:style-name="P7"><text:span text:style-name="Teletype"><text:span text:style-name="T6"/></text:span></text:p>
      <text:p text:style-name="P7"><text:span text:style-name="Teletype"><text:span text:style-name="T8">Run this program and study the output carefully:</text:span></text:span></text:p>
      <table:table table:name="Table52" table:style-name="Table52">
        <table:table-column table:style-name="Table52.A"/>
        <table:table-row>
          <table:table-cell table:style-name="Table52.A1" office:value-type="string">
            <text:p text:style-name="P13">y = 0</text:p>
            <text:p text:style-name="P13">print(id(y), y<text:span text:style-name="T27">)</text:span></text:p>
            <text:p text:style-name="P13"/>
            <text:p text:style-name="P13">def f(y):</text:p>
            <text:p text:style-name="P13"><text:s text:c="4"/>print(id(y), y<text:span text:style-name="T27">)</text:span></text:p>
            <text:p text:style-name="P13"><text:s text:c="4"/>y = 6</text:p>
            <text:p text:style-name="P13"><text:s text:c="4"/>return</text:p>
            <text:p text:style-name="P13"/>
            <text:p text:style-name="P13">f(42)</text:p>
            <text:p text:style-name="P13">print(id(y), y<text:span text:style-name="T27">)</text:span></text:p>
          </table:table-cell>
        </table:table-row>
      </table:table>
      <text:p text:style-name="P7"><text:span text:style-name="Teletype"><text:span text:style-name="T6"/></text:span></text:p>
      <text:p text:style-name="P7"><text:span text:style-name="Teletype"><text:span text:style-name="T8">This program tells you that the </text:span></text:span><text:span text:style-name="Teletype"><text:span text:style-name="T19">y</text:span></text:span><text:span text:style-name="Teletype"><text:span text:style-name="T8"> in “</text:span></text:span><text:span text:style-name="Teletype"><text:span text:style-name="T19">def f(y):</text:span></text:span><text:span text:style-name="Teletype"><text:span text:style-name="T8">” has nothing to do with the </text:span></text:span><text:span text:style-name="Teletype"><text:span text:style-name="T19">y</text:span></text:span><text:span text:style-name="Teletype"><text:span text:style-name="T8"> outside the function.</text:span></text:span></text:p>
      <text:p text:style-name="P7"><text:span text:style-name="Teletype"><text:span text:style-name="T6"/></text:span></text:p>
      <text:p text:style-name="P7"><text:span text:style-name="Teletype"><text:span text:style-name="T8">The y in function f is called a </text:span></text:span><text:span text:style-name="Teletype"><text:span text:style-name="T12">local variable</text:span></text:span><text:span text:style-name="Teletype"><text:span text:style-name="T8"> – it exists only when you call f.</text:span></text:span></text:p>
      <text:p text:style-name="P7"><text:span text:style-name="Teletype"><text:span text:style-name="T6"/></text:span></text:p>
      <text:p text:style-name="P7"><text:span text:style-name="Teletype"><text:span text:style-name="T8">Now first look at this function (don't run it yet!):</text:span></text:span></text:p>
      <table:table table:name="Table53" table:style-name="Table53">
        <table:table-column table:style-name="Table53.A"/>
        <table:table-row>
          <table:table-cell table:style-name="Table53.A1" office:value-type="string">
            <text:p text:style-name="P13">y = 0</text:p>
            <text:p text:style-name="P13">print(id(y), y<text:span text:style-name="T27">)</text:span></text:p>
            <text:p text:style-name="P13"/>
            <text:p text:style-name="P13">def f(y):</text:p>
            <text:p text:style-name="P13"><text:s text:c="4"/>print(id(y), y<text:span text:style-name="T27">)</text:span></text:p>
            <text:p text:style-name="P13"><text:s text:c="4"/>y = 6</text:p>
            <text:p text:style-name="P13"><text:s text:c="4"/>return</text:p>
            <text:p text:style-name="P13"/>
            <text:p text:style-name="P13">f(y)</text:p>
            <text:p text:style-name="P13">print(id(y), y<text:span text:style-name="T27">)</text:span></text:p>
          </table:table-cell>
        </table:table-row>
      </table:table>
      <text:p text:style-name="P7"><text:span text:style-name="Teletype"><text:span text:style-name="T6"/></text:span></text:p>
      <text:p text:style-name="P7"><text:span text:style-name="Teletype"><text:span text:style-name="T8">You call </text:span></text:span><text:span text:style-name="Teletype"><text:span text:style-name="T19">f(y)</text:span></text:span><text:span text:style-name="Teletype"><text:span text:style-name="T8"> and while in the body of </text:span></text:span><text:span text:style-name="Teletype"><text:span text:style-name="T19">f</text:span></text:span><text:span text:style-name="Teletype"><text:span text:style-name="T8">, you see that </text:span></text:span><text:span text:style-name="Teletype"><text:span text:style-name="T19">y</text:span></text:span><text:span text:style-name="Teletype"><text:span text:style-name="T8"> is set to 6. When you return and print </text:span></text:span><text:span text:style-name="Teletype"><text:span text:style-name="T19">y</text:span></text:span><text:span text:style-name="Teletype"><text:span text:style-name="T8"> what do you see? Do you get 6? Run the program and check!</text:span></text:span></text:p>
      <text:p text:style-name="P7"><text:span text:style-name="Teletype"><text:span text:style-name="T6"/></text:span></text:p>
      <text:p text:style-name="P7"><text:span text:style-name="Teletype"><text:span text:style-name="T8">The above program tells you that ...</text:span></text:span><text:span text:style-name="Teletype"><text:span text:style-name="T1"> </text:span></text:span><text:span text:style-name="Teletype"><text:span text:style-name="T4">the </text:span></text:span><text:span text:style-name="Teletype"><text:span text:style-name="T16">y</text:span></text:span><text:span text:style-name="Teletype"><text:span text:style-name="T4"> inside </text:span></text:span><text:span text:style-name="Teletype"><text:span text:style-name="T16">f</text:span></text:span><text:span text:style-name="Teletype"><text:span text:style-name="T4"> is not the same as the </text:span></text:span><text:span text:style-name="Teletype"><text:span text:style-name="T16">y</text:span></text:span><text:span text:style-name="Teletype"><text:span text:style-name="T4"> outside </text:span></text:span><text:span text:style-name="Teletype"><text:span text:style-name="T16">f</text:span></text:span><text:span text:style-name="Teletype"><text:span text:style-name="T1">.</text:span></text:span></text:p>
      <text:p text:style-name="P7"><text:span text:style-name="Teletype"><text:span text:style-name="T3"/></text:span></text:p>
      <text:p text:style-name="P4">Now look at this version:</text:p>
      <table:table table:name="Table122" table:style-name="Table122">
        <table:table-column table:style-name="Table122.A"/>
        <table:table-row>
          <table:table-cell table:style-name="Table122.A1" office:value-type="string">
            <text:p text:style-name="P13">y = 0</text:p>
            <text:p text:style-name="P13">print(id(y), y<text:span text:style-name="T27">)</text:span></text:p>
            <text:p text:style-name="P13"/>
            <text:p text:style-name="P13">def f():</text:p>
            <text:p text:style-name="P13"><text:soft-page-break/><text:s text:c="4"/>print(id(y), y<text:span text:style-name="T27">)</text:span></text:p>
            <text:p text:style-name="P13"><text:s text:c="4"/>y = 6</text:p>
            <text:p text:style-name="P13"><text:s text:c="4"/>return</text:p>
            <text:p text:style-name="P13"/>
            <text:p text:style-name="P13">f()</text:p>
            <text:p text:style-name="P13">print(id(y), y<text:span text:style-name="T27">)</text:span></text:p>
          </table:table-cell>
        </table:table-row>
      </table:table>
      <text:p text:style-name="P7"><text:span text:style-name="Teletype"><text:span text:style-name="T8">You will get an error.</text:span></text:span></text:p>
      <text:p text:style-name="P7"><text:span text:style-name="Teletype"><text:span text:style-name="T6"/></text:span></text:p>
      <text:p text:style-name="P7"><text:span text:style-name="Teletype"><text:span text:style-name="T8">Here's another example. This is similar to the above but with one line removed:</text:span></text:span></text:p>
      <table:table table:name="Table123" table:style-name="Table123">
        <table:table-column table:style-name="Table123.A"/>
        <table:table-row>
          <table:table-cell table:style-name="Table123.A1" office:value-type="string">
            <text:p text:style-name="P13">y = 0</text:p>
            <text:p text:style-name="P13">print(id(y), y<text:span text:style-name="T27">)</text:span></text:p>
            <text:p text:style-name="P13"/>
            <text:p text:style-name="P13">def f():</text:p>
            <text:p text:style-name="P13"><text:s text:c="4"/>print(id(y), y<text:span text:style-name="T27">)</text:span></text:p>
            <text:p text:style-name="P13"><text:s text:c="4"/>return</text:p>
            <text:p text:style-name="P13"/>
            <text:p text:style-name="P13">f()</text:p>
            <text:p text:style-name="P13">print(id(y), y<text:span text:style-name="T27">)</text:span></text:p>
          </table:table-cell>
        </table:table-row>
      </table:table>
      <text:p text:style-name="P7"><text:span text:style-name="Teletype"><text:span text:style-name="T8">Study the output carefully!!!</text:span></text:span></text:p>
      <text:p text:style-name="P10"><text:span text:style-name="Teletype"><text:span text:style-name="T4">Simple Galaxian: Functions for Creating Things</text:span></text:span></text:p>
      <text:p text:style-name="P7"><text:span text:style-name="Teletype"><text:span text:style-name="T2"/></text:span></text:p>
      <text:p text:style-name="P7"><text:span text:style-name="Teletype"><text:span text:style-name="T8">Back to our Galaxian ... </text:span></text:span></text:p>
      <text:p text:style-name="P7"><text:span text:style-name="Teletype"><text:span text:style-name="T6"/></text:span></text:p>
      <text:p text:style-name="P7"><text:span text:style-name="Teletype"><text:span text:style-name="T8">We have a variable alien representing a higher-level concept that bundles up lower level concepts like alien_image, alien_rect. Remember?</text:span></text:span></text:p>
      <text:p text:style-name="P7"><text:span text:style-name="Teletype"><text:span text:style-name="T6"/></text:span></text:p>
      <text:p text:style-name="P7"><text:span text:style-name="Teletype"><text:span text:style-name="T8">It's common to create functions that create such high level variables. Let me do one for you. You have the following code in your simple Galaxian:</text:span></text:span></text:p>
      <table:table table:name="Table74" table:style-name="Table74">
        <table:table-column table:style-name="Table74.A"/>
        <table:table-row>
          <table:table-cell table:style-name="Table74.A1" office:value-type="string">
            <text:p text:style-name="P13">...</text:p>
            <text:p text:style-name="P13">alien = {}</text:p>
            <text:p text:style-name="P13">alien["image"] = pygame.image.load("GalaxianAquaAlien.gif")</text:p>
            <text:p text:style-name="P13">alien["rect"] = alien["image"].get_rect()</text:p>
            <text:p text:style-name="P13">alien["rect"] = alien["rect"].move([0,SCORE_HEIGHT])</text:p>
            <text:p text:style-name="P13">alien["speed"] = [1, 0]</text:p>
            <text:p text:style-name="P13">...</text:p>
          </table:table-cell>
        </table:table-row>
      </table:table>
      <text:p text:style-name="P7"><text:span text:style-name="Teletype"><text:span text:style-name="T8">(I'm only showing the relevant part).</text:span></text:span></text:p>
      <text:p text:style-name="P7"><text:span text:style-name="Teletype"><text:span text:style-name="T6"/></text:span></text:p>
      <text:p text:style-name="P7"><text:span text:style-name="Teletype"><text:span text:style-name="T8">Create the following function that creates a dictionary and then return it like this:</text:span></text:span></text:p>
      <table:table table:name="Table75" table:style-name="Table75">
        <table:table-column table:style-name="Table75.A"/>
        <table:table-row>
          <table:table-cell table:style-name="Table75.A1" office:value-type="string">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able:table-cell>
        </table:table-row>
      </table:table>
      <text:p text:style-name="P7"><text:span text:style-name="Teletype"><text:span text:style-name="T6"/></text:span></text:p>
      <text:p text:style-name="P7"><text:span text:style-name="Teletype"><text:span text:style-name="T8">I'm going to put my function near the top of the program:</text:span></text:span></text:p>
      <table:table table:name="Table76" table:style-name="Table76">
        <table:table-column table:style-name="Table76.A"/>
        <table:table-row>
          <table:table-cell table:style-name="Table76.A1" office:value-type="string">
            <text:p text:style-name="P13">import pygame, sys, random</text:p>
            <text:p text:style-name="P13">pygame.init()</text:p>
            <text:p text:style-name="P13">random.seed()</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ext:p text:style-name="P13">...</text:p>
          </table:table-cell>
        </table:table-row>
      </table:table>
      <text:p text:style-name="P7"><text:span text:style-name="Teletype"><text:span text:style-name="T8">(Again I'm only showing the relevant part of the program.)</text:span></text:span></text:p>
      <text:p text:style-name="P7"><text:span text:style-name="Teletype"><text:span text:style-name="T6"/></text:span></text:p>
      <text:p text:style-name="P7"><text:span text:style-name="Teletype"><text:span text:style-name="T8">Of course the main program does NOT have an </text:span></text:span><text:span text:style-name="Teletype"><text:span text:style-name="T19">alien</text:span></text:span><text:span text:style-name="Teletype"><text:span text:style-name="T8"> dictionary. I still need to create an </text:span></text:span><text:span text:style-name="Teletype"><text:span text:style-name="T19">alien</text:span></text:span><text:span text:style-name="Teletype"><text:span text:style-name="T8"> in the main program by calling the </text:span></text:span><text:span text:style-name="Teletype"><text:span text:style-name="T19">get_alien</text:span></text:span><text:span text:style-name="Teletype"><text:span text:style-name="T8"> function.</text:span></text:span></text:p>
      <table:table table:name="Table77" table:style-name="Table77">
        <table:table-column table:style-name="Table77.A"/>
        <table:table-row>
          <table:table-cell table:style-name="Table77.A1" office:value-type="string">
            <text:p text:style-name="P13">import pygame, sys, random</text:p>
            <text:p text:style-name="P13"><text:soft-page-break/>pygame.init()</text:p>
            <text:p text:style-name="P13">random.seed()</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ext:p text:style-name="P13"/>
            <text:p text:style-name="P13">...</text:p>
            <text:p text:style-name="P13"/>
            <text:p text:style-name="P15">alien = get_alien()</text:p>
            <text:p text:style-name="P13"/>
            <text:p text:style-name="P13">collides = False</text:p>
            <text:p text:style-name="P13">while 1:</text:p>
            <text:p text:style-name="P13"><text:s text:c="4"/>...</text:p>
          </table:table-cell>
        </table:table-row>
      </table:table>
      <text:p text:style-name="P7"><text:span text:style-name="Teletype"><text:span text:style-name="T6"/></text:span></text:p>
      <text:p text:style-name="P7"><text:span text:style-name="Teletype"><text:span text:style-name="T8">Exercise. Create one function for each of the following:</text:span></text:span></text:p>
      <text:list text:style-name="L3">
        <text:list-item>
          <text:p text:style-name="P20"><text:span text:style-name="Teletype"><text:span text:style-name="T19">get_ship</text:span></text:span><text:span text:style-name="Teletype"><text:span text:style-name="T8"> for creating and returning a dictionary that represents a ship</text:span></text:span></text:p>
        </text:list-item>
        <text:list-item>
          <text:p text:style-name="P20"><text:span text:style-name="Teletype"><text:span text:style-name="T19">get_laser</text:span></text:span><text:span text:style-name="Teletype"><text:span text:style-name="T8"> for creating and returning a dictionary that represents a laser</text:span></text:span></text:p>
        </text:list-item>
        <text:list-item>
          <text:p text:style-name="P20"><text:span text:style-name="Teletype"><text:span text:style-name="T19">get_explosion</text:span></text:span><text:span text:style-name="Teletype"><text:span text:style-name="T8"> for creating and returning a dictionary that represents an explosion</text:span></text:span></text:p>
        </text:list-item>
      </text:list>
      <text:p text:style-name="P7"><text:span text:style-name="Teletype"><text:span text:style-name="T8">Use these function to create a ship, laser and explosion variable. Your code should look like this:</text:span></text:span></text:p>
      <table:table table:name="Table78" table:style-name="Table78">
        <table:table-column table:style-name="Table78.A"/>
        <table:table-row>
          <table:table-cell table:style-name="Table78.A1" office:value-type="string">
            <text:p text:style-name="P13">import pygame, sys, random</text:p>
            <text:p text:style-name="P13">pygame.init()</text:p>
            <text:p text:style-name="P13">random.seed()</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ext:p text:style-name="P13"/>
            <text:p text:style-name="P15"># Create flagship</text:p>
            <text:p text:style-name="P15">def get_ship():</text:p>
            <text:p text:style-name="P15"><text:s text:c="4"/>... FILL IN THE BLANK ...</text:p>
            <text:p text:style-name="P15"/>
            <text:p text:style-name="P15"># Ship's laser</text:p>
            <text:p text:style-name="P15">def get_laser():</text:p>
            <text:p text:style-name="P15"><text:s text:c="4"/>... FILL IN THE BLANK ...</text:p>
            <text:p text:style-name="P15"/>
            <text:p text:style-name="P15"><text:soft-page-break/># Explosion sound</text:p>
            <text:p text:style-name="P15">def get_explosion():</text:p>
            <text:p text:style-name="P15"><text:s text:c="4"/>... FILL IN THE BLANK ...</text:p>
            <text:p text:style-name="P15"/>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ext:p text:style-name="P13"/>
            <text:p text:style-name="P13">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open("stdout.txt", "w")</text:p>
            <text:p text:style-name="P13">sys.stderr = open("stderr.txt", "w")</text:p>
            <text:p text:style-name="P13"/>
            <text:p text:style-name="P13">alien = get_alien()</text:p>
            <text:p text:style-name="P15">... FILL IN THE BLANK ...</text:p>
            <text:p text:style-name="P13"/>
            <text:p text:style-name="P13">collides = False</text:p>
            <text:p text:style-name="P13">while 1:</text:p>
            <text:p text:style-name="P13"><text:s text:c="4"/>... as before ...</text:p>
          </table:table-cell>
        </table:table-row>
      </table:table>
      <text:p text:style-name="P7"><text:span text:style-name="Teletype"><text:span text:style-name="T6"/></text:span></text:p>
      <text:p text:style-name="P10"><text:span text:style-name="Teletype"><text:span text:style-name="T4">Solution</text:span></text:span><text:span text:style-name="T12"/></text:p>
      <text:p text:style-name="P7"><text:span text:style-name="Teletype"><text:span text:style-name="T6"/></text:span></text:p>
      <table:table table:name="Table79" table:style-name="Table79">
        <table:table-column table:style-name="Table79.A"/>
        <table:table-row>
          <table:table-cell table:style-name="Table79.A1" office:value-type="string">
            <text:p text:style-name="P13">import pygame, sys, random</text:p>
            <text:p text:style-name="P13">pygame.init()</text:p>
            <text:p text:style-name="P13">random.seed()</text:p>
            <text:p text:style-name="P13"/>
            <text:p text:style-name="P13"># Create alien</text:p>
            <text:p text:style-name="P15">def get_alien():</text:p>
            <text:p text:style-name="P15"><text:s text:c="4"/>alien = {}</text:p>
            <text:p text:style-name="P15"><text:s text:c="4"/>alien["image"] = pygame.image.load("GalaxianAquaAlien.gif")</text:p>
            <text:p text:style-name="P15"><text:s text:c="4"/>alien["rect"] = alien["image"].get_rect()</text:p>
            <text:p text:style-name="P15"><text:s text:c="4"/>alien["rect"] = alien["rect"].move([0,SCORE_HEIGHT])</text:p>
            <text:p text:style-name="P15"><text:s text:c="4"/>alien["speed"] = [1, 0]</text:p>
            <text:p text:style-name="P15"><text:s text:c="4"/>return alien</text:p>
            <text:p text:style-name="P15"/>
            <text:p text:style-name="P13">ALIEN_Y_INCREMENT = 10</text:p>
            <text:p text:style-name="P13"/>
            <text:p text:style-name="P13"># Create flagship</text:p>
            <text:p text:style-name="P15">def get_ship():</text:p>
            <text:p text:style-name="P15"><text:s text:c="4"/>ship = {}</text:p>
            <text:p text:style-name="P15"><text:s text:c="4"/>ship["image"] = pygame.image.load("GalaxianGalaxip.gif")</text:p>
            <text:p text:style-name="P15"><text:s text:c="4"/>ship["rect"] = ship["image"].get_rect()</text:p>
            <text:p text:style-name="P15"><text:s text:c="4"/>x = (WIDTH - ship["rect"].w) / 2</text:p>
            <text:p text:style-name="P15"><text:s text:c="4"/>y = HEIGHT - ship["rect"].h</text:p>
            <text:p text:style-name="P15"><text:s text:c="4"/>ship["rect"] = ship["rect"].move([x,y])</text:p>
            <text:p text:style-name="P15"><text:s text:c="4"/>ship["speed"] = [0, 0]</text:p>
            <text:p text:style-name="P15"><text:s text:c="4"/>return ship</text:p>
            <text:p text:style-name="P15"/>
            <text:p text:style-name="P13"># Ship's laser</text:p>
            <text:p text:style-name="P15">def get_laser():</text:p>
            <text:p text:style-name="P15"><text:s text:c="4"/>laser = {}</text:p>
            <text:p text:style-name="P15"><text:s text:c="4"/>laser["rect"] = pygame.Rect(0, 0, 4, 8)</text:p>
            <text:p text:style-name="P15"><text:s text:c="4"/>laser["speed"] = [0, 0]</text:p>
            <text:p text:style-name="P15"><text:s text:c="4"/>laser["alive"] = False</text:p>
            <text:p text:style-name="P15"><text:s text:c="4"/>laser["sound"] = pygame.mixer.Sound("laser.wav")</text:p>
            <text:p text:style-name="P15"><text:s text:c="4"/>return laser</text:p>
            <text:p text:style-name="P15"/>
            <text:p text:style-name="P13"># Explosion sound</text:p>
            <text:p text:style-name="P15">def get_explosion():</text:p>
            <text:p text:style-name="P15"><text:s text:c="4"/>explosion = {}</text:p>
            <text:p text:style-name="P15"><text:s text:c="4"/>explosion["sound"] = pygame.mixer.Sound("gexplode.wav")</text:p>
            <text:p text:style-name="P15"><text:s text:c="4"/>explosion["played"] = False</text:p>
            <text:p text:style-name="P15"><text:s text:c="4"/>return explosion</text:p>
            <text:p text:style-name="P15"/>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ext:p text:style-name="P13"/>
            <text:p text:style-name="P13"><text:soft-page-break/>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open("stdout.txt", "w")</text:p>
            <text:p text:style-name="P13">sys.stderr = open("stderr.txt", "w")</text:p>
            <text:p text:style-name="P13"/>
            <text:p text:style-name="P15">alien = get_alien()</text:p>
            <text:p text:style-name="P15">ship = get_ship()</text:p>
            <text:p text:style-name="P15">laser = get_laser()</text:p>
            <text:p text:style-name="P15">explosion = get_explosion()</text:p>
            <text:p text:style-name="P15"/>
            <text:p text:style-name="P13">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3"><text:s text:c="16"/>ship["speed"] = [-1, 0]</text:p>
            <text:p text:style-name="P13"><text:s text:c="12"/>if keypress[pygame.K_RIGHT]:</text:p>
            <text:p text:style-name="P13"><text:s text:c="16"/>ship["speed"] = [1, 0]</text:p>
            <text:p text:style-name="P13"><text:s text:c="12"/>if keypress[pygame.K_SPACE]:</text:p>
            <text:p text:style-name="P13"><text:s text:c="16"/>if not laser["alive"]:</text:p>
            <text:p text:style-name="P13"><text:s text:c="20"/>laser["alive"] = True</text:p>
            <text:p text:style-name="P13"><text:s text:c="20"/>laser["speed"] = [0, -2]</text:p>
            <text:p text:style-name="P13"><text:s text:c="20"/>laser["rect"].x = ship["rect"].x + (ship["rect"].w - \ </text:p>
            <text:p text:style-name="P13"><text:s text:c="38"/>laser["rect"].w)/2</text:p>
            <text:p text:style-name="P13"><text:s text:c="20"/>laser["rect"].y = ship["rect"].y - laser["rect"].w</text:p>
            <text:p text:style-name="P13"><text:s text:c="20"/>laser["sound"].play()</text:p>
            <text:p text:style-name="P13"/>
            <text:p text:style-name="P13"><text:s text:c="4"/>surface.fill(BLACK)</text:p>
            <text:p text:style-name="P13"/>
            <text:p text:style-name="P13"><text:s text:c="4"/>if not collides:</text:p>
            <text:p text:style-name="P13"><text:s text:c="8"/>alien["rect"].x, alien["speed"][0] = move(alien["rect"].x, \ </text:p>
            <text:p text:style-name="P13"><text:s text:c="33"/>alien["speed"][0], WIDTH - alien["rect"].w)</text:p>
            <text:p text:style-name="P13"><text:s text:c="8"/>if random.randrange(100) == 0:</text:p>
            <text:p text:style-name="P13"><text:s text:c="12"/>alien["rect"].y = alien["rect"].y + ALIEN_Y_INCREMENT</text:p>
            <text:p text:style-name="P13"/>
            <text:p text:style-name="P13"><text:s text:c="8"/>ship["rect"].x, ship["speed"][0] = move(ship["rect"].x, \ </text:p>
            <text:p text:style-name="P13"><text:s text:c="35"/>ship["speed"][0], WIDTH - ship["rect"].w)</text:p>
            <text:p text:style-name="P13"><text:s text:c="8"/>ship["speed"] = [0, 0]</text:p>
            <text:p text:style-name="P13"/>
            <text:p text:style-name="P13"><text:s text:c="8"/>if laser["alive"]:</text:p>
            <text:p text:style-name="P13"><text:s text:c="12"/>laser["rect"].y, laser["speed"][1] = move(laser["rect"].y, \ </text:p>
            <text:p text:style-name="P13"><text:s text:c="32"/>laser["speed"][1], HEIGHT - laser["rect"].h)</text:p>
            <text:p text:style-name="P13"><text:s text:c="12"/>if laser["rect"].y &lt; SCORE_HEIGHT:</text:p>
            <text:p text:style-name="P13"><text:soft-page-break/><text:s text:c="16"/>laser["alive"] = False</text:p>
            <text:p text:style-name="P13"/>
            <text:p text:style-name="P13"><text:s text:c="4"/>collides = alien["rect"].colliderect(ship["rect"]) or \</text:p>
            <text:p text:style-name="P13"><text:s text:c="15"/>laser["rect"].colliderect(alien["rect"])</text:p>
            <text:p text:style-name="P13"/>
            <text:p text:style-name="P13"><text:s text:c="4"/>if collides == True and explosion["played"] == False:</text:p>
            <text:p text:style-name="P13"><text:s text:c="8"/>explosion["sound"].play()</text:p>
            <text:p text:style-name="P13"><text:s text:c="8"/>explosion["played"] = True</text:p>
            <text:p text:style-name="P13"><text:s text:c="8"/>pygame.time.delay(100)</text:p>
            <text:p text:style-name="P13"><text:s text:c="16"/></text:p>
            <text:p text:style-name="P13"><text:s text:c="4"/>surface.blit(alien["image"], alien["rect"])</text:p>
            <text:p text:style-name="P13"><text:s text:c="4"/>surface.blit(ship["image"], ship["rect"])</text:p>
            <text:p text:style-name="P13"><text:s text:c="4"/>if laser["alive"]:</text:p>
            <text:p text:style-name="P13"><text:s text:c="8"/>pygame.draw.rect(surface, RED, laser["rect"])</text:p>
            <text:p text:style-name="P13"><text:s text:c="4"/>pygame.display.flip()</text:p>
            <text:p text:style-name="P13"/>
            <text:p text:style-name="P13"><text:s text:c="4"/># Display message is there is a collision and then break</text:p>
            <text:p text:style-name="P13"><text:s text:c="4"/>if collides == True:</text:p>
            <text:p text:style-name="P13"><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3"><text:s text:c="12"/>score = 500 - alien["rect"].y</text:p>
            <text:p text:style-name="P13"/>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7"><text:span text:style-name="Teletype"><text:span text:style-name="T6"/></text:span></text:p>
      <text:p text:style-name="P10"><text:span text:style-name="Teletype"><text:span text:style-name="T4">Simple Galaxian: Modules</text:span></text:span></text:p>
      <text:p text:style-name="P7"><text:span text:style-name="Teletype"><text:span text:style-name="T2"/></text:span></text:p>
      <text:p text:style-name="P7"><text:span text:style-name="Teletype"><text:span text:style-name="T8">Now that we have a function for creating things, we can for instance use the same function to create </text:span></text:span><text:span text:style-name="Teletype"><text:span text:style-name="T10">two</text:span></text:span><text:span text:style-name="Teletype"><text:span text:style-name="T8"> aliens very easily. For instance in the code we can have</text:span></text:span></text:p>
      <text:p text:style-name="P7"><text:span text:style-name="Teletype"><text:span text:style-name="T6"/></text:span></text:p>
      <table:table table:name="Table80" table:style-name="Table80">
        <table:table-column table:style-name="Table80.A"/>
        <table:table-row>
          <table:table-cell table:style-name="Table80.A1" office:value-type="string">
            <text:p text:style-name="P13">...</text:p>
            <text:p text:style-name="P13">alien1 = get_alien()</text:p>
            <text:p text:style-name="P13">alien2 = get_alien()</text:p>
            <text:p text:style-name="P13">...</text:p>
          </table:table-cell>
        </table:table-row>
      </table:table>
      <text:p text:style-name="P7"><text:span text:style-name="Teletype"><text:span text:style-name="T6"/></text:span></text:p>
      <text:p text:style-name="P7"><text:span text:style-name="Teletype"><text:span text:style-name="T8">Of course their rects are the same so that they are on top of each other. So we need to move, for instance, the alien2[“rect”] away. I'll leave that to you to play around with modifying the game to have two aliens.</text:span></text:span></text:p>
      <text:p text:style-name="P7"><text:span text:style-name="Teletype"><text:span text:style-name="T6"/></text:span></text:p>
      <text:p text:style-name="P7"><text:span text:style-name="Teletype"><text:span text:style-name="T8">But right now, I will show you how to simplify you program using modules.</text:span></text:span></text:p>
      <text:p text:style-name="P7"><text:span text:style-name="Teletype"><text:span text:style-name="T6"/></text:span></text:p>
      <text:p text:style-name="P7"><text:span text:style-name="Teletype"><text:span text:style-name="T8">Remember that a module is more or less a program file. I'm going to create an Alien.py file. I'm going to put everything related to the alien in this file. So the file looks like this:</text:span></text:span></text:p>
      <table:table table:name="Table81" table:style-name="Table81">
        <table:table-column table:style-name="Table81.A"/>
        <table:table-row>
          <table:table-cell table:style-name="Table81.A1" office:value-type="string">
            <text:p text:style-name="P13"># file: Alien.py</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ALIEN_Y_INCREMENT = 10</text:p>
          </table:table-cell>
        </table:table-row>
      </table:table>
      <text:p text:style-name="P7"><text:span text:style-name="Teletype"><text:span text:style-name="T6"/></text:span></text:p>
      <text:p text:style-name="P7"><text:span text:style-name="Teletype"><text:span text:style-name="T8">Now note this ... the program file Alien.py uses pygame. You did import (and initialize) pygame in your simple galaxian program file. But Alien.py does not have access to that. You need to import and initialize pygame in Alien.py. So I add this to Alien.py:</text:span></text:span></text:p>
      <text:p text:style-name="P4"/>
      <table:table table:name="Table82" table:style-name="Table82">
        <table:table-column table:style-name="Table82.A"/>
        <table:table-row>
          <table:table-cell table:style-name="Table82.A1" office:value-type="string">
            <text:p text:style-name="P13"># file: Alien.py</text:p>
            <text:p text:style-name="P13"/>
            <text:p text:style-name="P13">import pygame</text:p>
            <text:p text:style-name="P13">pygame.init()</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SCORE_HEIGHT])</text:p>
            <text:p text:style-name="P13"><text:s text:c="4"/>alien["speed"] = [1, 0]</text:p>
            <text:p text:style-name="P13"><text:s text:c="4"/>return alien</text:p>
            <text:p text:style-name="P13"/>
            <text:p text:style-name="P13"><text:soft-page-break/>ALIEN_Y_INCREMENT = 10</text:p>
          </table:table-cell>
        </table:table-row>
      </table:table>
      <text:p text:style-name="P7"><text:span text:style-name="Teletype"><text:span text:style-name="T6"/></text:span></text:p>
      <text:p text:style-name="P7"><text:span text:style-name="Teletype"><text:span text:style-name="T8">Note that I'm not importing sys or random since Alien.py does not use them.</text:span></text:span></text:p>
      <text:p text:style-name="P7"><text:span text:style-name="Teletype"><text:span text:style-name="T6"/></text:span></text:p>
      <text:p text:style-name="P7"><text:span text:style-name="Teletype"><text:span text:style-name="T8">Now the program file for the simple Galaxian should look like this:</text:span></text:span></text:p>
      <table:table table:name="Table83" table:style-name="Table83">
        <table:table-column table:style-name="Table83.A"/>
        <table:table-row>
          <table:table-cell table:style-name="Table83.A1" office:value-type="string">
            <text:p text:style-name="P13">import pygame, sys, random</text:p>
            <text:p text:style-name="P13">pygame.init()</text:p>
            <text:p text:style-name="P13">random.seed()</text:p>
            <text:p text:style-name="P13"/>
            <text:p text:style-name="P15">import Alien</text:p>
            <text:p text:style-name="P15"/>
            <text:p text:style-name="P13">... THE FUNCTION get_alien IS REMOVED ...</text:p>
            <text:p text:style-name="P13"/>
            <text:p text:style-name="P13"># Create flagship</text:p>
            <text:p text:style-name="P13">def get_ship():</text:p>
            <text:p text:style-name="P13"><text:s text:c="4"/>... as before ...</text:p>
            <text:p text:style-name="P13"/>
            <text:p text:style-name="P13">... as before ...</text:p>
            <text:p text:style-name="P13"/>
            <text:p text:style-name="P15">alien = Alien.get_alien()</text:p>
            <text:p text:style-name="P13"/>
            <text:p text:style-name="P13">...</text:p>
            <text:p text:style-name="P13"/>
            <text:p text:style-name="P13">collides = False</text:p>
            <text:p text:style-name="P13">while 1:</text:p>
            <text:p text:style-name="P13"><text:s text:c="4"/></text:p>
            <text:p text:style-name="P13"><text:s text:c="4"/>... as before ...</text:p>
            <text:p text:style-name="P13"/>
            <text:p text:style-name="P15"><text:s text:c="8"/>if random.randrange(100) == 0:</text:p>
            <text:p text:style-name="P15"><text:s text:c="12"/>alien["rect"].y = alien["rect"].y + Alien.ALIEN_Y_INCREMENT</text:p>
            <text:p text:style-name="P15"/>
            <text:p text:style-name="P13"><text:s text:c="8"/>... as before ...</text:p>
          </table:table-cell>
        </table:table-row>
      </table:table>
      <text:p text:style-name="P7"><text:span text:style-name="Teletype"><text:span text:style-name="T6"/></text:span></text:p>
      <text:p text:style-name="P7"><text:span text:style-name="Teletype"><text:span text:style-name="T8">Notice that I've imported </text:span></text:span><text:span text:style-name="Teletype"><text:span text:style-name="T19">Alien</text:span></text:span><text:span text:style-name="Teletype"><text:span text:style-name="T8">. Also any time I used the names in Alien.py I have to change them. For instance get_alien is now </text:span></text:span><text:span text:style-name="Teletype"><text:span text:style-name="T19">Alien.get_alien</text:span></text:span><text:span text:style-name="Teletype"><text:span text:style-name="T8"> and </text:span></text:span><text:span text:style-name="Teletype"><text:span text:style-name="T19">ALIEN_Y_INCREMENT</text:span></text:span><text:span text:style-name="Teletype"><text:span text:style-name="T8"> is now changed to </text:span></text:span><text:span text:style-name="Teletype"><text:span text:style-name="T19">Alien.ALIEN_Y_INCREMENT</text:span></text:span><text:span text:style-name="Teletype"><text:span text:style-name="T8">.</text:span></text:span></text:p>
      <text:p text:style-name="P7"><text:span text:style-name="Teletype"><text:span text:style-name="T6"/></text:span></text:p>
      <text:p text:style-name="P7"><text:span text:style-name="Teletype"><text:span text:style-name="T8">If you run the program , you will get an error. Looking at stderr.txt you see the problem: </text:span></text:span></text:p>
      <table:table table:name="Table84" table:style-name="Table84">
        <table:table-column table:style-name="Table84.A"/>
        <table:table-row>
          <table:table-cell table:style-name="Table84.A1" office:value-type="string">
            <text:p text:style-name="P13">import pygame</text:p>
            <text:p text:style-name="P13">pygame.init()</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text:span text:style-name="T22">SCORE_HEIGHT</text:span>])</text:p>
            <text:p text:style-name="P13"><text:s text:c="4"/>alien["speed"] = [1, 0]</text:p>
            <text:p text:style-name="P13"><text:s text:c="4"/>return alien</text:p>
            <text:p text:style-name="P13"/>
            <text:p text:style-name="P13"><text:soft-page-break/>ALIEN_Y_INCREMENT = 10</text:p>
          </table:table-cell>
        </table:table-row>
      </table:table>
      <text:p text:style-name="P7"><text:span text:style-name="Teletype"><text:span text:style-name="T6"/></text:span></text:p>
      <text:p text:style-name="P7"><text:span text:style-name="Teletype"><text:span text:style-name="T8">Alien.py uses </text:span></text:span><text:span text:style-name="Teletype"><text:span text:style-name="T19">SCORE_HEIGHT</text:span></text:span><text:span text:style-name="Teletype"><text:span text:style-name="T8">. Now if you look at your simple Galaxian program, you see that SCORE_HEIGHT is used in quite a few places. That's not surprising if you think about it. It concerns the playing area of the game. The variable is a constant variable: We don't change the value of the variable. In writing large programs, it's common to have a file of constants. So let's do that. Here's the file which I'm calling CONSTANTS.py:</text:span></text:span></text:p>
      <text:p text:style-name="P7"><text:span text:style-name="Teletype"><text:span text:style-name="T6"/></text:span></text:p>
      <table:table table:name="Table85" table:style-name="Table85">
        <table:table-column table:style-name="Table85.A"/>
        <table:table-row>
          <table:table-cell table:style-name="Table85.A1" office:value-type="string">
            <text:p text:style-name="P13"># file: CONSTANTS.py</text:p>
            <text:p text:style-name="P13"/>
            <text:p text:style-name="P13">SCORE_HEIGHT = 24</text:p>
          </table:table-cell>
        </table:table-row>
      </table:table>
      <text:p text:style-name="P7"><text:span text:style-name="Teletype"><text:span text:style-name="T6"/></text:span></text:p>
      <text:p text:style-name="P7"><text:span text:style-name="Teletype"><text:span text:style-name="T8">And here is the new Alien.py.</text:span></text:span></text:p>
      <table:table table:name="Table86" table:style-name="Table86">
        <table:table-column table:style-name="Table86.A"/>
        <table:table-row>
          <table:table-cell table:style-name="Table86.A1" office:value-type="string">
            <text:p text:style-name="P13">import pygame</text:p>
            <text:p text:style-name="P13">pygame.init()</text:p>
            <text:p text:style-name="P13"/>
            <text:p text:style-name="P15">import CONSTANTS</text:p>
            <text:p text:style-name="P15"/>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5"><text:s text:c="4"/>alien["rect"] = alien["rect"].move([0, CONSTANTS.SCORE_HEIGHT])</text:p>
            <text:p text:style-name="P13"><text:s text:c="4"/>alien["speed"] = [1, 0]</text:p>
            <text:p text:style-name="P13"><text:s text:c="4"/>return alien</text:p>
            <text:p text:style-name="P13"/>
            <text:p text:style-name="P13">ALIEN_Y_INCREMENT = 10</text:p>
          </table:table-cell>
        </table:table-row>
      </table:table>
      <text:p text:style-name="P7"><text:span text:style-name="Teletype"><text:span text:style-name="T8">Of course I need to import </text:span></text:span><text:span text:style-name="Teletype"><text:span text:style-name="T19">CONSTANTS</text:span></text:span><text:span text:style-name="Teletype"><text:span text:style-name="T8">. Furthermore </text:span></text:span><text:span text:style-name="Teletype"><text:span text:style-name="T19">SCORE_HEIGHT</text:span></text:span><text:span text:style-name="Teletype"><text:span text:style-name="T8"> is now called </text:span></text:span><text:span text:style-name="Teletype"><text:span text:style-name="T19">CONSTANTS.SCORE_HEIGHT</text:span></text:span><text:span text:style-name="Teletype"><text:span text:style-name="T8">.</text:span></text:span></text:p>
      <text:p text:style-name="P7"><text:span text:style-name="Teletype"><text:span text:style-name="T6"/></text:span></text:p>
      <text:p text:style-name="P7"><text:span text:style-name="Teletype"><text:span text:style-name="T8">And finally here's your simple Galaxian program:</text:span></text:span></text:p>
      <table:table table:name="Table87" table:style-name="Table87">
        <table:table-column table:style-name="Table87.A"/>
        <table:table-row>
          <table:table-cell table:style-name="Table87.A1" office:value-type="string">
            <text:p text:style-name="P13">import pygame, sys, random</text:p>
            <text:p text:style-name="P13">pygame.init()</text:p>
            <text:p text:style-name="P13">random.seed()</text:p>
            <text:p text:style-name="P13"/>
            <text:p text:style-name="P15">import CONSTANTS</text:p>
            <text:p text:style-name="P13">import Alien</text:p>
            <text:p text:style-name="P13"/>
            <text:p text:style-name="P13"># Create flagship</text:p>
            <text:p text:style-name="P13">def get_ship():</text:p>
            <text:p text:style-name="P13"><text:s text:c="4"/>... as before ...</text:p>
            <text:p text:style-name="P13"/>
            <text:p text:style-name="P13">... as before ...</text:p>
            <text:p text:style-name="P13"/>
            <text:p text:style-name="P13">pygame.key.set_repeat(10, 10)</text:p>
            <text:p text:style-name="P13"/>
            <text:p text:style-name="P15"># SCORE_HEIGHT is removed ...</text:p>
            <text:p text:style-name="P13">BLACK = (0, 0, 0)</text:p>
            <text:p text:style-name="P13"/>
            <text:p text:style-name="P13">... as before ...</text:p>
            <text:p text:style-name="P13"><text:soft-page-break/></text:p>
            <text:p text:style-name="P13">collides = False</text:p>
            <text:p text:style-name="P13">while 1:</text:p>
            <text:p text:style-name="P13"><text:s text:c="4"/></text:p>
            <text:p text:style-name="P13"><text:s text:c="4"/>... as before ...</text:p>
            <text:p text:style-name="P13"/>
            <text:p text:style-name="P13"><text:s text:c="4"/>if not collides:</text:p>
            <text:p text:style-name="P13"><text:s text:c="8"/>... as before ...</text:p>
            <text:p text:style-name="P13"><text:s text:c="8"/>if laser["alive"]:</text:p>
            <text:p text:style-name="P15"><text:s text:c="12"/>if laser["rect"].y &lt; CONSTANTS.SCORE_HEIGHT:</text:p>
            <text:p text:style-name="P13"><text:s text:c="16"/>laser["alive"] = False</text:p>
            <text:p text:style-name="P13"/>
            <text:p text:style-name="P13"><text:s text:c="8"/>... as before ...</text:p>
            <text:p text:style-name="P13"/>
            <text:p text:style-name="P13"><text:s text:c="8"/># Draw the score</text:p>
            <text:p text:style-name="P13"><text:s text:c="8"/>WHITE = (255, 255, 255)</text:p>
            <text:p text:style-name="P13"><text:s text:c="8"/><text:span text:style-name="T22">font = pygame.font.Font(None, CONSTANTS.SCORE_HEIGHT)</text:span></text:p>
            <text:p text:style-name="P15"><text:s text:c="8"/></text:p>
            <text:p text:style-name="P15"/>
            <text:p text:style-name="P13"><text:s text:c="8"/>... as before ...</text:p>
          </table:table-cell>
        </table:table-row>
      </table:table>
      <text:p text:style-name="P7"><text:span text:style-name="Teletype"><text:span text:style-name="T8">This is easy: Again I import </text:span></text:span><text:span text:style-name="Teletype"><text:span text:style-name="T19">CONSTANTS</text:span></text:span><text:span text:style-name="Teletype"><text:span text:style-name="T8"> and replace </text:span></text:span><text:span text:style-name="Teletype"><text:span text:style-name="T19">SCORE_HEIGHT</text:span></text:span><text:span text:style-name="Teletype"><text:span text:style-name="T8"> with </text:span></text:span><text:span text:style-name="Teletype"><text:span text:style-name="T19">CONSTANTS.SCORE_HEIGHT</text:span></text:span><text:span text:style-name="Teletype"><text:span text:style-name="T8">.</text:span></text:span></text:p>
      <text:p text:style-name="P7"><text:span text:style-name="Teletype"><text:span text:style-name="T6"/></text:span></text:p>
      <text:p text:style-name="P7"><text:span text:style-name="Teletype"><text:span text:style-name="T8">Now run the program ... and voila ... it works. Sometimes it helps to keep track of module dependencies. We can draw this picture:</text:span></text:span></text:p>
      <text:p text:style-name="P7"><draw:frame text:anchor-type="paragraph" draw:z-index="31" draw:name="Shape39" draw:style-name="gr6" draw:text-style-name="P26" svg:width="1.063in" svg:height="0.2398in" svg:x="0.4535in" svg:y="0.0709in"><draw:text-box><text:p><text:span text:style-name="T1">CONSTANTS</text:span></text:p></draw:text-box></draw:frame><draw:frame text:anchor-type="paragraph" draw:z-index="34" draw:name="Shape40" draw:style-name="gr6" draw:text-style-name="P26" svg:width="1.063in" svg:height="0.2398in" svg:x="2.3909in" svg:y="0.0327in"><draw:text-box><text:p><text:span text:style-name="T1">pygame</text:span></text:p></draw:text-box></draw:frame><text:span text:style-name="Teletype"><text:span text:style-name="T6"/></text:span></text:p>
      <text:p text:style-name="P7"><draw:line text:anchor-type="paragraph" draw:z-index="35" draw:name="Shape41" draw:style-name="gr4" draw:text-style-name="P25" svg:x1="0.9327in" svg:y1="0.9732in" svg:x2="0.9327in" svg:y2="0.1189in"><text:p/></draw:line><draw:line text:anchor-type="paragraph" draw:z-index="36" draw:name="Shape42" draw:style-name="gr4" draw:text-style-name="P25" svg:x1="1.0472in" svg:y1="0.9732in" svg:x2="2.589in" svg:y2="0.0807in"><text:p/></draw:line><draw:line text:anchor-type="paragraph" draw:z-index="37" draw:name="Shape43" draw:style-name="gr4" draw:text-style-name="P25" svg:x1="2.9327in" svg:y1="0.5252in" svg:x2="2.589in" svg:y2="0.0807in"><text:p/></draw:line><text:span text:style-name="Teletype"><text:span text:style-name="T6"/></text:span></text:p>
      <text:p text:style-name="P7"><text:span text:style-name="Teletype"><text:span text:style-name="T6"/></text:span></text:p>
      <text:p text:style-name="P7"><text:span text:style-name="Teletype"><text:span text:style-name="T6"/></text:span></text:p>
      <text:p text:style-name="P7"><draw:frame text:anchor-type="paragraph" draw:z-index="33" draw:name="Shape44" draw:style-name="gr6" draw:text-style-name="P26" svg:width="1.063in" svg:height="0.2398in" svg:x="2.7972in" svg:y="0.0228in"><draw:text-box><text:p><text:span text:style-name="T1">Alien</text:span></text:p></draw:text-box></draw:frame><draw:line text:anchor-type="paragraph" draw:z-index="38" draw:name="Shape45" draw:style-name="gr4" draw:text-style-name="P25" svg:x1="1.1409in" svg:y1="0.4638in" svg:x2="2.7346in" svg:y2="0.1063in"><text:p/></draw:line><text:span text:style-name="Teletype"><text:span text:style-name="T6"/></text:span></text:p>
      <text:p text:style-name="P7"><text:span text:style-name="Teletype"><text:span text:style-name="T6"/></text:span></text:p>
      <text:p text:style-name="P7"><text:span text:style-name="Teletype"><text:span text:style-name="T6"/></text:span></text:p>
      <text:p text:style-name="P7"><draw:frame text:anchor-type="paragraph" draw:z-index="32" draw:name="Shape46" draw:style-name="gr6" draw:text-style-name="P26" svg:width="1.1878in" svg:height="0.2398in" svg:x="0.3598in" svg:y="0.002in"><draw:text-box><text:p><text:span text:style-name="T1">simplegalaxian</text:span></text:p></draw:text-box></draw:frame><text:span text:style-name="Teletype"><text:span text:style-name="T6"/></text:span></text:p>
      <text:p text:style-name="P7"><text:span text:style-name="Teletype"><text:span text:style-name="T6"/></text:span></text:p>
      <text:p text:style-name="P7"><text:span text:style-name="Teletype"><text:span text:style-name="T8">Here's a new syntax for you: Sometimes we are too lazy to write the module name before a name. For instance in our simple Galaxian program, we refer to </text:span></text:span><text:span text:style-name="Teletype"><text:span text:style-name="T19">SCORE_HEIGHT</text:span></text:span><text:span text:style-name="Teletype"><text:span text:style-name="T8"> in </text:span></text:span><text:span text:style-name="Teletype"><text:span text:style-name="T19">CONSTANTS</text:span></text:span><text:span text:style-name="Teletype"><text:span text:style-name="T8"> as </text:span></text:span><text:span text:style-name="Teletype"><text:span text:style-name="T19">CONSTANTS.SCORE_HEIGHT</text:span></text:span><text:span text:style-name="Teletype"><text:span text:style-name="T8">. If you want to refer to a name in a module without typing the module's name you can do a different kind of import:</text:span></text:span></text:p>
      <table:table table:name="Table88" table:style-name="Table88">
        <table:table-column table:style-name="Table88.A"/>
        <table:table-row>
          <table:table-cell table:style-name="Table88.A1" office:value-type="string">
            <text:p text:style-name="P13">...</text:p>
            <text:p text:style-name="P13">from CONSTANTS import SCORE_HEIGHT</text:p>
            <text:p text:style-name="P13">...</text:p>
          </table:table-cell>
        </table:table-row>
      </table:table>
      <text:p text:style-name="P7"><text:span text:style-name="Teletype"><text:span text:style-name="T6"/></text:span></text:p>
      <text:p text:style-name="P7"><text:span text:style-name="Teletype"><text:span text:style-name="T8">After this special import you can use </text:span></text:span><text:span text:style-name="Teletype"><text:span text:style-name="T19">SCORE_HEIGHT</text:span></text:span><text:span text:style-name="Teletype"><text:span text:style-name="T8"> instead of </text:span></text:span><text:span text:style-name="Teletype"><text:span text:style-name="T19">CONSTANTS.SCORE_HEIGHT</text:span></text:span><text:span text:style-name="Teletype"><text:span text:style-name="T8">.</text:span></text:span></text:p>
      <text:p text:style-name="P7"><text:span text:style-name="Teletype"><text:span text:style-name="T6"/></text:span></text:p>
      <text:p text:style-name="P7"><text:span text:style-name="Teletype"><text:span text:style-name="T8">If you want to import all the names in CONSTANTS, you do this:</text:span></text:span></text:p>
      <text:p text:style-name="P4"/>
      <table:table table:name="Table89" table:style-name="Table89">
        <table:table-column table:style-name="Table89.A"/>
        <table:table-row>
          <table:table-cell table:style-name="Table89.A1" office:value-type="string">
            <text:p text:style-name="P13">...</text:p>
            <text:p text:style-name="P13">from CONSTANTS import *</text:p>
            <text:p text:style-name="P13">...</text:p>
          </table:table-cell>
        </table:table-row>
      </table:table>
      <text:p text:style-name="P7"><text:span text:style-name="Teletype"><text:span text:style-name="T6"/></text:span></text:p>
      <text:p text:style-name="P7"><text:span text:style-name="Teletype"><text:span text:style-name="T8">You should not overuse “from ... import ... ” because it can lead to bugs </text:span></text:span><text:soft-page-break/><text:span text:style-name="Teletype"><text:span text:style-name="T8">which are difficult to find. I'll leave it to you to decide if you want to use this import for your </text:span></text:span><text:span text:style-name="Teletype"><text:span text:style-name="T19">CONSTANTS</text:span></text:span><text:span text:style-name="Teletype"><text:span text:style-name="T8"> module. Using “from ... import ...” is appropriate for a module of constants.</text:span></text:span></text:p>
      <text:p text:style-name="P7"><text:span text:style-name="Teletype"><text:span text:style-name="T6"/></text:span></text:p>
      <text:p text:style-name="P7"><text:span text:style-name="Teletype"><text:span text:style-name="T8">Exercise. Move other constants into CONSTANTS.py:</text:span></text:span></text:p>
      <text:list text:style-name="L4">
        <text:list-item>
          <text:p text:style-name="P21"><text:span text:style-name="Teletype"><text:span text:style-name="T19">WIDTH</text:span></text:span></text:p>
        </text:list-item>
        <text:list-item>
          <text:p text:style-name="P21"><text:span text:style-name="Teletype"><text:span text:style-name="T19">HEIGHT</text:span></text:span></text:p>
        </text:list-item>
        <text:list-item>
          <text:p text:style-name="P21"><text:span text:style-name="Teletype"><text:span text:style-name="T19">SIZE</text:span></text:span></text:p>
        </text:list-item>
        <text:list-item>
          <text:p text:style-name="P21"><text:span text:style-name="Teletype"><text:span text:style-name="T19">RED</text:span></text:span></text:p>
        </text:list-item>
        <text:list-item>
          <text:p text:style-name="P21"><text:span text:style-name="Teletype"><text:span text:style-name="T19">BLACK</text:span></text:span></text:p>
        </text:list-item>
      </text:list>
      <text:p text:style-name="P7"><text:span text:style-name="Teletype"><text:span text:style-name="T8">Modify all your files accordingly to make your game work. Don't move on until you're done with this part!</text:span></text:span></text:p>
      <text:p text:style-name="P7"><text:span text:style-name="Teletype"><text:span text:style-name="T17"/></text:span></text:p>
      <text:p text:style-name="P7"><text:span text:style-name="Teletype"><text:span text:style-name="T8">Exercise. Create a Ship, Laser, Explosion modules (use the Alien module as an example.) The Ship module should contains the get_ship function, etc. ADVICE: Work on the Ship module first and make sure it works – destroy the alien, move your ship, let the alien get your ship </text:span></text:span><text:span text:style-name="Teletype"><text:span text:style-name="Teletype"><text:span text:style-name="T8">– before creating the Laser module. Remember to take baby steps when writing programs. (Actually this applies to any problem solving activity!) </text:span></text:span></text:span></text:p>
      <text:p text:style-name="P10"><text:span text:style-name="Teletype"><text:span text:style-name="T4">Solution</text:span></text:span><text:span text:style-name="T12"/></text:p>
      <text:p text:style-name="P7"><text:span text:style-name="Teletype"><text:span text:style-name="T7"/></text:span></text:p>
      <table:table table:name="Table90" table:style-name="Table90">
        <table:table-column table:style-name="Table90.A"/>
        <table:table-row>
          <table:table-cell table:style-name="Table90.A1" office:value-type="string">
            <text:p text:style-name="P13"># file: CONSTANTS.py</text:p>
            <text:p text:style-name="P13"/>
            <text:p text:style-name="P13">WIDTH, HEIGHT = 640, 480</text:p>
            <text:p text:style-name="P13">SIZE = (WIDTH, HEIGHT)</text:p>
            <text:p text:style-name="P13">BLACK = (0, 0, 0)</text:p>
            <text:p text:style-name="P13">RED = (255, 0, 0)</text:p>
            <text:p text:style-name="P13">SCORE_HEIGHT = 24</text:p>
          </table:table-cell>
        </table:table-row>
      </table:table>
      <text:p text:style-name="P7"><text:span text:style-name="Teletype"><text:span text:style-name="T7"/></text:span></text:p>
      <table:table table:name="Table91" table:style-name="Table91">
        <table:table-column table:style-name="Table91.A"/>
        <table:table-row>
          <table:table-cell table:style-name="Table91.A1" office:value-type="string">
            <text:p text:style-name="P13"># file: Alien.py</text:p>
            <text:p text:style-name="P13"/>
            <text:p text:style-name="P13">import pygame</text:p>
            <text:p text:style-name="P13">pygame.init()</text:p>
            <text:p text:style-name="P13"/>
            <text:p text:style-name="P13">from CONSTANTS import *</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 SCORE_HEIGHT])</text:p>
            <text:p text:style-name="P13"><text:s text:c="4"/>alien["speed"] = [1, 0]</text:p>
            <text:p text:style-name="P13"><text:s text:c="4"/>return alien</text:p>
            <text:p text:style-name="P13"/>
            <text:p text:style-name="P13">ALIEN_Y_INCREMENT = 10</text:p>
          </table:table-cell>
        </table:table-row>
      </table:table>
      <text:p text:style-name="P7"><text:span text:style-name="Teletype"><text:span text:style-name="T7"/></text:span></text:p>
      <table:table table:name="Table92" table:style-name="Table92">
        <table:table-column table:style-name="Table92.A"/>
        <table:table-row>
          <table:table-cell table:style-name="Table92.A1" office:value-type="string">
            <text:p text:style-name="P13"># file: Ship.py</text:p>
            <text:p text:style-name="P13"/>
            <text:p text:style-name="P13">import pygame</text:p>
            <text:p text:style-name="P13">from CONSTANTS import *</text:p>
            <text:p text:style-name="P13"/>
            <text:p text:style-name="P13"># Create flagship</text:p>
            <text:p text:style-name="P13">def get_ship():</text:p>
            <text:p text:style-name="P13"><text:s text:c="4"/>ship = {}</text:p>
            <text:p text:style-name="P13"><text:s text:c="4"/>ship["image"] = pygame.image.load("GalaxianGalaxip.gif")</text:p>
            <text:p text:style-name="P13"><text:s text:c="4"/>ship["rect"] = ship["image"].get_rect()</text:p>
            <text:p text:style-name="P13"><text:s text:c="4"/>x = (WIDTH - ship["rect"].w) / 2</text:p>
            <text:p text:style-name="P13"><text:s text:c="4"/>y = HEIGHT - ship["rect"].h</text:p>
            <text:p text:style-name="P13"><text:s text:c="4"/>ship["rect"] = ship["rect"].move([x,y])</text:p>
            <text:p text:style-name="P13"><text:s text:c="4"/>ship["speed"] = [0, 0]</text:p>
            <text:p text:style-name="P13"><text:s text:c="4"/>return ship</text:p>
          </table:table-cell>
        </table:table-row>
      </table:table>
      <text:p text:style-name="P7"><text:span text:style-name="Teletype"><text:span text:style-name="T6"/></text:span></text:p>
      <table:table table:name="Table93" table:style-name="Table93">
        <table:table-column table:style-name="Table93.A"/>
        <table:table-row>
          <table:table-cell table:style-name="Table93.A1" office:value-type="string">
            <text:p text:style-name="P13"># file: Laser.py</text:p>
            <text:p text:style-name="P13"/>
            <text:p text:style-name="P13">import pygame</text:p>
            <text:p text:style-name="P13">pygame.init()</text:p>
            <text:p text:style-name="P13"/>
            <text:p text:style-name="P13">from CONSTANTS import *</text:p>
            <text:p text:style-name="P13"/>
            <text:p text:style-name="P13"># Ship's laser</text:p>
            <text:p text:style-name="P13"><text:soft-page-break/>def get_laser():</text:p>
            <text:p text:style-name="P13"><text:s text:c="4"/>laser = {}</text:p>
            <text:p text:style-name="P13"><text:s text:c="4"/>laser["rect"] = pygame.Rect(0, 0, 4, 8)</text:p>
            <text:p text:style-name="P13"><text:s text:c="4"/>laser["speed"] = [0, 0]</text:p>
            <text:p text:style-name="P13"><text:s text:c="4"/>laser["alive"] = False</text:p>
            <text:p text:style-name="P13"><text:s text:c="4"/>laser["sound"] = pygame.mixer.Sound("laser.wav")</text:p>
            <text:p text:style-name="P13"><text:s text:c="4"/>return laser</text:p>
          </table:table-cell>
        </table:table-row>
      </table:table>
      <text:p text:style-name="P7"><text:span text:style-name="Teletype"><text:span text:style-name="T6"/></text:span></text:p>
      <table:table table:name="Table94" table:style-name="Table94">
        <table:table-column table:style-name="Table94.A"/>
        <table:table-row>
          <table:table-cell table:style-name="Table94.A1" office:value-type="string">
            <text:p text:style-name="P13"># file: Explosion.py</text:p>
            <text:p text:style-name="P13"/>
            <text:p text:style-name="P13">import pygame</text:p>
            <text:p text:style-name="P13">pygame.init()</text:p>
            <text:p text:style-name="P13"/>
            <text:p text:style-name="P13">from CONSTANTS import *</text:p>
            <text:p text:style-name="P13"/>
            <text:p text:style-name="P13"># Explosion sound</text:p>
            <text:p text:style-name="P13">def get_explosion():</text:p>
            <text:p text:style-name="P13"><text:s text:c="4"/>explosion = {}</text:p>
            <text:p text:style-name="P13"><text:s text:c="4"/>explosion["sound"] = pygame.mixer.Sound("gexplode.wav")</text:p>
            <text:p text:style-name="P13"><text:s text:c="4"/>explosion["played"] = False</text:p>
            <text:p text:style-name="P13"><text:s text:c="4"/>return explosion</text:p>
          </table:table-cell>
        </table:table-row>
      </table:table>
      <text:p text:style-name="P7"><text:span text:style-name="Teletype"><text:span text:style-name="T6"/></text:span></text:p>
      <table:table table:name="Table95" table:style-name="Table95">
        <table:table-column table:style-name="Table95.A"/>
        <table:table-row>
          <table:table-cell table:style-name="Table95.A1" office:value-type="string">
            <text:p text:style-name="P13"># file: simplygalaxian.py</text:p>
            <text:p text:style-name="P13"/>
            <text:p text:style-name="P13">import pygame, sys, random</text:p>
            <text:p text:style-name="P13">pygame.init()</text:p>
            <text:p text:style-name="P13">random.seed()</text:p>
            <text:p text:style-name="P13"/>
            <text:p text:style-name="P13">from CONSTANTS import *</text:p>
            <text:p text:style-name="P13">import Alien, Ship, Laser, Explosion</text:p>
            <text:p text:style-name="P13"/>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ext:p text:style-name="P13"/>
            <text:p text:style-name="P13">surface = pygame.display.set_mode(SIZE)</text:p>
            <text:p text:style-name="P13"/>
            <text:p text:style-name="P13">pygame.key.set_repeat(10, 10)</text:p>
            <text:p text:style-name="P13"/>
            <text:p text:style-name="P13">sys.stdout = open("stdout.txt", "w")</text:p>
            <text:p text:style-name="P13">sys.stderr = open("stderr.txt", "w")</text:p>
            <text:p text:style-name="P13"/>
            <text:p text:style-name="P13">alien = Alien.get_alien()</text:p>
            <text:p text:style-name="P15">ship = Ship.get_ship()</text:p>
            <text:p text:style-name="P15">laser = Laser.get_laser()</text:p>
            <text:p text:style-name="P15">explosion = Explosion.get_explosion()</text:p>
            <text:p text:style-name="P15"/>
            <text:p text:style-name="P13"><text:soft-page-break/>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3"><text:s text:c="16"/>ship["speed"] = [-1, 0]</text:p>
            <text:p text:style-name="P13"><text:s text:c="12"/>if keypress[pygame.K_RIGHT]:</text:p>
            <text:p text:style-name="P13"><text:s text:c="16"/>ship["speed"] = [1, 0]</text:p>
            <text:p text:style-name="P13"><text:s text:c="12"/>if keypress[pygame.K_SPACE]:</text:p>
            <text:p text:style-name="P13"><text:s text:c="16"/>if not laser["alive"]:</text:p>
            <text:p text:style-name="P13"><text:s text:c="20"/>laser["alive"] = True</text:p>
            <text:p text:style-name="P13"><text:s text:c="20"/>laser["speed"] = [0, -2]</text:p>
            <text:p text:style-name="P13"><text:s text:c="20"/>laser["rect"].x = ship["rect"].x + (ship["rect"].w - \</text:p>
            <text:p text:style-name="P13"><text:s text:c="38"/>laser["rect"].w)/2</text:p>
            <text:p text:style-name="P13"><text:s text:c="20"/>laser["rect"].y = ship["rect"].y - laser["rect"].w</text:p>
            <text:p text:style-name="P13"><text:s text:c="20"/>laser["sound"].play()</text:p>
            <text:p text:style-name="P13"/>
            <text:p text:style-name="P13"><text:s text:c="4"/>surface.fill(BLACK)</text:p>
            <text:p text:style-name="P13"/>
            <text:p text:style-name="P13"><text:s text:c="4"/>if not collides:</text:p>
            <text:p text:style-name="P13"><text:s text:c="8"/>alien["rect"].x, alien["speed"][0] = move(alien["rect"].x, \ </text:p>
            <text:p text:style-name="P13"><text:s text:c="33"/>alien["speed"][0], WIDTH - alien["rect"].w)</text:p>
            <text:p text:style-name="P13"><text:s text:c="8"/>if random.randrange(100) == 0:</text:p>
            <text:p text:style-name="P13"><text:s text:c="12"/>alien["rect"].y = alien["rect"].y + Alien.ALIEN_Y_INCREMENT</text:p>
            <text:p text:style-name="P13"/>
            <text:p text:style-name="P13"><text:s text:c="8"/>ship["rect"].x, ship["speed"][0] = move(ship["rect"].x, \ <text:s/></text:p>
            <text:p text:style-name="P13"><text:s text:c="35"/>ship["speed"][0], WIDTH - ship["rect"].w)</text:p>
            <text:p text:style-name="P13"><text:s text:c="8"/>ship["speed"] = [0, 0]</text:p>
            <text:p text:style-name="P13"/>
            <text:p text:style-name="P13"><text:s text:c="8"/>if laser["alive"]:</text:p>
            <text:p text:style-name="P13"><text:s text:c="12"/>laser["rect"].y, laser["speed"][1] = move(laser["rect"].y, \ </text:p>
            <text:p text:style-name="P13"><text:s text:c="32"/>laser["speed"][1], HEIGHT - laser["rect"].h)</text:p>
            <text:p text:style-name="P13"><text:s text:c="12"/>if laser["rect"].y &lt; SCORE_HEIGHT:</text:p>
            <text:p text:style-name="P13"><text:s text:c="16"/>laser["alive"] = False</text:p>
            <text:p text:style-name="P13"/>
            <text:p text:style-name="P13"><text:s text:c="4"/>collides = alien["rect"].colliderect(ship["rect"]) or \ </text:p>
            <text:p text:style-name="P13"><text:s text:c="15"/>laser["rect"].colliderect(alien["rect"])</text:p>
            <text:p text:style-name="P13"/>
            <text:p text:style-name="P13"><text:s text:c="4"/>if collides == True and explosion["played"] == False:</text:p>
            <text:p text:style-name="P13"><text:s text:c="8"/>explosion["sound"].play()</text:p>
            <text:p text:style-name="P13"><text:s text:c="8"/>explosion["played"] = True</text:p>
            <text:p text:style-name="P13"><text:s text:c="8"/>pygame.time.delay(100)</text:p>
            <text:p text:style-name="P13"><text:s text:c="16"/></text:p>
            <text:p text:style-name="P13"><text:s text:c="4"/>surface.blit(alien["image"], alien["rect"])</text:p>
            <text:p text:style-name="P13"><text:s text:c="4"/>surface.blit(ship["image"], ship["rect"])</text:p>
            <text:p text:style-name="P13"><text:s text:c="4"/>if laser["alive"]:</text:p>
            <text:p text:style-name="P13"><text:s text:c="8"/>pygame.draw.rect(surface, RED, laser["rect"])</text:p>
            <text:p text:style-name="P13"><text:s text:c="4"/>pygame.display.flip()</text:p>
            <text:p text:style-name="P13"/>
            <text:p text:style-name="P13"><text:s text:c="4"/># Display message is there is a collision and then break</text:p>
            <text:p text:style-name="P13"><text:soft-page-break/><text:s text:c="4"/>if collides == True:</text:p>
            <text:p text:style-name="P13"><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3"><text:s text:c="12"/>score = 500 - alien["rect"].y</text:p>
            <text:p text:style-name="P13"/>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7"><text:span text:style-name="Teletype"><text:span text:style-name="T8">(I'm giving the whole simplegalaxian.py but really ... most of it remains unchanged.)</text:span></text:span></text:p>
      <text:p text:style-name="P10"><text:span text:style-name="Teletype"><text:span text:style-name="T4">The Goal in Module Decomposition</text:span></text:span></text:p>
      <text:p text:style-name="P7"><text:span text:style-name="Teletype"><text:span text:style-name="T3"/></text:span></text:p>
      <text:p text:style-name="P7"><text:span text:style-name="Teletype"><text:span text:style-name="T8">The above way of placing functions into different modules is not arbitrary. </text:span></text:span></text:p>
      <text:p text:style-name="P7"><text:span text:style-name="Teletype"><text:span text:style-name="T6"/></text:span></text:p>
      <text:p text:style-name="P7"><text:span text:style-name="Teletype"><text:span text:style-name="T8">Basically you want to do this: Look at all the “thinks” your program involves. For each type of thing, create a module. Put all the functions “most associated” with a type of thing into its module.</text:span></text:span></text:p>
      <text:p text:style-name="P7"><text:span text:style-name="Teletype"><text:span text:style-name="T6"/></text:span></text:p>
      <text:p text:style-name="P7"><text:span text:style-name="Teletype"><text:span text:style-name="T8">For instance we have a ship thingy. So we have a </text:span></text:span><text:span text:style-name="Teletype"><text:span text:style-name="T19">Ship</text:span></text:span><text:span text:style-name="Teletype"><text:span text:style-name="T8"> module. We have a </text:span></text:span><text:span text:style-name="Teletype"><text:span text:style-name="T19">get_ship</text:span></text:span><text:span text:style-name="Teletype"><text:span text:style-name="T8"> function which is of course about the ship. So it's natural that we put this function into the Ship module.</text:span></text:span></text:p>
      <text:p text:style-name="P7"><text:span text:style-name="Teletype"><text:span text:style-name="T6"/></text:span></text:p>
      <text:p text:style-name="P7"><text:span text:style-name="Teletype"><text:span text:style-name="T8">With this organization, if we have a function that looks like it's associated with an alien, we immediately go to the Alien module for information, whether it is adding some new feature to the alien or debugging an error that <text:s/>might be related to the alien. It's really like categorizing books in a library for instance.</text:span></text:span></text:p>
      <text:p text:style-name="P7"><text:span text:style-name="Teletype"><text:span text:style-name="T6"/></text:span></text:p>
      <text:p text:style-name="P7"><text:span text:style-name="Teletype"><text:span text:style-name="T8">That's all there is to it. (Well ... it's not that simple.)</text:span></text:span></text:p>
      <text:p text:style-name="P7"><text:span text:style-name="Teletype"><text:span text:style-name="T6"/></text:span></text:p>
      <text:p text:style-name="P7"><text:span text:style-name="Teletype"><text:span text:style-name="T8">Let's look for code associated with the alien and try to create a function for that piece of code and place the function in the Alien module.</text:span></text:span></text:p>
      <text:p text:style-name="P7"><text:span text:style-name="Teletype"><text:span text:style-name="T6"/></text:span></text:p>
      <text:p text:style-name="P7"><text:span text:style-name="Teletype"><text:span text:style-name="T8">Now locate this piece of code in your simplegalaxian.py:</text:span></text:span></text:p>
      <table:table table:name="Table56" table:style-name="Table56">
        <table:table-column table:style-name="Table56.A"/>
        <table:table-row>
          <table:table-cell table:style-name="Table56.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7"><text:span text:style-name="Teletype"><text:span text:style-name="T6"/></text:span></text:p>
      <text:p text:style-name="P7"><text:span text:style-name="Teletype"><text:span text:style-name="T8">What does it do? ... at a high level? i.e. at the level of the alien itself? It moves the alien. Right? Oui?</text:span></text:span></text:p>
      <text:p text:style-name="P7"><text:span text:style-name="Teletype"><text:span text:style-name="T6"/></text:span></text:p>
      <text:p text:style-name="P7"><text:span text:style-name="Teletype"><text:span text:style-name="T8">I'm doing to create a function called </text:span></text:span><text:span text:style-name="Teletype"><text:span text:style-name="T19">move_alien</text:span></text:span><text:span text:style-name="Teletype"><text:span text:style-name="T8"> and pass in the </text:span></text:span><text:span text:style-name="Teletype"><text:span text:style-name="T19">alien</text:span></text:span><text:span text:style-name="Teletype"><text:span text:style-name="T8"> dictionary. Why pass in the </text:span></text:span><text:span text:style-name="Teletype"><text:span text:style-name="T19">alien</text:span></text:span><text:span text:style-name="Teletype"><text:span text:style-name="T8"> dictionary? Look at the code:</text:span></text:span></text:p>
      <text:p text:style-name="P4"/>
      <table:table table:name="Table55" table:style-name="Table55">
        <table:table-column table:style-name="Table55.A"/>
        <table:table-row>
          <table:table-cell table:style-name="Table55.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7"><text:span text:style-name="Teletype"><text:span text:style-name="T6"/></text:span></text:p>
      <text:p text:style-name="P7"><text:span text:style-name="Teletype"><text:span text:style-name="T8">What do you need to execute this code? Basically:</text:span></text:span></text:p>
      <text:list text:style-name="L5">
        <text:list-item>
          <text:p text:style-name="P24">alien["rect"].x</text:p>
        </text:list-item>
        <text:list-item>
          <text:p text:style-name="P24">alien["speed"][0]</text:p>
        </text:list-item>
        <text:list-item>
          <text:p text:style-name="P24">move</text:p>
        </text:list-item>
        <text:list-item>
          <text:p text:style-name="P24">WIDTH</text:p>
        </text:list-item>
        <text:list-item>
          <text:p text:style-name="P24">alien["rect"].w</text:p>
        </text:list-item>
        <text:list-item>
          <text:p text:style-name="P24">random.randrange</text:p>
        </text:list-item>
        <text:list-item>
          <text:p text:style-name="P24"><text:span text:style-name="Teletype"><text:span text:style-name="T21">alien["rect"].y</text:span></text:span></text:p>
        </text:list-item>
        <text:list-item>
          <text:p text:style-name="P24"><text:span text:style-name="Teletype"><text:span text:style-name="T21">Alien.ALIEN_Y_INCREMENT</text:span></text:span></text:p>
        </text:list-item>
      </text:list>
      <text:p text:style-name="P13"><text:span text:style-name="Teletype"><text:span text:style-name="T17"/></text:span></text:p>
      <text:p text:style-name="P14"><text:span text:style-name="T1">Now </text:span>alien["rect"].x, alien["speed"][0], alien["rect"].w, <text:span text:style-name="Teletype"><text:span text:style-name="T21">alien["rect"].y can all be found in </text:span></text:span><text:span text:style-name="Teletype"><text:span text:style-name="Teletype"><text:span text:style-name="T5">alien. </text:span></text:span></text:span><text:span text:style-name="Teletype"><text:span text:style-name="T5">So The code depends on:</text:span></text:span></text:p>
      <text:list text:continue-numbering="true" text:style-name="L5">
        <text:list-item text:start-value="1">
          <text:p text:style-name="P24"><text:soft-page-break/>alien</text:p>
        </text:list-item>
        <text:list-item>
          <text:p text:style-name="P24">move</text:p>
        </text:list-item>
        <text:list-item>
          <text:p text:style-name="P24">WIDTH</text:p>
        </text:list-item>
        <text:list-item>
          <text:p text:style-name="P24">random.randrange</text:p>
        </text:list-item>
        <text:list-item>
          <text:p text:style-name="P24"><text:span text:style-name="Teletype"><text:span text:style-name="T21">Alien.ALIEN_Y_INCREMENT</text:span></text:span></text:p>
        </text:list-item>
      </text:list>
      <text:p text:style-name="P13"><text:span text:style-name="Teletype"><text:span text:style-name="T21"><text:line-break/></text:span></text:span><text:span text:style-name="Teletype"><text:span text:style-name="T5">If we import random in Alien, then we can use </text:span></text:span><text:span text:style-name="Teletype"><text:span text:style-name="T21">random.randrange</text:span></text:span><text:span text:style-name="Teletype"><text:span text:style-name="T5">. So that's not a problem. The constant </text:span></text:span><text:span text:style-name="Teletype"><text:span text:style-name="T21">Alien.ALIEN_Y_INCREMENT</text:span></text:span><text:span text:style-name="Teletype"><text:span text:style-name="T5"> is in fact in Alien.py. So again this is fine. To have access to </text:span></text:span><text:span text:style-name="Teletype"><text:span text:style-name="T21">WIDTH</text:span></text:span><text:span text:style-name="Teletype"><text:span text:style-name="T5">, we need <text:s/>to import CONSTANTS. The only problem is the </text:span></text:span><text:span text:style-name="Teletype"><text:span text:style-name="T21">move</text:span></text:span><text:span text:style-name="Teletype"><text:span text:style-name="T5"> function. <text:s/>We need to use it. It's kept in simplegalaxian.py. simplegalaxian.py imports Alien.py. We cannot get Alien.py to import simplegalaxian.py otherwise we get into a circular reference. In other words you cannot have A.py import B.py and B.py import A.py.</text:span></text:span></text:p>
      <text:p text:style-name="P13"><text:span text:style-name="Teletype"><text:span text:style-name="T6"/></text:span></text:p>
      <text:p text:style-name="P13"><text:span text:style-name="Teletype"><text:span text:style-name="T5">Should we move that function into Alien.py?</text:span></text:span></text:p>
      <text:p text:style-name="P13"><text:span text:style-name="Teletype"><text:span text:style-name="T6"/></text:span></text:p>
      <text:p text:style-name="P13"><text:span text:style-name="Teletype"><text:span text:style-name="T5">Well ... a quick look at your program tells you that the </text:span></text:span><text:span text:style-name="Teletype"><text:span text:style-name="T21">move</text:span></text:span><text:span text:style-name="Teletype"><text:span text:style-name="T5"> function is used by many “things” in your program. So it's better to put the </text:span></text:span><text:span text:style-name="Teletype"><text:span text:style-name="T21">move</text:span></text:span><text:span text:style-name="Teletype"><text:span text:style-name="T5"> function into a module that the Alien, Ship, Laser modules can use. (Either that we have to copy and paste the </text:span></text:span><text:span text:style-name="Teletype"><text:span text:style-name="T21">move</text:span></text:span><text:span text:style-name="Teletype"><text:span text:style-name="T5"> function into all of them – a very bad idea. Remember we are smart and do not want to do duplicate work. Duplication of code is BADDDDDDDD!!!!) CONSTANTS.py is in fact imported by all of them. Should we move the move function into CONSTANT.py?</text:span></text:span></text:p>
      <text:p text:style-name="P13"><text:span text:style-name="Teletype"><text:span text:style-name="T6"/></text:span></text:p>
      <text:p text:style-name="P13"><text:span text:style-name="Teletype"><text:span text:style-name="T5">NO!!!</text:span></text:span></text:p>
      <text:p text:style-name="P13"><text:span text:style-name="Teletype"><text:span text:style-name="T6"/></text:span></text:p>
      <text:p text:style-name="P13"><text:span text:style-name="Teletype"><text:span text:style-name="T5">Because it's a function and not a constant. Doing so would be misleading and confusing ourselves in the future.</text:span></text:span></text:p>
      <text:p text:style-name="P13"><text:span text:style-name="Teletype"><text:span text:style-name="T6"/></text:span></text:p>
      <text:p text:style-name="P13"><text:span text:style-name="Teletype"><text:span text:style-name="T5">Let's just create a new module. Let's just call the module util.py – it's a module of utility functions. (Admittedly this is kind of too general. Since it is related to motion, we can call it physics.py. But I'll just stick to util.py.)</text:span></text:span></text:p>
      <text:p text:style-name="P13"><text:span text:style-name="Teletype"><text:span text:style-name="T6"/></text:span></text:p>
      <text:p text:style-name="P13"><text:span text:style-name="Teletype"><text:span text:style-name="T5">Exercise. Create a util.py and move the </text:span></text:span><text:span text:style-name="Teletype"><text:span text:style-name="T21">move</text:span></text:span><text:span text:style-name="Teletype"><text:span text:style-name="T5"> function out of simplegalaxian.py into this new file. Modify simplegalaxian.py to make it work.</text:span></text:span></text:p>
      <text:p text:style-name="P13"><text:span text:style-name="Teletype"><text:span text:style-name="T6"/></text:span></text:p>
      <text:p text:style-name="P13"><text:span text:style-name="Teletype"><text:span text:style-name="T5">Now let's get back to our </text:span></text:span><text:span text:style-name="Teletype"><text:span text:style-name="T21">move_alien</text:span></text:span><text:span text:style-name="Teletype"><text:span text:style-name="T5"> function in Alien.py. Recall that we want the function to perform this piece of code from our simplegalaxian.py:</text:span></text:span></text:p>
      <text:p text:style-name="P4"/>
      <table:table table:name="Table51" table:style-name="Table51">
        <table:table-column table:style-name="Table51.A"/>
        <table:table-row>
          <table:table-cell table:style-name="Table51.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7"><text:span text:style-name="Teletype"><text:span text:style-name="T6"/></text:span></text:p>
      <text:p text:style-name="P7"><text:span text:style-name="Teletype"><text:span text:style-name="T8">Remember that the function must accept the </text:span></text:span><text:span text:style-name="Teletype"><text:span text:style-name="T19">alien</text:span></text:span><text:span text:style-name="Teletype"><text:span text:style-name="T8"> dictionary, modify it (using the </text:span></text:span><text:span text:style-name="Teletype"><text:span text:style-name="T19">move</text:span></text:span><text:span text:style-name="Teletype"><text:span text:style-name="T8"> function in util.py) and then return the </text:span></text:span><text:span text:style-name="Teletype"><text:span text:style-name="T19">alien</text:span></text:span><text:span text:style-name="Teletype"><text:span text:style-name="T8">. So if </text:span></text:span><text:span text:style-name="Teletype"><text:span text:style-name="T19">move_alien</text:span></text:span><text:span text:style-name="Teletype"><text:span text:style-name="T8"> is written correctly, the above code in simplegalaxian.py can be replaced by:</text:span></text:span></text:p>
      <text:p text:style-name="P4"/>
      <table:table table:name="Table57" table:style-name="Table57">
        <table:table-column table:style-name="Table57.A"/>
        <table:table-row>
          <table:table-cell table:style-name="Table57.A1" office:value-type="string">
            <text:p text:style-name="P13">alien = Alien.move_alien(alien)</text:p>
          </table:table-cell>
        </table:table-row>
      </table:table>
      <text:p text:style-name="P7"><text:soft-page-break/><text:span text:style-name="Teletype"><text:span text:style-name="T6"/></text:span></text:p>
      <text:p text:style-name="P7"><text:span text:style-name="Teletype"><text:span text:style-name="T8">Note one thing about the change we're making to simplegalaxian.py (THIS IS IMPORTANT!!!): We're trying to “think” about alien, ship, laser, explosion in our simplegalaxian.py. Lower level details such as alien[“image”], alien[“rect”] is pushed to Alien.py, Ship.py, Laser.py, Explosion.py. <text:s/></text:span></text:span></text:p>
      <text:p text:style-name="P7"><text:span text:style-name="Teletype"><text:span text:style-name="T6"/></text:span></text:p>
      <text:p text:style-name="P7"><text:span text:style-name="Teletype"><text:span text:style-name="T8">Do you see the hierarchy of concepts and corresponding hierarchy of modules we are building?</text:span></text:span></text:p>
      <text:p text:style-name="P7"><text:span text:style-name="Teletype"><text:span text:style-name="T6"/></text:span></text:p>
      <text:p text:style-name="P7"><text:span text:style-name="Teletype"><text:span text:style-name="T8">Exercise. Finish the util.py and move_alien function in Alien.py. Modify simplegalaxian.py and make sure it works.</text:span></text:span></text:p>
      <text:p text:style-name="P7"><text:span text:style-name="Teletype"><text:span text:style-name="T6"/></text:span></text:p>
      <text:p text:style-name="P10"><text:span text:style-name="Teletype"><text:span text:style-name="T4">Solution</text:span></text:span></text:p>
      <text:p text:style-name="P7"><text:span text:style-name="Teletype"><text:span text:style-name="T2"/></text:span></text:p>
      <text:p text:style-name="P7"><text:span text:style-name="Teletype"><text:span text:style-name="T8">There is no change to CONSTANTS.py, Ship.py, Laser.py, and Explosion.py. So I'll just show the these file:</text:span></text:span></text:p>
      <text:p text:style-name="P7"><text:span text:style-name="Teletype"><text:span text:style-name="T6"/></text:span></text:p>
      <table:table table:name="Table96" table:style-name="Table96">
        <table:table-column table:style-name="Table96.A"/>
        <table:table-row>
          <table:table-cell table:style-name="Table96.A1" office:value-type="string">
            <text:p text:style-name="P13"># file: util.py</text:p>
            <text:p text:style-name="P13"/>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able:table-cell>
        </table:table-row>
      </table:table>
      <text:p text:style-name="P7"><text:span text:style-name="Teletype"><text:span text:style-name="T6"/></text:span></text:p>
      <table:table table:name="Table97" table:style-name="Table97">
        <table:table-column table:style-name="Table97.A"/>
        <table:table-row>
          <table:table-cell table:style-name="Table97.A1" office:value-type="string">
            <text:p text:style-name="P15">import pygame, random</text:p>
            <text:p text:style-name="P13">pygame.init()</text:p>
            <text:p text:style-name="P15">random.seed()</text:p>
            <text:p text:style-name="P15"/>
            <text:p text:style-name="P13">from CONSTANTS import *</text:p>
            <text:p text:style-name="P15">from util import *</text:p>
            <text:p text:style-name="P15"/>
            <text:p text:style-name="P13"># Create alien</text:p>
            <text:p text:style-name="P13">def get_alien():</text:p>
            <text:p text:style-name="P13"><text:s text:c="4"/>... as before ...</text:p>
            <text:p text:style-name="P13"/>
            <text:p text:style-name="P13">ALIEN_Y_INCREMENT = 10</text:p>
            <text:p text:style-name="P13"/>
            <text:p text:style-name="P13">def move_alien(alien):</text:p>
            <text:p text:style-name="P13"><text:s text:c="4"/>alien["rect"].x, alien["speed"][0] = move(alien["rect"].x, \</text:p>
            <text:p text:style-name="P13"><text:s text:c="38"/>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6"/></text:span></text:p>
      <table:table table:name="Table98" table:style-name="Table98">
        <table:table-column table:style-name="Table98.A"/>
        <table:table-row>
          <table:table-cell table:style-name="Table98.A1" office:value-type="string">
            <text:p text:style-name="P13"># file: simplygalaxian.py</text:p>
            <text:p text:style-name="P16"/>
            <text:p text:style-name="P16">... as before ...</text:p>
            <text:p text:style-name="P15">from util import *</text:p>
            <text:p text:style-name="P13">import Alien, Ship, Laser, Explosion</text:p>
            <text:p text:style-name="P13"/>
            <text:p text:style-name="P13">... as before ...</text:p>
            <text:p text:style-name="P13"/>
            <text:p text:style-name="P13">while 1: <text:s text:c="3"/></text:p>
            <text:p text:style-name="P13"><text:s text:c="4"/>... as before ...</text:p>
            <text:p text:style-name="P13"><text:s text:c="4"/>if not collides:</text:p>
            <text:p text:style-name="P15"><text:s text:c="8"/>alien = Alien.move_alien(alien)</text:p>
            <text:p text:style-name="P15"/>
            <text:p text:style-name="P13"><text:s text:c="4"/>... as before ...</text:p>
          </table:table-cell>
        </table:table-row>
      </table:table>
      <text:p text:style-name="P7"><text:span text:style-name="Teletype"><text:span text:style-name="T4">Simple Galaxian: Other Move Functions</text:span></text:span></text:p>
      <text:p text:style-name="P7"><text:soft-page-break/><text:span text:style-name="Teletype"><text:span text:style-name="T2"/></text:span></text:p>
      <text:p text:style-name="P7"><text:span text:style-name="Teletype"><text:span text:style-name="T8">Exercise. Look at this code segments in simplegalaxian.py:</text:span></text:span></text:p>
      <table:table table:name="Table54" table:style-name="Table54">
        <table:table-column table:style-name="Table54.A"/>
        <table:table-row>
          <table:table-cell table:style-name="Table54.A1" office:value-type="string">
            <text:p text:style-name="P13">ship["rect"].x, ship["speed"][0] = move(ship["rect"].x, ship["speed"][0], \</text:p>
            <text:p text:style-name="P13"><text:s text:c="35"/>WIDTH - ship["rect"].w)</text:p>
            <text:p text:style-name="P13">ship["speed"] = [0, 0]</text:p>
          </table:table-cell>
        </table:table-row>
      </table:table>
      <text:p text:style-name="P7"><text:span text:style-name="Teletype"><text:span text:style-name="T8">And</text:span></text:span></text:p>
      <table:table table:name="Table99" table:style-name="Table99">
        <table:table-column table:style-name="Table99.A"/>
        <table:table-row>
          <table:table-cell table:style-name="Table99.A1" office:value-type="string">
            <text:p text:style-name="P13">if laser["alive"]:</text:p>
            <text:p text:style-name="P13"><text:s text:c="4"/>laser["rect"].y, laser["speed"][1] = move(laser["rect"].y, laser["speed"][1],\ </text:p>
            <text:p text:style-name="P13"><text:s text:c="41"/>HEIGHT - laser["rect"].h)</text:p>
            <text:p text:style-name="P13"><text:s text:c="4"/>if laser["rect"].y &lt; SCORE_HEIGHT:</text:p>
            <text:p text:style-name="P13"><text:s text:c="8"/>laser["alive"] = False</text:p>
          </table:table-cell>
        </table:table-row>
      </table:table>
      <text:p text:style-name="P7"><text:span text:style-name="Teletype"><text:span text:style-name="T8">Convert the first piece of code to move_ship in the Ship module and the second piece of code to move_laser in the Laser module. Modify simplegalaxian.py so that you have the following code segment:</text:span></text:span></text:p>
      <table:table table:name="Table100" table:style-name="Table100">
        <table:table-column table:style-name="Table100.A"/>
        <table:table-row>
          <table:table-cell table:style-name="Table100.A1" office:value-type="string">
            <text:p text:style-name="P13">if not collides:</text:p>
            <text:p text:style-name="P13"><text:s text:c="4"/>alien = Alien.move_alien(alien)</text:p>
            <text:p text:style-name="P13"><text:s text:c="4"/>ship = Ship.move_ship(ship)</text:p>
            <text:p text:style-name="P13"><text:s text:c="4"/>laser = Laser.move_laser(ship)</text:p>
          </table:table-cell>
        </table:table-row>
      </table:table>
      <text:p text:style-name="P7"><text:span text:style-name="Teletype"><text:span text:style-name="T6"/></text:span></text:p>
      <text:p text:style-name="P10"><text:span text:style-name="Teletype"><text:span text:style-name="T4">Solution</text:span></text:span></text:p>
      <text:p text:style-name="P7"><text:span text:style-name="Teletype"><text:span text:style-name="T2"/></text:span></text:p>
      <text:p text:style-name="P7"><text:span text:style-name="Teletype"><text:span text:style-name="T1">Here are the modified files:</text:span></text:span></text:p>
      <table:table table:name="Table103" table:style-name="Table103">
        <table:table-column table:style-name="Table103.A"/>
        <table:table-row>
          <table:table-cell table:style-name="Table103.A1" office:value-type="string">
            <text:p text:style-name="P13"># file: Ship.py</text:p>
            <text:p text:style-name="P13"/>
            <text:p text:style-name="P15">from util import *</text:p>
            <text:p text:style-name="P15"/>
            <text:p text:style-name="P13">... as before ...</text:p>
            <text:p text:style-name="P13"/>
            <text:p text:style-name="P15">def move_ship(ship):</text:p>
            <text:p text:style-name="P15"><text:s text:c="4"/>ship["rect"].x, ship["speed"][0] = move(ship["rect"].x, ship["speed"][0],\ </text:p>
            <text:p text:style-name="P15"><text:s text:c="39"/>WIDTH - ship["rect"].w)</text:p>
            <text:p text:style-name="P15"><text:s text:c="4"/>ship["speed"] = [0, 0]</text:p>
            <text:p text:style-name="P15"><text:s text:c="4"/>return ship</text:p>
          </table:table-cell>
        </table:table-row>
      </table:table>
      <text:p text:style-name="P7"><text:span text:style-name="Teletype"><text:span text:style-name="T2"/></text:span></text:p>
      <table:table table:name="Table101" table:style-name="Table101">
        <table:table-column table:style-name="Table101.A"/>
        <table:table-row>
          <table:table-cell table:style-name="Table101.A1" office:value-type="string">
            <text:p text:style-name="P13"># file: Laser.py</text:p>
            <text:p text:style-name="P13"/>
            <text:p text:style-name="P15">from util import *</text:p>
            <text:p text:style-name="P13"/>
            <text:p text:style-name="P13">... as before ...</text:p>
            <text:p text:style-name="P15"/>
            <text:p text:style-name="P13">ALIEN_Y_INCREMENT = 10</text:p>
            <text:p text:style-name="P15"/>
            <text:p text:style-name="P15">def move_laser(laser): <text:s text:c="3"/></text:p>
            <text:p text:style-name="P15"><text:s text:c="4"/>if laser["alive"]:</text:p>
            <text:p text:style-name="P15"><text:s text:c="8"/>laser["rect"].y, laser["speed"][1] = move(laser["rect"].y,\ <text:s/></text:p>
            <text:p text:style-name="P15"><text:s text:c="38"/>laser["speed"][1], HEIGHT - laser["rect"].h)</text:p>
            <text:p text:style-name="P15"><text:s text:c="8"/>if laser["rect"].y &lt; SCORE_HEIGHT:</text:p>
            <text:p text:style-name="P15"><text:s text:c="12"/>laser["alive"] = False</text:p>
            <text:p text:style-name="P15"><text:s text:c="4"/>return laser</text:p>
          </table:table-cell>
        </table:table-row>
      </table:table>
      <text:p text:style-name="P7"><text:span text:style-name="Teletype"><text:span text:style-name="T2"/></text:span></text:p>
      <table:table table:name="Table102" table:style-name="Table102">
        <table:table-column table:style-name="Table102.A"/>
        <table:table-row>
          <table:table-cell table:style-name="Table102.A1" office:value-type="string">
            <text:p text:style-name="P13"># file: simplygalaxian.py</text:p>
            <text:p text:style-name="P13">... as before ...</text:p>
            <text:p text:style-name="P13"/>
            <text:p text:style-name="P13">collides = False</text:p>
            <text:p text:style-name="P13">while 1:</text:p>
            <text:p text:style-name="P13"><text:s text:c="4"/></text:p>
            <text:p text:style-name="P13"><text:s text:c="4"/>... as before ...</text:p>
            <text:p text:style-name="P13"/>
            <text:p text:style-name="P13"><text:s text:c="4"/>surface.fill(BLACK)</text:p>
            <text:p text:style-name="P13"/>
            <text:p text:style-name="P13"><text:s text:c="4"/>if not collides:</text:p>
            <text:p text:style-name="P15"><text:s text:c="8"/>alien = Alien.move_alien(alien)</text:p>
            <text:p text:style-name="P15"><text:s text:c="8"/>ship = Ship.move_ship(ship)</text:p>
            <text:p text:style-name="P15"><text:s text:c="8"/>laser = Laser.move_laser(laser)</text:p>
            <text:p text:style-name="P15"/>
            <text:p text:style-name="P13">... as before ...</text:p>
          </table:table-cell>
        </table:table-row>
      </table:table>
      <text:p text:style-name="P7"><text:span text:style-name="Teletype"><text:span text:style-name="T2"/></text:span></text:p>
      <text:p text:style-name="P10"><text:span text:style-name="Teletype"><text:span text:style-name="T4">Four move Functions???</text:span></text:span></text:p>
      <text:p text:style-name="P7"><text:span text:style-name="Teletype"><text:span text:style-name="T2"/></text:span></text:p>
      <text:p text:style-name="P7"><text:span text:style-name="Teletype"><text:span text:style-name="T8">Now I'm going to do something that seem mysterious and redundant at first. But it's important because the type of program decomposition (into modules) that we're doing is actually related to object-oriented decomposition of a problem. I won't explain why I want to do this but this will be clear some day when we talk about object-oriented programming.</text:span></text:span></text:p>
      <text:p text:style-name="P7"><text:span text:style-name="Teletype"><text:span text:style-name="T6"/></text:span></text:p>
      <text:p text:style-name="P7"><text:span text:style-name="Teletype"><text:span text:style-name="T8">I want to have four different move functions. There's already a move function in util.py. Correct?</text:span></text:span></text:p>
      <text:p text:style-name="P7"><text:span text:style-name="Teletype"><text:span text:style-name="T6"/></text:span></text:p>
      <text:p text:style-name="P7"><text:span text:style-name="Teletype"><text:span text:style-name="T8">I want you to modify Alien.py as follows:</text:span></text:span></text:p>
      <table:table table:name="Table104" table:style-name="Table104">
        <table:table-column table:style-name="Table104.A"/>
        <table:table-row>
          <table:table-cell table:style-name="Table104.A1" office:value-type="string">
            <text:p text:style-name="P13">import pygame, random</text:p>
            <text:p text:style-name="P13">pygame.init()</text:p>
            <text:p text:style-name="P13">random.seed()</text:p>
            <text:p text:style-name="P13"/>
            <text:p text:style-name="P13">from CONSTANTS import *</text:p>
            <text:p text:style-name="P15">import util</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 SCORE_HEIGHT])</text:p>
            <text:p text:style-name="P13"><text:s text:c="4"/>alien["speed"] = [1, 0]</text:p>
            <text:p text:style-name="P13"><text:s text:c="4"/>return alien</text:p>
            <text:p text:style-name="P13"/>
            <text:p text:style-name="P13">ALIEN_Y_INCREMENT = 10</text:p>
            <text:p text:style-name="P13"/>
            <text:p text:style-name="P15">def move(alien):</text:p>
            <text:p text:style-name="P15"><text:s text:c="4"/>alien["rect"].x, alien["speed"][0] = util.move(alien["rect"].x,</text:p>
            <text:p text:style-name="P15"><text:s text:c="38"/>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6"/></text:span></text:p>
      <text:p text:style-name="P7"><text:span text:style-name="Teletype"><text:span text:style-name="T8">I'm changing </text:span></text:span><text:span text:style-name="Teletype"><text:span text:style-name="T19">move_alien</text:span></text:span><text:span text:style-name="Teletype"><text:span text:style-name="T8"> to </text:span></text:span><text:span text:style-name="Teletype"><text:span text:style-name="T19">move</text:span></text:span><text:span text:style-name="Teletype"><text:span text:style-name="T8">. Since there are now two </text:span></text:span><text:span text:style-name="Teletype"><text:span text:style-name="T19">move</text:span></text:span><text:span text:style-name="Teletype"><text:span text:style-name="T8">s here (one in Alien.py and one in the util.py), I need to make sure that I'm not doing “from util import *”. I have to do “import util” so that the </text:span></text:span><text:span text:style-name="Teletype"><text:span text:style-name="T19">move</text:span></text:span><text:span text:style-name="Teletype"><text:span text:style-name="T8"> function in util.py is </text:span></text:span><text:span text:style-name="Teletype"><text:span text:style-name="T19">util.move</text:span></text:span><text:span text:style-name="Teletype"><text:span text:style-name="T8"> otherwise the </text:span></text:span><text:span text:style-name="Teletype"><text:span text:style-name="T19">move</text:span></text:span><text:span text:style-name="Teletype"><text:span text:style-name="T8"> function in util becomes </text:span></text:span><text:span text:style-name="Teletype"><text:span text:style-name="T19">move</text:span></text:span><text:span text:style-name="Teletype"><text:span text:style-name="T8"> in Alien.py and Python will do the wrong thing. Make sure you see this point. Ask questions if you need to!</text:span></text:span></text:p>
      <text:p text:style-name="P7"><text:span text:style-name="Teletype"><text:span text:style-name="T6"/></text:span></text:p>
      <text:p text:style-name="P7"><text:span text:style-name="Teletype"><text:span text:style-name="T8">Now that the move_alien function is change to move, I need to update my simplegalaxian.py as follows. Look for this piece of code in simplegalaxian.py:</text:span></text:span></text:p>
      <text:p text:style-name="P7"><text:span text:style-name="Teletype"><text:span text:style-name="T6"/></text:span></text:p>
      <table:table table:name="Table105" table:style-name="Table105">
        <table:table-column table:style-name="Table105.A"/>
        <table:table-row>
          <table:table-cell table:style-name="Table105.A1" office:value-type="string">
            <text:p text:style-name="P13">if not collides:</text:p>
            <text:p text:style-name="P13"><text:s text:c="4"/>alien = Alien.move_alien(alien)</text:p>
            <text:p text:style-name="P13"><text:s text:c="4"/>ship = Ship.move_ship(ship)</text:p>
            <text:p text:style-name="P13"><text:s text:c="4"/>laser = Laser.move_laser(laser)</text:p>
          </table:table-cell>
        </table:table-row>
      </table:table>
      <text:p text:style-name="P7"><text:span text:style-name="Teletype"><text:span text:style-name="T6"/></text:span></text:p>
      <text:p text:style-name="P7"><text:soft-page-break/><text:span text:style-name="Teletype"><text:span text:style-name="T8">and change it to:</text:span></text:span></text:p>
      <text:p text:style-name="P7"><text:span text:style-name="Teletype"><text:span text:style-name="T6"/></text:span></text:p>
      <table:table table:name="Table106" table:style-name="Table106">
        <table:table-column table:style-name="Table106.A"/>
        <table:table-row>
          <table:table-cell table:style-name="Table106.A1" office:value-type="string">
            <text:p text:style-name="P13">if not collides:</text:p>
            <text:p text:style-name="P15"><text:s text:c="4"/>alien = Alien.move(alien)</text:p>
            <text:p text:style-name="P13"><text:s text:c="4"/>ship = Ship.move_ship(ship)</text:p>
            <text:p text:style-name="P13"><text:s text:c="4"/>laser = Laser.move_laser(laser)</text:p>
          </table:table-cell>
        </table:table-row>
      </table:table>
      <text:p text:style-name="P7"><text:span text:style-name="Teletype"><text:span text:style-name="T6"/></text:span></text:p>
      <text:p text:style-name="P7"><text:span text:style-name="Teletype"><text:span text:style-name="T8">Run your program and make sure it works correctly.</text:span></text:span></text:p>
      <text:p text:style-name="P7"><text:span text:style-name="Teletype"><text:span text:style-name="T6"/></text:span></text:p>
      <text:p text:style-name="P7"><text:span text:style-name="Teletype"><text:span text:style-name="T8">Exercise. Modify Ship.py and Laser.py so that the above code segment in simplegalaxian.py becomes:</text:span></text:span></text:p>
      <table:table table:name="Table107" table:style-name="Table107">
        <table:table-column table:style-name="Table107.A"/>
        <table:table-row>
          <table:table-cell table:style-name="Table107.A1" office:value-type="string">
            <text:p text:style-name="P13">if not collides:</text:p>
            <text:p text:style-name="P16"><text:s text:c="4"/>alien = Alien.move(alien)</text:p>
            <text:p text:style-name="P15"><text:s text:c="4"/>ship = Ship.move(ship)</text:p>
            <text:p text:style-name="P15"><text:s text:c="4"/>laser = Laser.move(laser)</text:p>
          </table:table-cell>
        </table:table-row>
      </table:table>
      <text:p text:style-name="P7"><text:span text:style-name="Teletype"><text:span text:style-name="T6"/></text:span></text:p>
      <text:p text:style-name="P7"><text:span text:style-name="Teletype"><text:span text:style-name="T8">I won't bother giving your the modifications to Ship.py and Laser.py since they are pretty similar to the changes for Alien.py.</text:span></text:span></text:p>
      <text:p text:style-name="P10"><text:span text:style-name="Teletype"><text:span text:style-name="T4">Solution</text:span></text:span><text:span text:style-name="Teletype"><text:span text:style-name="T1"><text:line-break/></text:span></text:span></text:p>
      <text:p text:style-name="P7"><text:span text:style-name="Teletype"><text:span text:style-name="T8">Here are the modified files:</text:span></text:span></text:p>
      <text:p text:style-name="P7"><text:span text:style-name="Teletype"><text:span text:style-name="T6"/></text:span></text:p>
      <text:p text:style-name="P10"><text:span text:style-name="Teletype"><text:span text:style-name="T4">Simple Galaxian: blit functions</text:span></text:span></text:p>
      <text:p text:style-name="P7"><text:span text:style-name="Teletype"><text:span text:style-name="T2"/></text:span></text:p>
      <text:p text:style-name="P7"><text:span text:style-name="Teletype"><text:span text:style-name="T8">Now move all the blit code to the respect module. For instance</text:span></text:span></text:p>
      <table:table table:name="Table108" table:style-name="Table108">
        <table:table-column table:style-name="Table108.A"/>
        <table:table-row>
          <table:table-cell table:style-name="Table108.A1" office:value-type="string">
            <text:p text:style-name="P13">surface.blit(alien["image"], alien["rect"])</text:p>
          </table:table-cell>
        </table:table-row>
      </table:table>
      <text:p text:style-name="P7"><text:span text:style-name="Teletype"><text:span text:style-name="T8">Call the function </text:span></text:span><text:span text:style-name="Teletype"><text:span text:style-name="T19">draw</text:span></text:span><text:span text:style-name="Teletype"><text:span text:style-name="T8">. Note that the above statement requires </text:span></text:span><text:span text:style-name="Teletype"><text:span text:style-name="T19">surface</text:span></text:span><text:span text:style-name="Teletype"><text:span text:style-name="T8"> and </text:span></text:span><text:span text:style-name="Teletype"><text:span text:style-name="T19">alien</text:span></text:span><text:span text:style-name="Teletype"><text:span text:style-name="T8">. After the draw function in Alien is written the above code in simplegalaxian.py becomes:</text:span></text:span></text:p>
      <table:table table:name="Table109" table:style-name="Table109">
        <table:table-column table:style-name="Table109.A"/>
        <table:table-row>
          <table:table-cell table:style-name="Table109.A1" office:value-type="string">
            <text:p text:style-name="P13">Alien.draw(surface, alien)</text:p>
          </table:table-cell>
        </table:table-row>
      </table:table>
      <text:p text:style-name="P7"><text:span text:style-name="Teletype"><text:span text:style-name="T6"/></text:span></text:p>
      <text:p text:style-name="P7"><text:span text:style-name="Teletype"><text:span text:style-name="T8">Likewise</text:span></text:span></text:p>
      <table:table table:name="Table110" table:style-name="Table110">
        <table:table-column table:style-name="Table110.A"/>
        <table:table-row>
          <table:table-cell table:style-name="Table110.A1" office:value-type="string">
            <text:p text:style-name="P13">surface.blit(ship["image"], ship["rect"])</text:p>
          </table:table-cell>
        </table:table-row>
      </table:table>
      <text:p text:style-name="P7"><text:span text:style-name="Teletype"><text:span text:style-name="T8">Should be placed in Ship.py as the draw function. </text:span></text:span></text:p>
      <text:p text:style-name="P7"><text:span text:style-name="Teletype"><text:span text:style-name="T6"/></text:span></text:p>
      <text:p text:style-name="P7"><text:span text:style-name="Teletype"><text:span text:style-name="T8">And finally the following code:</text:span></text:span></text:p>
      <table:table table:name="Table111" table:style-name="Table111">
        <table:table-column table:style-name="Table111.A"/>
        <table:table-row>
          <table:table-cell table:style-name="Table111.A1" office:value-type="string">
            <text:p text:style-name="P13">if laser["alive"]:</text:p>
            <text:p text:style-name="P13"><text:s text:c="4"/>pygame.draw.rect(surface, RED, laser["rect"])</text:p>
          </table:table-cell>
        </table:table-row>
      </table:table>
      <text:p text:style-name="P7"><text:span text:style-name="Teletype"><text:span text:style-name="T8">Should be placed in the draw function in Laser.py.</text:span></text:span></text:p>
      <text:p text:style-name="P7"><text:span text:style-name="Teletype"><text:span text:style-name="T6"/></text:span></text:p>
      <text:p text:style-name="P7"><text:span text:style-name="Teletype"><text:span text:style-name="T8">Once all the three draw functions are written, the following code in simplegalaxian.py:</text:span></text:span></text:p>
      <table:table table:name="Table112" table:style-name="Table112">
        <table:table-column table:style-name="Table112.A"/>
        <table:table-row>
          <table:table-cell table:style-name="Table112.A1" office:value-type="string">
            <text:p text:style-name="P13">surface.blit(alien["image"], alien["rect"])</text:p>
            <text:p text:style-name="P13">surface.blit(ship["image"], ship["rect"])</text:p>
            <text:p text:style-name="P13">if laser["alive"]:</text:p>
            <text:p text:style-name="P13"><text:s text:c="4"/>pygame.draw.rect(surface, RED, laser["rect"])</text:p>
          </table:table-cell>
        </table:table-row>
      </table:table>
      <text:p text:style-name="P7"><text:span text:style-name="Teletype"><text:span text:style-name="T8">Is replaced by</text:span></text:span></text:p>
      <table:table table:name="Table113" table:style-name="Table113">
        <table:table-column table:style-name="Table113.A"/>
        <table:table-row>
          <table:table-cell table:style-name="Table113.A1" office:value-type="string">
            <text:p text:style-name="P13">Alien.draw(surface, alien)</text:p>
            <text:p text:style-name="P13">Ship.draw(surface, ship)</text:p>
            <text:p text:style-name="P13">Laser.draw(surface, laser)</text:p>
          </table:table-cell>
        </table:table-row>
      </table:table>
      <text:p text:style-name="P7"><text:span text:style-name="Teletype"><text:span text:style-name="T6"/></text:span></text:p>
      <text:p text:style-name="P7"><text:span text:style-name="Teletype"><text:span text:style-name="T8">Now in this case, although the statements are shorter and you do not see the keys in the dictionary, the length of the code is only one line shorter than before. But you realize that an alien and a ship and a laser looks very similar – at least in terms of the code you execute on them. </text:span></text:span></text:p>
      <text:p text:style-name="P7"><text:span text:style-name="Teletype"><text:span text:style-name="T6"/></text:span></text:p>
      <text:p text:style-name="P7"><text:span text:style-name="Teletype"><text:span text:style-name="T2"/></text:span></text:p>
      <text:p text:style-name="P10"><text:span text:style-name="Teletype"><text:span text:style-name="T4">The Big Picture</text:span></text:span></text:p>
      <text:p text:style-name="P7"><text:span text:style-name="Teletype"><text:span text:style-name="T2"/></text:span></text:p>
      <text:p text:style-name="P7"><text:span text:style-name="Teletype"><text:span text:style-name="T8">I will stop here and give you the big picture.</text:span></text:span></text:p>
      <text:p text:style-name="P7"><text:span text:style-name="Teletype"><text:span text:style-name="T6"/></text:span></text:p>
      <text:p text:style-name="P7"><text:span text:style-name="Teletype"><text:span text:style-name="T8">The goal is to see only the dictionaries alien, ship, laser, explosion in simplegalaxian. </text:span></text:span></text:p>
      <text:p text:style-name="P7"><text:span text:style-name="Teletype"><text:span text:style-name="T6"/></text:span></text:p>
      <text:p text:style-name="P7"><text:span text:style-name="Teletype"><text:span text:style-name="T8">Whenever the code goes deeper into the dictionaries to use the key-value pairs, the code should be moved to the appropriate module.</text:span></text:span></text:p>
      <text:p text:style-name="P7"><text:span text:style-name="Teletype"><text:span text:style-name="T6"/></text:span></text:p>
      <text:p text:style-name="P7"><text:span text:style-name="Teletype"><text:span text:style-name="T8">This allows the program to be developed at two different levels. This has (at least!) two benefits. First this allows you to work with less code at one time. Of course when you need to work with the code you have to figure out where the code lies. For instance if you want to add something to the way an alien works, you either look at simplegalaxian and search for alien or you go to Alien.py. </text:span></text:span></text:p>
      <text:p text:style-name="P7"><text:span text:style-name="Teletype"><text:span text:style-name="T6"/></text:span></text:p>
      <text:p text:style-name="P7"><text:span text:style-name="Teletype"><text:span text:style-name="T8">Another benefit is that when a program is made up of pieces, it's easier for a team to work on the program together.</text:span></text:span></text:p>
      <text:p text:style-name="P7"><text:span text:style-name="Teletype"><text:span text:style-name="T6"/></text:span></text:p>
      <text:p text:style-name="P7"><text:span text:style-name="Teletype"><text:span text:style-name="T8">Now a challenge for you is to complete the program decomposition so that simplegalaxian.py does not need to use the keys of the dictionaries. There are also some code that can be packaged up into functions in util.py. Here are some suggestions:</text:span></text:span></text:p>
      <text:list text:style-name="L6">
        <text:list-item>
          <text:p text:style-name="P22"><text:span text:style-name="Teletype"><text:span text:style-name="T8">Write a function wipeacross that displays the text when the game ends. Put the function in util.py</text:span></text:span></text:p>
        </text:list-item>
        <text:list-item>
          <text:p text:style-name="P22"><text:span text:style-name="Teletype"><text:span text:style-name="T8">For ship and laser write functions to process the keypress. Call the functions process_keypress.</text:span></text:span></text:p>
        </text:list-item>
        <text:list-item>
          <text:p text:style-name="P22"><text:span text:style-name="Teletype"><text:span text:style-name="T8">Etc.</text:span></text:span></text:p>
        </text:list-item>
      </text:list>
      <text:p text:style-name="P7"><text:span text:style-name="Teletype"><text:span text:style-name="T6"/></text:span></text:p>
      <text:p text:style-name="P7"><text:span text:style-name="Teletype"><text:span text:style-name="T8">Another challenge: Once you're done you will find that your simplegalaxian.py is really simple. But something else strikes you: Some functions in Alien.py, Ship.py, Laser.py, Explosion.py are actually very similar. Even if there are not, you can “massage” some of them into a similar form. For instance look at the move function in Alien.py:</text:span></text:span></text:p>
      <table:table table:name="Table124" table:style-name="Table124">
        <table:table-column table:style-name="Table124.A"/>
        <table:table-row>
          <table:table-cell table:style-name="Table124.A1" office:value-type="string">
            <text:p text:style-name="P13">def move(alien):</text:p>
            <text:p text:style-name="P13"><text:s text:c="4"/>alien["rect"].x, alien["speed"][0] = util.move(alien["rect"].x, \</text:p>
            <text:p text:style-name="P13"><text:s text:c="33"/>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8">And the move function in Ship.py</text:span></text:span></text:p>
      <table:table table:name="Table125" table:style-name="Table125">
        <table:table-column table:style-name="Table125.A"/>
        <table:table-row>
          <table:table-cell table:style-name="Table125.A1" office:value-type="string">
            <text:p text:style-name="P13">def move(ship):</text:p>
            <text:p text:style-name="P13"><text:s text:c="4"/>ship["rect"].x, ship["speed"][0] = util.move(ship["rect"].x, \ </text:p>
            <text:p text:style-name="P13"><text:s text:c="35"/>ship["speed"][0], WIDTH - ship["rect"].w)</text:p>
            <text:p text:style-name="P13"><text:s text:c="4"/>ship["speed"] = [0, 0]</text:p>
            <text:p text:style-name="P13"><text:s text:c="4"/>return ship</text:p>
          </table:table-cell>
        </table:table-row>
      </table:table>
      <text:p text:style-name="P7"><text:span text:style-name="Teletype"><text:span text:style-name="T6"/></text:span></text:p>
      <text:p text:style-name="P7"><text:span text:style-name="Teletype"><text:span text:style-name="T8">Do you see that the first line of both functions are very similar???</text:span></text:span></text:p>
      <text:p text:style-name="P7"><text:span text:style-name="Teletype"><text:span text:style-name="T6"/></text:span></text:p>
      <text:p text:style-name="P7"><text:span text:style-name="Teletype"><text:span text:style-name="T8">One possibility is to create another level in your program decomposition, something that represents both an alien and a ship. Here's a suggestion: Call the module GameDict.py. In GameDict.py you have a move function:</text:span></text:span></text:p>
      <table:table table:name="Table126" table:style-name="Table126">
        <table:table-column table:style-name="Table126.A"/>
        <text:soft-page-break/>
        <table:table-row>
          <table:table-cell table:style-name="Table126.A1" office:value-type="string">
            <text:p text:style-name="P13"># file: GameDict.py</text:p>
            <text:p text:style-name="P13"/>
            <text:p text:style-name="P13">import util</text:p>
            <text:p text:style-name="P13"/>
            <text:p text:style-name="P13">def move(d):</text:p>
            <text:p text:style-name="P13"><text:s text:c="4"/>d["rect"].x, d["speed"][0] = util.move(d["rect"].x, \ </text:p>
            <text:p text:style-name="P13"><text:s text:c="35"/>d["speed"][0], WIDTH - d["rect"].w)</text:p>
            <text:p text:style-name="P13"><text:s text:c="4"/>return d</text:p>
          </table:table-cell>
        </table:table-row>
      </table:table>
      <text:p text:style-name="P7"><text:span text:style-name="Teletype"><text:span text:style-name="T6"/></text:span></text:p>
      <text:p text:style-name="P7"><text:span text:style-name="Teletype"><text:span text:style-name="T8">With the module you can now rewrite your Alien.py as</text:span></text:span></text:p>
      <table:table table:name="Table127" table:style-name="Table127">
        <table:table-column table:style-name="Table127.A"/>
        <table:table-row>
          <table:table-cell table:style-name="Table127.A1" office:value-type="string">
            <text:p text:style-name="P13"># file: Alien.py</text:p>
            <text:p text:style-name="P13"/>
            <text:p text:style-name="P13">... as before </text:p>
            <text:p text:style-name="P15">import GameDict</text:p>
            <text:p text:style-name="P13">... as before ...</text:p>
            <text:p text:style-name="P13"/>
            <text:p text:style-name="P13">def move(alien):</text:p>
            <text:p text:style-name="P15"><text:s text:c="4"/>GameDict.move(alien)</text:p>
            <text:p text:style-name="P13"><text:s text:c="4"/>if random.randrange(100) == 0:</text:p>
            <text:p text:style-name="P13"><text:s text:c="8"/>alien["rect"].y = alien["rect"].y + ALIEN_Y_INCREMENT</text:p>
            <text:p text:style-name="P13"><text:s text:c="4"/>return alien</text:p>
          </table:table-cell>
        </table:table-row>
      </table:table>
      <text:p text:style-name="P7"><text:span text:style-name="Teletype"><text:span text:style-name="T6"/></text:span></text:p>
      <text:p text:style-name="P7"><text:span text:style-name="Teletype"><text:span text:style-name="T8">And your Ship.py becomes</text:span></text:span></text:p>
      <table:table table:name="Table128" table:style-name="Table128">
        <table:table-column table:style-name="Table128.A"/>
        <table:table-row>
          <table:table-cell table:style-name="Table128.A1" office:value-type="string">
            <text:p text:style-name="P13"># file: Ship.py</text:p>
            <text:p text:style-name="P13"/>
            <text:p text:style-name="P13">... as before </text:p>
            <text:p text:style-name="P15">import GameDict</text:p>
            <text:p text:style-name="P13">... as before ...</text:p>
            <text:p text:style-name="P13"/>
            <text:p text:style-name="P13">def move(ship):</text:p>
            <text:p text:style-name="P15"><text:s text:c="4"/>GameDict.move(ship)</text:p>
            <text:p text:style-name="P13"><text:s text:c="4"/>ship["speed"] = [0, 0]</text:p>
            <text:p text:style-name="P13"><text:s text:c="4"/>return ship</text:p>
          </table:table-cell>
        </table:table-row>
      </table:table>
      <text:p text:style-name="P7"><text:span text:style-name="Teletype"><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1<text:tab/> <text:s text:c="14"/><text:tab/>Pygame Part 4</text:p>
      </style:header>
      <style:footer>
        <text:p text:style-name="MP2">©Yihsiang Liow <text:tab/><text:page-number text:select-page="current">60</text:page-number> of <text:page-count>6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8-01T16:02:43.303298578</dc:date>
    <dc:language>en-US</dc:language>
    <meta:editing-cycles>3175</meta:editing-cycles>
    <meta:editing-duration>P16DT23H11M57S</meta:editing-duration>
    <meta:document-statistic meta:table-count="125" meta:image-count="0" meta:object-count="0" meta:page-count="60" meta:paragraph-count="1660" meta:word-count="10253" meta:character-count="67801" meta:non-whitespace-character-count="53702"/>
    <meta:user-defined meta:name="Info 1"/>
    <meta:user-defined meta:name="Info 2"/>
    <meta:user-defined meta:name="Info 3"/>
    <meta:user-defined meta:name="Info 4"/>
  </office:meta>
</office:document-meta>
</file>